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Iskoola Pota" svg:font-family="'Iskoola Pota'" style:font-pitch="variable"/>
    <style:font-face style:name="Iskoola Pota1" svg:font-family="'Iskoola Pota'" style:font-family-generic="roman" style:font-pitch="variable"/>
    <style:font-face style:name="Iskoola Pota11" svg:font-family="'Iskoola Pota1'"/>
    <style:font-face style:name="Iskoola Pota2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1.0417in"/>
    </style:style>
    <style:style style:name="co3" style:family="table-column">
      <style:table-column-properties fo:break-before="auto" style:column-width="2.2846in"/>
    </style:style>
    <style:style style:name="co4" style:family="table-column">
      <style:table-column-properties fo:break-before="auto" style:column-width="5.0728in"/>
    </style:style>
    <style:style style:name="co5" style:family="table-column">
      <style:table-column-properties fo:break-before="auto" style:column-width="3.0583in"/>
    </style:style>
    <style:style style:name="co6" style:family="table-column">
      <style:table-column-properties fo:break-before="auto" style:column-width="1.1654in"/>
    </style:style>
    <style:style style:name="co7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146in" fo:break-before="auto" style:use-optimal-row-height="true"/>
    </style:style>
    <style:style style:name="ro3" style:family="table-row">
      <style:table-row-properties style:row-height="0.1382in" fo:break-before="auto" style:use-optimal-row-height="false"/>
    </style:style>
    <style:style style:name="ro4" style:family="table-row">
      <style:table-row-properties style:row-height="0.3016in" fo:break-before="auto" style:use-optimal-row-height="false"/>
    </style:style>
    <style:style style:name="ro5" style:family="table-row">
      <style:table-row-properties style:row-height="0.61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000000" style:font-name="Iskoola Pota" fo:font-size="12pt" style:text-underline-style="none" fo:font-weight="normal" style:font-name-asian="Iskoola Pota2" style:font-size-asian="12pt" style:font-weight-asian="normal" style:font-name-complex="Iskoola Pota" style:font-size-complex="12pt" style:font-weight-complex="normal"/>
    </style:style>
    <style:style style:name="ce2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color="#800000" style:font-name="Iskoola Pota" fo:font-size="12pt" style:text-underline-style="none" fo:font-weight="normal" style:font-name-asian="Iskoola Pota2" style:font-size-asian="12pt" style:font-weight-asian="normal" style:font-name-complex="Iskoola Pota" style:font-size-complex="12pt" style:font-weight-complex="normal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color="#000000" style:font-name="Iskoola Pota" fo:font-size="12pt" style:font-size-asian="12pt" style:font-name-complex="Iskoola Pota" style:font-size-complex="12pt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font-name="Iskoola Pota" fo:font-size="12pt" fo:font-style="normal" style:text-underline-style="none" fo:font-weight="normal" style:font-name-asian="Iskoola Pota11" style:font-size-asian="12pt" style:font-style-asian="normal" style:font-weight-asian="normal" style:font-name-complex="Iskoola Pota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Iskoola Pot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si" style:country-asian="LK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Iskoola Pota" fo:font-size="12pt" style:font-size-asian="12pt" style:font-name-complex="Iskoola Pota" style:font-size-complex="12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a" style:text-outline="false" style:text-line-through-style="none" style:text-line-through-type="none" style:font-name="Iskoola Pot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Iskoola Pota1" style:font-size-asian="12pt" style:language-asian="none" style:country-asian="none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00000a" style:text-outline="false" style:text-line-through-style="none" style:text-line-through-type="none" style:font-name="Iskoola Pot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Iskoola Pota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Iskoola Pota" fo:font-size="12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si" style:country-asian="LK" style:font-style-asian="normal" style:font-weight-asian="bold" style:font-name-complex="Iskoola Pota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Iskoola Pot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Iskoola Pota" fo:font-size="12pt" fo:language="en" fo:country="US" fo:font-style="normal" fo:text-shadow="none" style:text-underline-mode="continuous" style:text-overline-mode="continuous" style:text-line-through-mode="continuous" style:font-size-asian="12pt" style:language-asian="en" style:country-asian="US" style:font-style-asian="normal" style:font-name-complex="Iskoola Pota" style:font-size-complex="12pt" style:language-complex="en" style:country-complex="US" style:font-style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text-line-through-type="none" style:font-name="Iskoola Pota" fo:font-size="12pt" fo:language="en" fo:country="US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name-complex="Iskoola Pota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style:font-name="Iskoola Pota" fo:font-size="12pt" style:text-underline-style="none" fo:font-weight="normal" style:font-name-asian="Iskoola Pota2" style:font-size-asian="12pt" style:font-weight-asian="normal" style:font-name-complex="Iskoola Pota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style:font-name="Iskoola Pot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si" style:country-asian="LK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a" style:text-outline="false" style:text-line-through-style="none" style:text-line-through-type="none" style:font-name="Iskoola Pot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style:font-name="Iskoola Pot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fo:color="#00000a" style:text-outline="false" style:text-line-through-style="none" style:text-line-through-type="none" style:font-name="Iskoola Pot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none" style:country-asian="none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1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style:font-name="Iskoola Pot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si" style:country-asian="LK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Iskoola Pot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si" style:country-asian="LK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a" style:text-outline="false" style:text-line-through-style="none" style:text-line-through-type="none" style:font-name="Iskoola Pot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none" style:country-asian="none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Iskoola Pot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Iskoola Pota" fo:font-size="12pt" style:text-underline-style="none" fo:font-weight="normal" style:font-size-asian="12pt" style:font-weight-asian="normal" style:font-name-complex="Iskoola Pota" style:font-size-complex="12pt" style:font-weight-complex="normal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style:font-name="Iskoola Pot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Iskoola Pota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start" fo:margin-left="0in"/>
      <style:text-properties fo:color="#00000a" style:text-outline="false" style:text-line-through-style="none" style:text-line-through-type="none" style:font-name="Iskoola Pota" fo:font-size="12pt" fo:language="si" fo:country="LK" fo:font-style="normal" fo:text-shadow="none" style:text-underline-style="none" fo:font-weight="normal" style:text-underline-mode="continuous" style:text-overline-mode="continuous" style:text-line-through-mode="continuous" style:font-name-asian="Iskoola Pota" style:font-size-asian="12pt" style:language-asian="si" style:country-asian="LK" style:font-style-asian="normal" style:font-weight-asian="normal" style:font-name-complex="Iskoola Pota" style:font-size-complex="12pt" style:language-complex="si" style:country-complex="LK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start" fo:margin-left="0in"/>
      <style:text-properties fo:color="#000000" style:font-name="Iskoola Pota" fo:font-size="12pt" style:text-underline-style="none" fo:font-weight="normal" style:font-name-asian="Iskoola Pota2" style:font-size-asian="12pt" style:font-weight-asian="normal" style:font-name-complex="Iskoola Pota" style:font-size-complex="12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color="#000000" style:font-name="Iskoola Pota" fo:font-size="12pt" style:font-size-asian="12pt" style:font-name-complex="Iskoola Pota" style:font-size-complex="12pt"/>
    </style:style>
    <style:style style:name="ce30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fo:color="#000000" style:font-name="Iskoola Pota" fo:font-size="12pt" style:text-underline-style="none" fo:font-weight="normal" style:font-size-asian="12pt" style:font-weight-asian="normal" style:font-name-complex="Iskoola Pota" style:font-size-complex="12pt" style:font-weight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a" style:font-name="Iskoola Pota" fo:font-size="12pt" fo:language="none" fo:country="none" style:font-name-asian="Iskoola Pota1" style:font-size-asian="12pt" style:language-asian="none" style:country-asian="none" style:font-name-complex="Iskoola Pota" style:font-size-complex="12pt"/>
    </style:style>
    <style:style style:name="ce3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fo:color="#000000" style:font-name="Iskoola Pota" fo:font-size="12pt" style:font-size-asian="12pt" style:font-name-complex="Iskoola Pota" style:font-size-complex="12pt"/>
    </style:style>
    <style:style style:name="ce33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 fo:margin-left="0in"/>
      <style:text-properties fo:color="#000000" style:font-name="Iskoola Pota" fo:font-size="12pt" style:font-name-asian="Iskoola Pota2" style:font-size-asian="12pt" style:font-name-complex="Iskoola Pota" style:font-size-complex="12pt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000000" style:font-name="Iskoola Pota" fo:font-size="12pt" style:text-underline-style="none" fo:font-weight="normal" style:font-name-asian="Iskoola Pota2" style:font-size-asian="12pt" style:font-weight-asian="normal" style:font-name-complex="Iskoola Pota" style:font-size-complex="12pt" style:font-weight-complex="normal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fo:color="#800000" style:font-name="Iskoola Pota" fo:font-size="12pt" style:text-underline-style="none" fo:font-weight="normal" style:font-name-asian="Iskoola Pota2" style:font-size-asian="12pt" style:font-weight-asian="normal" style:font-name-complex="Iskoola Pota" style:font-size-complex="12pt" style:font-weight-complex="normal"/>
    </style:style>
    <style:style style:name="T1" style:family="text">
      <style:text-properties fo:color="#00000a" style:font-name="Iskoola Pota" fo:font-size="12pt" fo:language="none" fo:country="none" style:language-asian="none" style:country-asian="none" style:font-name-asian="Iskoola Pota" style:font-size-asian="12pt" style:font-size-complex="12pt"/>
    </style:style>
    <style:style style:name="T2" style:family="text">
      <style:text-properties fo:color="#00000a" style:font-name="Iskoola Pota" fo:font-size="12pt" fo:language="none" fo:country="none" style:language-asian="none" style:country-asian="none" style:font-name-asian="Iskoola Pota" style:font-size-asian="12pt"/>
    </style:style>
    <style:style style:name="T3" style:family="text">
      <style:text-properties fo:color="#00000a" style:font-name="Iskoola Pota" fo:font-size="11pt" fo:language="none" fo:country="none" style:language-asian="none" style:country-asian="none" style:font-name-asian="Iskoola Pota" style:font-size-asian="12pt"/>
    </style:style>
    <style:style style:name="T4" style:family="text">
      <style:text-properties fo:color="#00000a" style:font-name="Iskoola Pota" fo:language="none" fo:country="none" style:language-asian="none" style:country-asian="none" style:font-name-asian="Iskoola Pota" style:font-size-asian="12pt" fo:font-size="12pt" style:font-size-complex="12pt"/>
    </style:style>
    <style:style style:name="T5" style:family="text">
      <style:text-properties fo:color="#00000a" style:font-name="Iskoola Pota" fo:language="none" fo:country="none" style:language-asian="none" style:country-asian="none" style:font-name-asian="Iskoola Pota" style:font-size-asian="12pt" fo:font-size="12pt"/>
    </style:style>
    <style:style style:name="T6" style:family="text">
      <style:text-properties fo:color="#00000a" style:font-name="Calibri" fo:font-size="12pt" fo:language="none" fo:country="none" style:language-asian="none" style:country-asian="none" style:font-name-asian="Iskoola Pota" style:font-size-asian="12pt" style:font-size-complex="12pt"/>
    </style:style>
    <style:style style:name="T7" style:family="text">
      <style:text-properties fo:color="#00000a" style:font-name="Calibri" fo:font-size="12pt" fo:language="none" fo:country="none" style:language-asian="none" style:country-asian="none" style:font-name-asian="Iskoola Pota" style:font-size-asian="12pt"/>
    </style:style>
    <style:style style:name="T8" style:family="text">
      <style:text-properties fo:language="none" fo:country="none" style:language-asian="none" style:country-asian="none" style:font-name-asian="Iskoola Pota" style:font-size-asian="12pt" style:font-size-complex="12pt"/>
    </style:style>
    <style:style style:name="T9" style:family="text">
      <style:text-properties fo:language="none" fo:country="none" style:language-asian="none" style:country-asian="none" style:font-name-asian="Iskoola Pota" style:font-size-asian="12pt"/>
    </style:style>
    <style:style style:name="T10" style:family="text">
      <style:text-properties fo:color="#00000a" style:font-name="Calibri" fo:font-size="11pt" fo:language="none" fo:country="none" style:language-asian="none" style:country-asian="none" style:font-name-asian="Iskoola Pota" style:font-size-asian="12pt"/>
    </style:style>
    <style:style style:name="T11" style:family="text">
      <style:text-properties fo:color="#00000a" style:font-name="Calibri" fo:language="none" fo:country="none" style:language-asian="none" style:country-asian="none" style:font-name-asian="Iskoola Pota" style:font-size-asian="12pt" fo:font-size="12pt" style:font-size-complex="12pt"/>
    </style:style>
    <style:style style:name="T12" style:family="text">
      <style:text-properties fo:color="#00000a" style:font-name="Calibri" fo:language="none" fo:country="none" style:language-asian="none" style:country-asian="none" style:font-name-asian="Iskoola Pota" style:font-size-asian="12pt" fo:font-size="12pt"/>
    </style:style>
    <style:style style:name="T13" style:family="text">
      <style:text-properties fo:color="#00000a" style:font-name="Calibri" fo:font-size="12pt" style:letter-kerning="true" fo:language="none" fo:country="none" style:language-asian="none" style:country-asian="none" style:font-name-asian="Iskoola Pota" style:font-size-asian="12pt" style:font-size-complex="12pt"/>
    </style:style>
    <style:style style:name="T14" style:family="text">
      <style:text-properties fo:font-size="11pt" fo:language="none" fo:country="none" style:language-asian="none" style:country-asian="none" style:font-name-asian="Iskoola Pota" style:font-size-asian="12pt"/>
    </style:style>
    <style:style style:name="T15" style:family="text">
      <style:text-properties fo:language="none" fo:country="none" style:language-asian="none" style:country-asian="none" style:font-name-asian="Iskoola Pota" style:font-size-asian="12pt" fo:font-size="12pt" style:font-size-complex="12pt"/>
    </style:style>
    <style:style style:name="T16" style:family="text">
      <style:text-properties fo:language="none" fo:country="none" style:language-asian="none" style:country-asian="none" style:font-name-asian="Iskoola Pota" style:font-size-asian="12pt" fo:font-size="12pt"/>
    </style:style>
    <style:style style:name="T17" style:family="text">
      <style:text-properties fo:color="#00000a" fo:font-size="12pt" fo:language="none" fo:country="none" style:language-asian="none" style:country-asian="none" style:font-name-asian="Iskoola Pota" style:font-size-asian="12pt" style:font-size-complex="12pt" style:font-name="Iskoola Pota"/>
    </style:style>
    <style:style style:name="T18" style:family="text">
      <style:text-properties fo:color="#00000a" fo:font-size="12pt" fo:language="none" fo:country="none" style:language-asian="none" style:country-asian="none" style:font-name-asian="Iskoola Pota" style:font-size-asian="12pt" style:font-size-complex="12pt" style:font-name="Calibri"/>
    </style:style>
    <style:style style:name="T19" style:family="text">
      <style:text-properties fo:color="#00000a" fo:font-size="12pt" fo:language="none" fo:country="none" style:language-asian="none" style:country-asian="none" style:font-name-asian="Iskoola Pota" style:font-size-asian="12pt" style:font-name="Calibri"/>
    </style:style>
    <style:style style:name="T20" style:family="text">
      <style:text-properties fo:color="#00000a" fo:font-size="12pt" fo:language="none" fo:country="none" style:language-asian="none" style:country-asian="none" style:font-name-asian="Iskoola Pota" style:font-size-asian="12pt" style:font-name="Iskoola Pota"/>
    </style:style>
    <style:style style:name="T21" style:family="text">
      <style:text-properties fo:color="#00000a" style:font-name="Iskoola Pota" fo:font-size="12pt" style:letter-kerning="true" fo:language="none" fo:country="none" style:language-asian="none" style:country-asian="none" style:font-name-asian="Iskoola Pota" style:font-size-asian="12pt" style:font-size-complex="12pt"/>
    </style:style>
    <style:style style:name="T22" style:family="text">
      <style:text-properties style:font-name="Calibri" fo:language="none" fo:country="none" style:language-asian="none" style:country-asian="none" style:font-name-asian="Iskoola Pota" style:font-size-asian="12pt" style:font-size-complex="12pt"/>
    </style:style>
    <style:style style:name="T23" style:family="text">
      <style:text-properties fo:language="none" fo:country="none" style:language-asian="none" style:country-asian="none" style:font-name-asian="Iskoola Pota" style:font-size-asian="12pt" style:font-size-complex="12pt" style:font-name="Iskoola Pota"/>
    </style:style>
    <style:style style:name="T24" style:family="text">
      <style:text-properties fo:language="none" fo:country="none" style:language-asian="none" style:country-asian="none" style:font-name-asian="Iskoola Pota" style:font-size-asian="12pt" style:font-size-complex="12pt" style:font-name="Calibri"/>
    </style:style>
    <style:style style:name="T25" style:family="text">
      <style:text-properties style:font-name="Iskoola Pota" fo:font-size="12pt" style:font-size-asian="12pt" style:font-size-complex="12pt"/>
    </style:style>
    <style:style style:name="T26" style:family="text">
      <style:text-properties style:font-name="Iskoola Pota" fo:font-size="12pt" style:font-size-asian="12pt" style:font-name-asian="Iskoola Pota"/>
    </style:style>
    <style:style style:name="T27" style:family="text">
      <style:text-properties fo:font-weight="normal" fo:language="none" fo:country="none" style:language-asian="none" style:country-asian="none" style:font-name-asian="Iskoola Pota" style:font-size-asian="12pt" style:font-size-complex="12pt" style:font-weight-asian="normal" style:font-weight-complex="normal"/>
    </style:style>
    <style:style style:name="T28" style:family="text">
      <style:text-properties fo:font-weight="normal" fo:language="none" fo:country="none" style:language-asian="none" style:country-asian="none" style:font-name-asian="Iskoola Pota" style:font-size-asian="12pt" style:font-size-complex="12pt" style:font-weight-asian="normal" style:font-weight-complex="normal" style:text-underline-style="solid" style:text-underline-width="auto" style:text-underline-color="font-color"/>
    </style:style>
    <style:style style:name="T29" style:family="text">
      <style:text-properties fo:font-size="11pt" fo:font-weight="normal" style:text-underline-style="none" style:text-underline-color="font-color" fo:language="none" fo:country="none" style:language-asian="none" style:country-asian="none" style:font-name-asian="Iskoola Pota" style:font-size-asian="12pt" style:font-weight-asian="normal" style:font-weight-complex="normal"/>
    </style:style>
    <style:style style:name="T30" style:family="text">
      <style:text-properties fo:font-weight="normal" style:text-underline-style="none" style:text-underline-color="font-color" fo:language="none" fo:country="none" style:language-asian="none" style:country-asian="none" style:font-name-asian="Iskoola Pota" style:font-size-asian="12pt" style:font-weight-asian="normal" style:font-weight-complex="normal" fo:font-size="12pt" style:font-size-complex="12pt"/>
    </style:style>
    <style:style style:name="T31" style:family="text">
      <style:text-properties fo:color="#000000" fo:font-size="11pt" fo:font-weight="normal" style:text-underline-style="none" style:text-underline-color="font-color" fo:language="none" fo:country="none" style:language-asian="none" style:country-asian="none" style:font-name-asian="Iskoola Pota" style:font-size-asian="12pt" style:font-weight-asian="normal" style:font-weight-complex="normal"/>
    </style:style>
    <style:style style:name="T32" style:family="text">
      <style:text-properties fo:color="#000000" fo:font-weight="normal" style:text-underline-style="none" style:text-underline-color="font-color" fo:language="none" fo:country="none" style:language-asian="none" style:country-asian="none" style:font-name-asian="Iskoola Pota" style:font-size-asian="12pt" style:font-weight-asian="normal" style:font-weight-complex="normal" fo:font-size="12pt" style:font-size-complex="12pt"/>
    </style:style>
    <style:style style:name="T33" style:family="text">
      <style:text-properties fo:font-weight="normal" style:text-underline-style="none" style:text-underline-color="font-color" fo:language="none" fo:country="none" style:language-asian="none" style:country-asian="none" style:font-name-asian="Iskoola Pota" style:font-size-asian="12pt" style:font-size-complex="12pt" style:font-weight-asian="normal" style:font-weight-complex="normal"/>
    </style:style>
    <style:style style:name="T34" style:family="text">
      <style:text-properties fo:font-weight="normal" style:text-underline-style="none" style:text-underline-color="font-color" fo:language="none" fo:country="none" style:language-asian="none" style:country-asian="none" style:font-name-asian="Iskoola Pota" style:font-size-asian="12pt" style:font-weight-asian="normal" style:font-weight-complex="normal"/>
    </style:style>
    <style:style style:name="T35" style:family="text">
      <style:text-properties fo:font-weight="normal" style:text-underline-style="none" style:text-underline-color="font-color" fo:language="none" fo:country="none" style:language-asian="none" style:country-asian="none" style:font-name-asian="Iskoola Pota" style:font-size-asian="12pt" style:font-weight-asian="normal" style:font-weight-complex="normal" style:font-size-complex="12pt"/>
    </style:style>
    <style:style style:name="T36" style:family="text">
      <style:text-properties style:font-name="Calibri" fo:font-weight="normal" style:text-underline-style="none" style:text-underline-color="font-color" fo:language="none" fo:country="none" style:language-asian="none" style:country-asian="none" style:font-name-asian="Iskoola Pota" style:font-size-asian="12pt" style:font-size-complex="12pt" style:font-weight-asian="normal" style:font-weight-complex="normal"/>
    </style:style>
    <style:style style:name="T37" style:family="text">
      <style:text-properties fo:font-weight="normal" style:text-underline-style="none" style:text-underline-color="font-color" fo:language="none" fo:country="none" style:language-asian="none" style:country-asian="none" style:font-name-asian="Iskoola Pota" style:font-size-asian="12pt" style:font-size-complex="12pt" style:font-weight-asian="normal" style:font-weight-complex="normal" style:font-name="Iskoola Pota"/>
    </style:style>
    <style:style style:name="T38" style:family="text">
      <style:text-properties fo:font-size="12pt" fo:language="none" fo:country="none" style:language-asian="none" style:country-asian="none" style:font-name-asian="Iskoola Pota" style:font-size-asian="12pt" style:font-size-complex="12pt"/>
    </style:style>
    <style:style style:name="T39" style:family="text">
      <style:text-properties fo:font-weight="normal" style:text-underline-style="none" style:text-underline-color="font-color" fo:language="none" fo:country="none" style:language-asian="none" style:country-asian="none" style:font-name-asian="Iskoola Pota" style:font-size-asian="12pt" style:font-weight-asian="normal" style:font-weight-complex="normal" fo:font-size="12pt"/>
    </style:style>
    <style:style style:name="T40" style:family="text">
      <style:text-properties style:font-name="Iskoola Pota" fo:font-weight="normal" style:text-underline-style="none" style:text-underline-color="font-color" fo:language="none" fo:country="none" style:language-asian="none" style:country-asian="none" style:font-name-asian="Iskoola Pota" style:font-size-asian="12pt" style:font-size-complex="12pt" style:font-weight-asian="normal" style:font-weight-complex="normal"/>
    </style:style>
    <style:style style:name="T41" style:family="text">
      <style:text-properties fo:font-weight="normal" style:text-underline-style="none" style:text-underline-color="font-color" fo:language="none" fo:country="none" style:language-asian="none" style:country-asian="none" style:font-name-asian="Iskoola Pota" style:font-size-asian="12pt" style:font-size-complex="12pt" style:font-weight-asian="normal" style:font-weight-complex="normal" style:font-name="Calibri"/>
    </style:style>
    <style:style style:name="T42" style:family="text">
      <style:text-properties fo:color="#00000a" style:font-name="Calibri" fo:font-size="12pt" fo:language="none" fo:country="none" style:language-asian="none" style:country-asian="none" style:font-name-asian="Iskoola Pota" style:font-size-asian="12pt" style:font-size-complex="12pt" fo:font-weight="bold" style:text-underline-style="solid" style:text-underline-width="auto" style:text-underline-color="font-color" style:font-weight-asian="bold" style:font-weight-complex="bold"/>
    </style:style>
    <style:style style:name="T43" style:family="text">
      <style:text-properties style:font-name="Iskoola Pota" fo:font-weight="normal" style:text-underline-style="none" style:text-underline-color="font-color" fo:language="none" fo:country="none" style:language-asian="none" style:country-asian="none" style:font-name-asian="Iskoola Pota" style:font-size-asian="12pt" style:font-weight-asian="normal" style:font-weight-complex="normal"/>
    </style:style>
    <style:style style:name="T44" style:family="text">
      <style:text-properties style:font-name="Iskoola Pota" fo:font-weight="normal" style:text-underline-style="none" style:text-underline-color="font-color" fo:language="none" fo:country="none" style:language-asian="none" style:country-asian="none" style:font-name-asian="Iskoola Pota" style:font-size-asian="12pt" style:font-weight-asian="normal" style:font-weight-complex="normal" style:font-size-complex="12pt"/>
    </style:style>
    <style:style style:name="T45" style:family="text">
      <style:text-properties fo:font-weight="normal" style:text-underline-style="none" style:text-underline-color="font-color" fo:language="none" fo:country="none" style:language-asian="none" style:country-asian="none" style:font-name-asian="Iskoola Pota" style:font-size-asian="12pt" style:font-weight-asian="normal" style:font-weight-complex="normal" style:font-name="Calibri" style:font-size-complex="12pt"/>
    </style:style>
    <style:style style:name="T46" style:family="text">
      <style:text-properties fo:font-weight="normal" style:text-underline-style="none" style:text-underline-color="font-color" style:font-size-asian="12pt" style:font-size-complex="12pt" style:font-weight-asian="normal" style:font-weight-complex="normal"/>
    </style:style>
    <style:style style:name="T47" style:family="text">
      <style:text-properties style:font-name="Iskoola Pota" fo:font-size="12pt" style:font-name-asian="Iskoola Pota" style:font-size-asian="12pt"/>
    </style:style>
    <style:style style:name="T48" style:family="text">
      <style:text-properties style:text-underline-style="none" style:text-underline-color="font-color" style:font-size-asian="12pt" style:font-size-complex="12pt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te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5"/>
        <table:table-column table:style-name="co5" table:default-cell-style-name="ce28"/>
        <table:table-column table:style-name="co6" table:default-cell-style-name="ce15"/>
        <table:table-column table:style-name="co7" table:number-columns-repeated="1018" table:default-cell-style-name="ce34"/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පෘථිවිය ගෝලාකාර මිස පැතලි නොවන බවට මුලින්ම පැවසුවේ කවුද </text:span><text:span text:style-name="T2">?</text:span></text:p>
          </table:table-cell>
          <table:table-cell table:style-name="ce17" office:value-type="string" calcext:value-type="string">
            <text:p>පයිතගරස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කිමිඩීස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යුක්ලිඩ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ටොලම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සිංහරාජ වනපෙතට මායිම් වූ නගරය වන්නේ කුමක්ද</text:span><text:span text:style-name="T2">?</text:span></text:p>
          </table:table-cell>
          <table:table-cell table:style-name="ce17" office:value-type="string" calcext:value-type="string">
            <text:p>දෙනියා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ලවාන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ක්වාන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ල්වාන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සඳකඩ පහණ එහි දක්නට නොලැබෙන සිංහල කැටයම වන්නේ කුමක්ද</text:span><text:span text:style-name="T2">?</text:span></text:p>
          </table:table-cell>
          <table:table-cell table:style-name="ce17" office:value-type="string" calcext:value-type="string">
            <text:p>ඇත් රූප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නාරිලතා මල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ියපත </text:p>
          </table:table-cell>
          <table:table-cell table:style-name="ce29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ියුම් පෙත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ආසියාවේ මුල් වරට තැපැල් රථ සේවාවක් හඳුන්වා දුන් රට කුමක්ද </text:span><text:span text:style-name="T2">?</text:span></text:p>
          </table:table-cell>
          <table:table-cell table:style-name="ce17" office:value-type="string" calcext:value-type="string">
            <text:p>ශ්‍රී ලංකාව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න්දියාව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ායිලන්ත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ජපාන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පෘථිවි ග්‍රහයා ගේ හැඩය කුමක්ද</text:span><text:span text:style-name="T2">?</text:span></text:p>
          </table:table-cell>
          <table:table-cell table:style-name="ce17" office:value-type="string" calcext:value-type="string">
            <text:p>සිලින්ඩරාකාර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ිරමීඩාකාර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ෝලාකාර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ප්‍රිස්මාකාර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පේරාදෙණිය විශ්වවිද්‍යාලය පිහිටියේ කුමන දිස්ත්‍රික්කයේද </text:span><text:span text:style-name="T2">?</text:span></text:p>
          </table:table-cell>
          <table:table-cell table:style-name="ce17" office:value-type="string" calcext:value-type="string">
            <text:p>නුවරඑළි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හනුවර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ෑගල්ල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ාතලේ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දුර මනින ඒකකයක් නොවන්නේ මින් කුමක්ද </text:span><text:span text:style-name="T2">?</text:span></text:p>
          </table:table-cell>
          <table:table-cell table:style-name="ce17" office:value-type="string" calcext:value-type="string">
            <text:p>මීටර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ිලි මිටර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ිය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මෙට්‍රික්ටොන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රජුගේ ආසන ලෙස සැලකෙන්නේ කුමක්ද</text:span><text:span text:style-name="T2">?</text:span></text:p>
          </table:table-cell>
          <table:table-cell table:style-name="ce17" office:value-type="string" calcext:value-type="string">
            <text:p>සිංහාසන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සුභාෂණ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ඩුපුල් ආසන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ෝපාව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දම්මි සහ සුගත් ගේ පෙම් පුවත අළලා කරුණාසේන ජයලත් ශූරීන් විසින් රචනා කරන ලද නවකතාව කුමක්ද ගැ</text:span><text:span text:style-name="T2">?</text:span></text:p>
          </table:table-cell>
          <table:table-cell table:style-name="ce17" office:value-type="string" calcext:value-type="string">
            <text:p>ගැහැණු ළමය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ිරුණු හදක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ොළු හදවත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7"/>
          <table:table-cell table:style-name="ce17" office:value-type="string" calcext:value-type="string">
            <text:p>අඹ යාලුවෝ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4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ශාක ප්‍රභාසංස්ලේෂණය සඳහා අත්‍යවශ්‍ය සාධකයක් නොවන්නේ මින් කුමක්ද </text:span><text:span text:style-name="T2">?</text:span></text:p>
          </table:table-cell>
          <table:table-cell table:style-name="ce17" office:value-type="string" calcext:value-type="string">
            <text:p>කාබන්ඩයොක්සයිඩ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රිතප්‍රද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ිරු එළි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යිට්‍රජන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ආසියාවේ කහ නදිය යනුවෙන් හැඳින්වෙන්නේ කුමන ගඟද</text:span><text:span text:style-name="T2">?</text:span></text:p>
          </table:table-cell>
          <table:table-cell table:style-name="ce17" office:value-type="string" calcext:value-type="string">
            <text:p>අචිරවතී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යිල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මහවැලි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ොවැංහෝ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ලෝකයේ පියස්ස හෙවත් වහල ලෙස හැදින්වෙන රට කුමක්ද </text:span><text:span text:style-name="T2">?</text:span></text:p>
          </table:table-cell>
          <table:table-cell table:style-name="ce17" office:value-type="string" calcext:value-type="string">
            <text:p>නේපාල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න්දියා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ටිබෙට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ායිලන්ත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2">1815 </text:span><text:span text:style-name="T1">උඩරට ගිවිසුම අත්සන් කරන වකවානුවේ මෙරට ආණ්ඩු කාරවරයා වූයේ කවුද</text:span><text:span text:style-name="T2">?</text:span></text:p>
          </table:table-cell>
          <table:table-cell table:style-name="ce17" office:value-type="string" calcext:value-type="string">
            <text:p>රොබට් බ්‍රවුන්රිග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ෝමස් මෙට්ලන්ඩ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ලියම් ග්‍රෙගරි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ෙඩ්රික් නෝත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ජනවහරට අනුව පැමිණි දුක් මොන රසද</text:span><text:span text:style-name="T2">?</text:span></text:p>
          </table:table-cell>
          <table:table-cell table:style-name="ce17" office:value-type="string" calcext:value-type="string">
            <text:p>තිත්ත රස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ිරි රස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ැණි රස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ීරස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<text:span text:style-name="T1">මෙරට ක්‍රිකට් ක්‍රීඩකයෙකු වන්නේ මින් කවරෙක්ද</text:span><text:span text:style-name="T2">?</text:span></text:p>
          </table:table-cell>
          <table:table-cell table:style-name="ce17" office:value-type="string" calcext:value-type="string">
            <text:p>අර්ජුන් රණතුංග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නෝදන් ජෝ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යුවරාජ් සිං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ාවන් අතපත්තු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2">1918 </text:span><text:span text:style-name="T1">දී රුසියාවේ රතු හමුදාව ආරම්භ කලේ කවුද </text:span><text:span text:style-name="T2">?</text:span></text:p>
          </table:table-cell>
          <table:table-cell table:style-name="ce17" office:value-type="string" calcext:value-type="string">
            <text:p>නිකිතා කෘෂ්යෙව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ජෝසප් ස්ටාලි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ියොන් ට්‍රෝස්කි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 අයි ලෙනි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ශ්‍රී ලංකාවේ ස්වභාවික පරිසරයේ ජීවත් නොවන සත්ව වර්ගය මින් කුමක්ද </text:span><text:span text:style-name="T2">?</text:span></text:p>
          </table:table-cell>
          <table:table-cell table:style-name="ce17" office:value-type="string" calcext:value-type="string">
            <text:p>කොටිය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ිවිය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ුව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ළහ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කැරම් ක්‍රීඩාව සඳහා එක් වරකට සහභාගි විය හැකි උපරිම ක්‍රීඩකයන් ගණන කීයද </text:span><text:span text:style-name="T2">?</text:span></text:p>
          </table:table-cell>
          <table:table-cell table:style-name="ce17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තාප ගතික උෂ්ණත්වය මනින ඒකකය කුමක්ද</text:span><text:span text:style-name="T2">?</text:span></text:p>
          </table:table-cell>
          <table:table-cell table:style-name="ce17" office:value-type="string" calcext:value-type="string">
            <text:p>කෙල්වින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ෙල්සියස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ැරන්හයිට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ජුල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එක්සත් ජාතීන්ගේ සංවිධානයේ මහ ලේකම්ව සිටි බෑන් කී මුන් කුමන රටක පුරවැසියෙක් ද</text:span><text:span text:style-name="T2">?</text:span></text:p>
          </table:table-cell>
          <table:table-cell table:style-name="ce17" office:value-type="string" calcext:value-type="string">
            <text:p>ජපාන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ායිලන්ත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කුණු කොරියාව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උතුරු කොරියාව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තොටගමුවෙ ශ්‍රී රාහුල හිමියන් විසින් රචනා නොකරන ලද ග්‍රන්ථය මින් කුමක්ද </text:span><text:span text:style-name="T2">?</text:span></text:p>
          </table:table-cell>
          <table:table-cell table:style-name="ce17" office:value-type="string" calcext:value-type="string">
            <text:p>පංචිකා ප්‍රදීප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ැළලිහිණි සංදේශ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ාව්‍යශේඛර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වි සිළුමිණ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කොට්ටෝරුවාගේ හොට පැටලෙන්නේ කුමන ගසකට කෙටීමේ දී ද</text:span><text:span text:style-name="T2">?</text:span></text:p>
          </table:table-cell>
          <table:table-cell table:style-name="ce17" office:value-type="string" calcext:value-type="string">
            <text:p>කිතුල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ොල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ෙසෙල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ුරුත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ගාලු මුව පිහිටා ඇත්තේ කුමන නගරයේද </text:p>
          </table:table-cell>
          <table:table-cell table:style-name="ce17" office:value-type="string" calcext:value-type="string">
            <text:p>ගාල්ල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ළඹ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ාතර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ම්බන්තොට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හින්දු ආගමික බලපෑම් නිසා පොළොන්නරු යුගයේ සඳකඩ පහණින් ඉවත් වූ සත්ත්ව රූපය කුමක්ද </text:span><text:span text:style-name="T2">?</text:span></text:p>
          </table:table-cell>
          <table:table-cell table:style-name="ce17" office:value-type="string" calcext:value-type="string">
            <text:p>අශ්වය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ලිය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වයා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ිංහය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රුධිර කැට ගැසීම නිසා අවශ්‍ය විටමින් වර්ගය කුමක්ද </text:span><text:span text:style-name="T2">?</text:span></text:p>
          </table:table-cell>
          <table:table-cell table:style-name="ce17" office:value-type="string" calcext:value-type="string">
            <text:p>විටමින් 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ටමින් කේ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ටමින් සී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විටමින් ඩ්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කැරපොත්තාට පාද කීයක් තිබේද</text:span><text:span text:style-name="T2">?</text:span></text:p>
          </table:table-cell>
          <table:table-cell table:style-name="ce17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ඇන්ජලෝ මැතිව්ස් කුමන රටක ක්‍රිකට් ක්‍රීඩකයෙක් ද</text:span><text:span text:style-name="T2">?</text:span></text:p>
          </table:table-cell>
          <table:table-cell table:style-name="ce17" office:value-type="string" calcext:value-type="string">
            <text:p>ඉන්දියා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ශ්‍රී ලංකාව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වසීලන්ත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ාකිස්තාන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අඹ වර්ගයක් නොවන්නේ මින් කුමක්ද</text:span><text:span text:style-name="T2">?</text:span></text:p>
          </table:table-cell>
          <table:table-cell table:style-name="ce17" office:value-type="string" calcext:value-type="string">
            <text:p>විලාඩ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ිල්චාට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ර්තකලම්බු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ිර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මේවා අතරින් ලෝහයක් නොවන්නේ කුමක් ද</text:span><text:span text:style-name="T2">?</text:span></text:p>
          </table:table-cell>
          <table:table-cell table:style-name="ce17" office:value-type="string" calcext:value-type="string">
            <text:p>රිදී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යකඩ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්‍රෝටීන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ත්තර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<text:span text:style-name="T1">මේ අතරින් නොගැලපෙන පදය කුමක්ද </text:span><text:span text:style-name="T2">?</text:span></text:p>
          </table:table-cell>
          <table:table-cell table:style-name="ce17" office:value-type="string" calcext:value-type="string">
            <text:p>ආතත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තත ව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තාතත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27">සි</text:span><text:span text:style-name="T28">සිර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මින් රාත්‍රියට නොපෙනෙන්න මල් වර්ගය කුමක්ද</text:span><text:span text:style-name="T2">?</text:span></text:p>
          </table:table-cell>
          <table:table-cell table:style-name="ce17" office:value-type="string" calcext:value-type="string">
            <text:p>කුමුදු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ේපාලික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කඩුපුල්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ෙළුම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පුරහඳ කළුවර චිත්‍රපටයේ ප්‍රධාන නළුවාගේ චරිතය නිරූපණය කළේ කවුද</text:span><text:span text:style-name="T2">?</text:span></text:p>
          </table:table-cell>
          <table:table-cell table:style-name="ce17" office:value-type="string" calcext:value-type="string">
            <text:p>ජෝ අබේවික්‍රම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ජැක්සන් ඇන්තනී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සෞම්‍ය ලියනගේ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වීන්ද්‍ර රන්දෙණි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ජනවහරට අනුව කටුස්සාගෙ කරෙ බැන්දා වගේ ඇයි කියවෙන්නේ මොනවාද </text:span><text:span text:style-name="T2">?</text:span></text:p>
          </table:table-cell>
          <table:table-cell table:style-name="ce17" office:value-type="string" calcext:value-type="string">
            <text:p>මාලයක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ත්තරන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ෙද්දක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ීනුවක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හරකුන් දැක්කිමට යොදා ගන්නේ මින් කුමන්ද </text:span><text:span text:style-name="T2">?</text:span></text:p>
          </table:table-cell>
          <table:table-cell table:style-name="ce17" office:value-type="string" calcext:value-type="string">
            <text:p>කෙවිට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ෙක්ක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ෙන්ඩුව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ක්ක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වර්ෂයේ ඇතැම් කාලවලදී පිටරටින් මෙරටට එන කුරුල්ලන් හඳුන්වන්නේ කවර නමකින්ද</text:span><text:span text:style-name="T2">?</text:span></text:p>
          </table:table-cell>
          <table:table-cell table:style-name="ce17" office:value-type="string" calcext:value-type="string">
            <text:p>රේගු පක්ෂී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ංක්‍රමණික පක්ෂයෙන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ගමන පක්ෂයෙන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ගමන පක්ෂයෙ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ප්‍රමිලාට ආලය කිරීම නිසා ගෙල සිද ගත්තේ කවුද </text:span><text:span text:style-name="T2">?</text:span></text:p>
          </table:table-cell>
          <table:table-cell table:style-name="ce17" office:value-type="string" calcext:value-type="string">
            <text:p>වීරකෝන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භයකෝන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ස්කොන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ස් කො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ඉංග්‍රීසි භාෂාවෙන් සිංහලයට එක් නොවුණු වෘත්තිය නාමය කුමක්ද </text:span><text:span text:style-name="T2">?</text:span></text:p>
          </table:table-cell>
          <table:table-cell table:style-name="ce17" office:value-type="string" calcext:value-type="string">
            <text:p>වෛද්‍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න්දොස්තර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ඒජන්ත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ැෂියර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ගූගල් වෙබ් සයිට් එක ආරම්භ වූයේ කිනම් වර්ෂයේ දී ද </text:span><text:span text:style-name="T2">?</text:span></text:p>
          </table:table-cell>
          <table:table-cell table:style-name="ce17"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999" calcext:value-type="float">
            <text:p>1999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මෙරට අගමැති සහ ජනාධිපති ධුර දෙකම දැරූ දේශපාලඥයකු නොවන්නෙමි කවරෙක්ද</text:span><text:span text:style-name="T2">?</text:span></text:p>
          </table:table-cell>
          <table:table-cell table:style-name="ce17" office:value-type="string" calcext:value-type="string">
            <text:p>චන්ද්‍රිකා කුමාරතුංග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29"> </text:span><text:span text:style-name="T30">ඩී බී විජේතුංග 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ිරිමාවෝ බණ්ඩාරනායක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මහින්ද රාජපක්ෂ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ඉතියෝපියාවේ අගනුවර කුමක්ද</text:span><text:span text:style-name="T2">?</text:span></text:p>
          </table:table-cell>
          <table:table-cell table:style-name="ce17" office:value-type="string" calcext:value-type="string">
            <text:p>අඩිස් අබාබ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ොගඩිෂු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ඔටාව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ොංගා ටෝ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දෙවි කනෙකුගේ නමක් පිළිබඳව කියවෙන නගරයක් වන්නේ මින් කුමක්ද</text:span><text:span text:style-name="T2">?</text:span></text:p>
          </table:table-cell>
          <table:table-cell table:style-name="ce17" office:value-type="string" calcext:value-type="string">
            <text:p>ගම්පහ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ාල්ල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29"> </text:span><text:span text:style-name="T30">කතරගම 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ඇඹිලිපිටි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ජනවහරට අනුව දියට දැමූ විට ඇන්නාවේ කීවේ කුමන සතෙක්ද </text:span><text:span text:style-name="T2">?</text:span></text:p>
          </table:table-cell>
          <table:table-cell table:style-name="ce17" office:value-type="string" calcext:value-type="string">
            <text:p>ඉබ්බා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ෙම්බ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ුන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ිඹුල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මේ අතරින් මුවන්ගේ ගණයට අයත් නොවන පිළිතුර නම් කරන්න </text:p>
          </table:table-cell>
          <table:table-cell table:style-name="ce18" office:value-type="string" calcext:value-type="string">
            <text:p>සෙල්මුවා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පිනි මුවා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තිත්ත මුවා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ැලිමුව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බේරේ වැව පිහිටා ඇත්තේ කොහේද </text:span><text:span text:style-name="T2">?</text:span></text:p>
          </table:table-cell>
          <table:table-cell table:style-name="ce17" office:value-type="string" calcext:value-type="string">
            <text:p>අනුරාධපුර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ළඹ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ොලොන්නරු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ෙරගල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<text:span text:style-name="T1">කේකාධ්වනිය නගන්නේ කවරෙක්ද</text:span><text:span text:style-name="T2">?</text:span></text:p>
          </table:table-cell>
          <table:table-cell table:style-name="ce17" office:value-type="string" calcext:value-type="string">
            <text:p>හංසය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ලිය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ක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වුල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ස්වර සප්තකයේ ඇතුළත් ශුද්ධ ස්වර දෙක නම් කරන්න</text:p>
          </table:table-cell>
          <table:table-cell table:style-name="ce18" office:value-type="string" calcext:value-type="string">
            <text:p><text:span text:style-name="T29">‘</text:span><text:span text:style-name="T30">ස’ හා ‘ප’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‘</text:span><text:span text:style-name="T4">ධ’ හා ‘නි’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‘</text:span><text:span text:style-name="T4">රී’ හා ‘ග’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‘</text:span><text:span text:style-name="T4">ග’ හා ‘නි’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1">බීට් රූට් වල ඇති වර්ණය කුමක්ද</text:span><text:span text:style-name="T2">?</text:span></text:p>
          </table:table-cell>
          <table:table-cell table:style-name="ce17" office:value-type="string" calcext:value-type="string">
            <text:p>කැරටීන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හරිතප්‍රද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්ලෝරෆිල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ඇන්තොසයනි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1">මේ අතරින් වි මැනීමට භාවිතා කළ හැකි මිනුම කුමක්ද </text:span><text:span text:style-name="T2">?</text:span></text:p>
          </table:table-cell>
          <table:table-cell table:style-name="ce17" office:value-type="string" calcext:value-type="string">
            <text:p>ෆැරන්හයිට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මීටර්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29"> </text:span><text:span text:style-name="T30">බුසල්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අඩි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1">උතුරු ඉන්දියානු සිනමාව හඳුන්වන නම කුමක්ද </text:span><text:span text:style-name="T2">h?</text:span></text:p>
          </table:table-cell>
          <table:table-cell table:style-name="ce17" office:value-type="string" calcext:value-type="string">
            <text:p>හොලිවුඩ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29"> </text:span><text:span text:style-name="T30">බොලිවුඩ් 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ලිවුඩ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ොලිවුඩ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1">ප්‍රභූන් හෝ රජුන් ඉදිරියේ ගුණ ගායනා කරන්නත් හඳුන්වන නම කුමක්ද</text:span><text:span text:style-name="T2">?</text:span></text:p>
          </table:table-cell>
          <table:table-cell table:style-name="ce17" office:value-type="string" calcext:value-type="string">
            <text:p>වන්දිභට්ටයින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පෙරමුණේ රාළ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ොහොට්ටාල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ොට්ටපාල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1">මේ අතරින් ලෝක ප්රසිද්ධ විකට නළුවෙකු බවට පත්වූයේ කවුද</text:span><text:span text:style-name="T2">?</text:span></text:p>
          </table:table-cell>
          <table:table-cell table:style-name="ce17" office:value-type="string" calcext:value-type="string">
            <text:p>රිචර්ඩ් ගියර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ටොව් කෲෂ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චක් නොරිස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චාර්ලි චැප්ලින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1">මෙරට විධායක ජනාධිපති ධුරයට පත් නොවූයේ මින් කවුද</text:span><text:span text:style-name="T2">?</text:span></text:p>
          </table:table-cell>
          <table:table-cell table:style-name="ce17" office:value-type="string" calcext:value-type="string">
            <text:p>චන්ද්‍රිකා කුමාරතුංග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ජේ ආර් ජයවර්ධන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ඩී බී විජේතුංග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29"> </text:span><text:span text:style-name="T30">විලියම් ගොපල්ලව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1">ගුග්ලියෙල්මෝ මාර්කෝනි නිපදවූයේ කුමක්ද</text:span><text:span text:style-name="T2">?</text:span></text:p>
          </table:table-cell>
          <table:table-cell table:style-name="ce17" office:value-type="string" calcext:value-type="string">
            <text:p>මාලිමා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ුවන්විදුලි යන්ත්‍රය 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ටෙලිග්‍රාෆ් යන්ත්‍ර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කෝණමානය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1">ඇලපාත මුදලිතුමා පෙම් බැන්දේ කාටද </text:span><text:span text:style-name="T2">?</text:span></text:p>
          </table:table-cell>
          <table:table-cell table:style-name="ce17" office:value-type="string" calcext:value-type="string">
            <text:p>අනුලා දේවියට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ේබි නෝනට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ෝමා දේවියට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ජමන් නෝනාට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1">ග්‍රහලෝකයක් නොවන්නේ මින් කුමක්ද </text:span><text:span text:style-name="T2">?</text:span></text:p>
          </table:table-cell>
          <table:table-cell table:style-name="ce18" office:value-type="string" calcext:value-type="string">
            <text:p>ප්ලුටෝ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ෙප්චු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්‍රහස්පති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ෙනසුරු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3">“</text:span><text:span text:style-name="T4">මගේ රට” පද්‍ය ග්‍රන්ථයේ රචකයා කවුද</text:span><text:span text:style-name="T5">?</text:span></text:p>
          </table:table-cell>
          <table:table-cell table:style-name="ce17" office:value-type="string" calcext:value-type="string">
            <text:p>සාගර පලංසූරි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මහගමසේකර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ී බී අල්විස් පෙරේර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ුමාරතුංග මුනිදාස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1">ජනප්‍රවාදය අනුව සිය බිරිඳ මියගිය ශෝකය නිසා සීනි කෑවේ කව්ද</text:span><text:span text:style-name="T2">?</text:span></text:p>
          </table:table-cell>
          <table:table-cell table:style-name="ce17" office:value-type="string" calcext:value-type="string">
            <text:p>කේවට්ටය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හදැන මුත්ත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නස්රුදීන්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න්දරේ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1">සමාධි බුද්ධ ප්‍රතිමාව පිහිටා ඇත්තේ කොහේද </text:span><text:span text:style-name="T2">?</text:span></text:p>
          </table:table-cell>
          <table:table-cell table:style-name="ce17" office:value-type="string" calcext:value-type="string">
            <text:p>අනුරාධපුර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වුකන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ොලොන්නරු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ැදිරිගිරි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1">ලෝක කනිෂ්ඨ මලල ක්‍රීඩා උළෙලේදී මීටර් සීය අවසන් තරගයට සහභාගි වූ ප්‍රථම ලාංකික ක්‍රීඩකයා කවුද</text:span><text:span text:style-name="T2">?</text:span></text:p>
          </table:table-cell>
          <table:table-cell table:style-name="ce17" office:value-type="string" calcext:value-type="string">
            <text:p>ශ්‍රියන්ත දිසානායක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ොහාන් ප්‍රදීප් කුමාර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ුගත් තිලකරත්න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ෂෙහාන් අඹේපිටි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<text:span text:style-name="T1">සක්‍ර දෙවියන්ගේ ආසනය කුමක්ද </text:span><text:span text:style-name="T2">?</text:span></text:p>
          </table:table-cell>
          <table:table-cell table:style-name="ce17" office:value-type="string" calcext:value-type="string">
            <text:p>දොරකඩඅස්න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ඬුපුල් අස්න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ිහසුන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මුලසුන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මත්ස්‍යයන්ට පිහිටා නැත්තේ මින් කවර අවයවය ද</text:span><text:span text:style-name="T2">?</text:span></text:p>
          </table:table-cell>
          <table:table-cell table:style-name="ce17" office:value-type="string" calcext:value-type="string">
            <text:p>පෙනහළු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රල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රමල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ෘද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ශ්‍රී ලංකා ගුවන් හමුදාව ආරම්භ කළේ කුමන වර්ෂයේ දී ද </text:span><text:span text:style-name="T2">?</text:span></text:p>
          </table:table-cell>
          <table:table-cell table:style-name="ce17"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951" calcext:value-type="float">
            <text:p>195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මේ අතරින් කෝට්ටේ යුගයට අයත් නොවන සංදේශ කාව්‍යය කුමක්ද</text:span><text:span text:style-name="T2">?</text:span></text:p>
          </table:table-cell>
          <table:table-cell table:style-name="ce17" office:value-type="string" calcext:value-type="string">
            <text:p>මයුර සන්දේශ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රවි සන්දේශ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ංස සන්දේශ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ිරා සන්දේශ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ගංගා මුහුදට වැටෙන ස්ථාන වලින් තොටුපළ ආශ්‍රිත ගම් හඳුන් වුයේ කුමන නමකින්ද </text:span><text:span text:style-name="T2">?</text:span></text:p>
          </table:table-cell>
          <table:table-cell table:style-name="ce17" office:value-type="string" calcext:value-type="string">
            <text:p>නින්දගම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ටුන්ගම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්‍රාවිණ ගම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ට්ට ගාම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ස්පාඤ්ඤයෙන්  ආරම්භ වී පෘතුගීසි යේ ලිස්බන් නගරයේ මුහුදට වැටෙන ගංගා වෙහි නම කුමක්ද</text:span><text:span text:style-name="T2">?</text:span></text:p>
          </table:table-cell>
          <table:table-cell table:style-name="ce18" office:value-type="string" calcext:value-type="string">
            <text:p>ටාගුස් ගඟ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්වාඩියානා ගඟ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ඩියුරෝ ගඟ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එඩ්රෝ ගඟ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කෙවිලිය බිත්තර දාන්නේ කොහෙද</text:span><text:span text:style-name="T2">?</text:span></text:p>
          </table:table-cell>
          <table:table-cell table:style-name="ce17" office:value-type="string" calcext:value-type="string">
            <text:p>කපුටාගේ කූඩුවේ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ේයාගෙ තුඹසේ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ිමියාගේ ගොටුවේ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ක්කුට්ටාග් බෙනයේ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ජනවහරට අනුව නගිරයට අහුවුනා වගේ කියන්නේ මින් කුමන ගෙඩියද</text:span><text:span text:style-name="T2">?</text:span></text:p>
          </table:table-cell>
          <table:table-cell table:style-name="ce17" office:value-type="string" calcext:value-type="string">
            <text:p>පොල් ගෙඩි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ුවක් ගෙඩි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ල් ගෙඩි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ටිගෙඩි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ජනවහරට අනුව අනංගයා මල් හිසර විඳින්නේ සිරුරේ කුමන ඉන්ද්‍රියක් හරහා ද</text:span><text:span text:style-name="T2">?</text:span></text:p>
          </table:table-cell>
          <table:table-cell table:style-name="ce17" office:value-type="string" calcext:value-type="string">
            <text:p>මොළ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9" office:value-type="string" calcext:value-type="string">
            <text:p><text:span text:style-name="T31"> </text:span><text:span text:style-name="T32">හෘදය 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ෙනහල්ල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අක්මාව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මේ අතරින් බටහිර ඉන්දිය කොදෙව් ක්‍රිකට් ක්‍රීඩකයකු වන්නේ කවුද</text:span><text:span text:style-name="T2">?</text:span></text:p>
          </table:table-cell>
          <table:table-cell table:style-name="ce17" office:value-type="string" calcext:value-type="string">
            <text:p>ෂේන් වෝන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චින් තොන්ඩුල්කාර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සිම් අක්‍රම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්‍රයන් ලාරා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පින්නවල අලි අනාථාගාරය පිහිටා ඇති දිස්ත්‍රික්කය කුමක්ද</text:span><text:span text:style-name="T2">?</text:span></text:p>
          </table:table-cell>
          <table:table-cell table:style-name="ce17" office:value-type="string" calcext:value-type="string">
            <text:p>කොළඹ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29"> </text:span><text:span text:style-name="T30">කෑගල්ල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ගාල්ල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හනුවර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ආචාර්ය ලෙස්ටර් ජේම්ස් පීරිස් සිනමා කෘතියක් නො වන්නේ මින් කුමක්ද</text:span><text:span text:style-name="T2">?</text:span></text:p>
          </table:table-cell>
          <table:table-cell table:style-name="ce17" office:value-type="string" calcext:value-type="string">
            <text:p>හඳය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ිධාන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රේඛාව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ගම්පෙරළිය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හයිකු නම් වූ ඉතා සංක්ෂිප්ත කවි සම්ප්‍රදායේ නිජබිම කුමක්ද </text:span><text:span text:style-name="T2">?</text:span></text:p>
          </table:table-cell>
          <table:table-cell table:style-name="ce17" office:value-type="string" calcext:value-type="string">
            <text:p>චීන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න්දියා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ජපාන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රුසියාව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හුණුගල් අන්තර්ගත රසායනික සංයෝගය කුමක්ද </text:span><text:span text:style-name="T2">?</text:span></text:p>
          </table:table-cell>
          <table:table-cell table:style-name="ce17" office:value-type="string" calcext:value-type="string">
            <text:p>කැල්සියම් <text:s/>එක්සයිඩ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ැල්සියම් බයිකාබනේට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ැල්සියම් හයිඩ්‍රොක්සයිඩ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ැල්සියම් කාබනේට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සීනි නිෂ්පාදනය අතින් ලෝක අංක එකට පත් ව ඇති රට කුමක්ද</text:span><text:span text:style-name="T2">?</text:span></text:p>
          </table:table-cell>
          <table:table-cell table:style-name="ce18" office:value-type="string" calcext:value-type="string">
            <text:p>බ්‍රසීල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චීනය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ෙදර්ලන්ත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ුසියාව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span text:style-name="T1">සතියකට ඇති තප්පර ගණන කීයද</text:span><text:span text:style-name="T2">?</text:span></text:p>
          </table:table-cell>
          <table:table-cell table:style-name="ce17" office:value-type="string" calcext:value-type="string">
            <text:p><text:span text:style-name="T1">තත්පර </text:span><text:span text:style-name="T2">509800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33">තත්පර </text:span><text:span text:style-name="T34">604800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තත්පර </text:span><text:span text:style-name="T5">699800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">තප්පර </text:span><text:span text:style-name="T2">704800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1">මිහින්තලේ අභයභූමියක් ලෙස ගැසට් පත්‍රයක් මගින් ප්‍රකාශයට පත් කළේ කුමන වර්ෂයේදීද </text:span><text:span text:style-name="T2">?</text:span></text:p>
          </table:table-cell>
          <table:table-cell table:style-name="ce17"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938" calcext:value-type="float">
            <text:p>193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918" calcext:value-type="float">
            <text:p>191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1">ගමනාගමනය සඳහා පොළොව යටින් සැකසී ඇති මාර්ගය හදුන්වන්නේ කුමන නමකින්ද </text:span><text:span text:style-name="T2">?</text:span></text:p>
          </table:table-cell>
          <table:table-cell table:style-name="ce17" office:value-type="string" calcext:value-type="string">
            <text:p>ආවාට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තළ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උමග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ගාධ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1">ජනවහරට අනුව හොස්ස ලගින් යන්න බැරි කවුරුන්ටද</text:span><text:span text:style-name="T2">?</text:span></text:p>
          </table:table-cell>
          <table:table-cell table:style-name="ce17" office:value-type="string" calcext:value-type="string">
            <text:p>වස්සා ට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මැස්සාට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ස්සාට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ස්සාට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1">ද්වන්ධ පහරදීම් ක්‍රමවේදයක් මත ගොඩනැගුණු අවුරුදු ක්‍රීඩාව මෙන් කුමක්ද</text:span><text:span text:style-name="T2">?</text:span></text:p>
          </table:table-cell>
          <table:table-cell table:style-name="ce17" office:value-type="string" calcext:value-type="string">
            <text:p>කනා මුට්ටි බිදීම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ට්ටා පොර ගැසීම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්‍රිස් <text:s/>ගසේ නැගීම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ම හරහා දිවීම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1">උඩරට වෙස් නැටුම් සඳහා ප්‍රධාන වශයෙන් යොදා ගැනෙන වාද්‍යය භාණ්ඩය කුමක්ද</text:span><text:span text:style-name="T2">?</text:span></text:p>
          </table:table-cell>
          <table:table-cell table:style-name="ce17" office:value-type="string" calcext:value-type="string">
            <text:p>ගැට බෙර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වුල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ම්මැට්ටම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දෙවොල් බෙරය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1">දකුණු ඉන්දීය ගහනයෙන් මිදී ගැමි ජන දිවිය ඇසුරෙන් නිර්මාණය වූ ප්‍රථම සිංහල චිත්‍රපටය කුමක්ද</text:span><text:span text:style-name="T2">?</text:span></text:p>
          </table:table-cell>
          <table:table-cell table:style-name="ce17" office:value-type="string" calcext:value-type="string">
            <text:p>පිටිසර කෙල්ල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ඩිංගිරිමැණිකා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ිරියලත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ේඛාව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style-name="ce8" office:value-type="string" calcext:value-type="string">
            <text:p>ජර්මන් ෂෙෆර්ට් නම්න් හැදින්වෙන සුනඛ වර්ගයට යෙදෙන තවත් නාමයක් වන්නේ කුමක්ද<text:span text:style-name="T2">?</text:span></text:p>
          </table:table-cell>
          <table:table-cell table:style-name="ce17" office:value-type="string" calcext:value-type="string">
            <text:p>පොමරේනියන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ඩැල්මේෂන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ඇල්ශේෂන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ුඩ්ල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1">වායුගෝලයේ අඩු වෙන්න ම පවතින්නේ මින් කුමන වායු වර්ගය ද </text:span><text:span text:style-name="T2">?</text:span></text:p>
          </table:table-cell>
          <table:table-cell table:style-name="ce17" office:value-type="string" calcext:value-type="string">
            <text:p>ඔක්සිජ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යිට්‍රජන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ාබන් ඩයොක්සයිඩ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ගන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1">ලෝක බැංකුව ප්‍රථම වරට ණය ආධාර ලබා දුන්නේ කවර රටකට ද</text:span><text:span text:style-name="T2">?</text:span></text:p>
          </table:table-cell>
          <table:table-cell table:style-name="ce17" office:value-type="string" calcext:value-type="string">
            <text:p>චීන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එංගලන්ත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ෙක්සිකෝව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29"> </text:span><text:span text:style-name="T30">ප්‍රංශය 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1">බාහිර පරපෝෂිතයෙක් නොවන්නේ කවුද </text:span><text:span text:style-name="T2">?</text:span></text:p>
          </table:table-cell>
          <table:table-cell table:style-name="ce17" office:value-type="string" calcext:value-type="string">
            <text:p>කිනිතුල්ල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29"> </text:span><text:span text:style-name="T30">වටපණුවා 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උකුණ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ැක්ක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1">මේ මල් අතරින් වැඩිම පෙති සංඛ්‍යාවක් ඇති මල කුමක්ද </text:span><text:span text:style-name="T2">?</text:span></text:p>
          </table:table-cell>
          <table:table-cell table:style-name="ce17" office:value-type="string" calcext:value-type="string">
            <text:p>පිච්ච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රලි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අටපෙතියා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හස්පෙතියා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1">ලක්ෂ දෙකක් අතර කෙටිම දුර යා කරමින් අදිනු ලබන රේඛාව හඳුන්වන්නේ කෙසේද</text:span><text:span text:style-name="T2">?</text:span></text:p>
          </table:table-cell>
          <table:table-cell table:style-name="ce17" office:value-type="string" calcext:value-type="string">
            <text:p>සරල රේඛාව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ෘත්ත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ක්‍ර රේඛාව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ත්‍රිකෝණය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3">‘</text:span><text:span text:style-name="T4">සවන් දී පෙර රාම  චරිතේ අසව්’ යන ගීතය ඇතුළත් වන්නේ කවර නූර්තියේ ද </text:span><text:span text:style-name="T5">?</text:span></text:p>
          </table:table-cell>
          <table:table-cell table:style-name="ce17" office:value-type="string" calcext:value-type="string">
            <text:p>සිරිසගබෝ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කුන්තල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ාමායණ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3"> </text:span><text:span text:style-name="T4">ශ්‍රී වික්‍රම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6">ජෑස් සංගීතය බිහි උනේ කිනම් රටේද </text:span><text:span text:style-name="T7">?</text:span></text:p>
          </table:table-cell>
          <table:table-cell table:style-name="ce17" office:value-type="string" calcext:value-type="string">
            <text:p>රුමේනියා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ඇමරිකා එක්සත් ජනපද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කුණු අප්‍රිකා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්‍රංශ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<text:span text:style-name="T6">චිනයේ අදෝනාව හෙවත් චීනයේ ශෝකය නමින් හැදින්වෙන ගංගාව කුමක්ද </text:span><text:span text:style-name="T7">?</text:span></text:p>
          </table:table-cell>
          <table:table-cell table:style-name="ce17" office:value-type="string" calcext:value-type="string">
            <text:p>යැංසික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ොවැංහෝ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ිසිසිප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ියුර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6">මිනිස් ශරීරයේ ඉල ඇට කෝටු හෙවත් පර්ශු යුගල කීයක් තිබේද </text:span><text:span text:style-name="T7">?</text:span></text:p>
          </table:table-cell>
          <table:table-cell table:style-name="ce17" office:value-type="float" office:value="12" calcext:value-type="float">
            <text:p>12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6">විෂ සහිත සන්ධිපාදිකයෙකු  වන්නේ කවරෙක් ද</text:span><text:span text:style-name="T7">?</text:span></text:p>
          </table:table-cell>
          <table:table-cell table:style-name="ce17" office:value-type="string" calcext:value-type="string">
            <text:p>බඔර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ත්තෑය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ත්කූරා 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ිනිස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93" calcext:value-type="float">
            <text:p>93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6">බල්ලෙක් ප්‍රධාන චරිතයට යොදා ගෙන ඇති ලෝක පූජිත කාටුන් කතා මාලාව මින් කුමක්ද </text:span><text:span text:style-name="T7">?</text:span></text:p>
          </table:table-cell>
          <table:table-cell table:style-name="ce17" office:value-type="string" calcext:value-type="string">
            <text:p>ස්කුබිඩූ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ඩොනල් ඩග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ොඩ් රතර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ුඩ් වුඩ් පෙකර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6">මේ අතරින් මුදුන් මූල පද්ධතියක් ඇති ගස් ත්‍රිත්වය කුමක්ද</text:span><text:span text:style-name="T7">?</text:span></text:p>
          </table:table-cell>
          <table:table-cell table:style-name="ce17" office:value-type="string" calcext:value-type="string">
            <text:p><text:span text:style-name="T1">තල් </text:span><text:span text:style-name="T2">, </text:span><text:span text:style-name="T1">පොල්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33">කොස් </text:span><text:span text:style-name="T34">, </text:span><text:span text:style-name="T35">දෙල්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පොල්</text:span><text:span text:style-name="T12">,</text:span><text:span text:style-name="T11">දෙල්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6">කොස් </text:span><text:span text:style-name="T7">, </text:span><text:span text:style-name="T6">කිතුල්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6">මිලි මීටරයක් යනු මීටරෙන් කවර ප්‍රමාණයක්ද </text:span><text:span text:style-name="T7">?</text:span></text:p>
          </table:table-cell>
          <table:table-cell table:style-name="ce17" office:value-type="string" calcext:value-type="string">
            <text:p>දහයෙන් එකකි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ීයෙන් එකක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හසෙන් එකකි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දහදාහෙන් එකෙකි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6">රළ වැඩීමෙන් මුහුද ප්‍රචණ්ඩ වන කාලය හඳුන්වන්නේ කවර නමකින්ද</text:span><text:span text:style-name="T7">?</text:span></text:p>
          </table:table-cell>
          <table:table-cell table:style-name="ce17" office:value-type="string" calcext:value-type="string">
            <text:p>වලාල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වාර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වාරකං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ාරික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6">ශ්‍රී ලංකාවේ පැරණි අධ්‍යාපන ක්‍රමය තුළ නිවැරදි ශබ්ද උච්චාරණය ඉගැන්නූ ප්‍රාථමික ලියවිල්ල කුමක්ද</text:span><text:span text:style-name="T7">?</text:span></text:p>
          </table:table-cell>
          <table:table-cell table:style-name="ce17" office:value-type="string" calcext:value-type="string">
            <text:p>සකස්කඩ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ාමාෂ්ට ශතක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ෝකෝපකාර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ුමාරෝද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6">මේ අතරින් සමකය ගමන් නොකරන්නේ කවර රටක් හරහා ද </text:span><text:span text:style-name="T7">?</text:span></text:p>
          </table:table-cell>
          <table:table-cell table:style-name="ce17" office:value-type="string" calcext:value-type="string">
            <text:p>කෙන්නියා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ැනමාව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බ්‍රසීලය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න්දුනීසියාව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6">සාමාන්‍යයෙන් ’ ලංවීම ‘යන කෙටි වදනින් හැදින්වෙන ආයතනය කුමක්ද </text:span><text:span text:style-name="T7">?</text:span></text:p>
          </table:table-cell>
          <table:table-cell table:style-name="ce17" office:value-type="string" calcext:value-type="string">
            <text:p>ලංකා විදුලිබල මණ්ඩල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ංකා වී අලෙවි මණ්ඩල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ංකා විනිසුරු මණ්ඩල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ංකා විද්වත් මණ්ඩල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6">කොන්ඩිස්වලට හයිඩ්රොක්ලොරික් අම්ලය මිශ්‍ර කල විට පිටවන වායුව කුමක්ද</text:span><text:span text:style-name="T7">?</text:span></text:p>
          </table:table-cell>
          <table:table-cell table:style-name="ce17" office:value-type="string" calcext:value-type="string">
            <text:p>ක්ලොරි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ග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යිට්‍රජ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ඔක්සිජන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6">සත්‍යජිත් රායි කුමන රටක නිර්මාණකරුවෙක් ද</text:span><text:span text:style-name="T7">?</text:span></text:p>
          </table:table-cell>
          <table:table-cell table:style-name="ce17" office:value-type="string" calcext:value-type="string">
            <text:p>ඉරාන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න්දියාව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බංගලාදේශ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භූතාන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<text:span text:style-name="T6">ඇපල් ගෙඩියක් නිසා ලෝක පුජිත වු විද්‍යාඥයා කවුරු ද</text:span><text:span text:style-name="T7">?</text:span></text:p>
          </table:table-cell>
          <table:table-cell table:style-name="ce17" office:value-type="string" calcext:value-type="string">
            <text:p>තෝමස් ඇපලෝය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යිකල් ෆැරඩෙ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කිමිඩිස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යිසෙක් නිව්ටන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<text:span text:style-name="T8">ශ්‍රි ලංකාවේ ජාත්‍යන්තර දුරකථන කේත අංකය කුමක් ද</text:span><text:span text:style-name="T9">?</text:span></text:p>
          </table:table-cell>
          <table:table-cell table:style-name="ce17"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ඔස්ට්‍රියාව පාලනය කළ එකම කාන්තාව කවු ද?</text:p>
          </table:table-cell>
          <table:table-cell table:style-name="ce17" office:value-type="string" calcext:value-type="string">
            <text:p>ඉසබෙලා පෙරෝ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ෝල්ඩා මෙයර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රියා තෙ‌රේසා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ාරි ඇන්ටනෙට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style-name="ce9" office:value-type="string" calcext:value-type="string">
            <text:p>මෙරට රාජධානියක් නොවූයේ මින් කුමන ප්‍රදේශයක් ද?</text:p>
          </table:table-cell>
          <table:table-cell table:style-name="ce17" office:value-type="string" calcext:value-type="string">
            <text:p>අනුරාධපුර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ොළොන්නරු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ුරුණෑගල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29"> </text:span><text:span text:style-name="T30">ගම්පහ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කොෆී අනන් යනු කවරෙක් ද?</text:p>
          </table:table-cell>
          <table:table-cell table:style-name="ce18" office:value-type="string" calcext:value-type="string">
            <text:p><text:span text:style-name="T33">හිටපු එ</text:span><text:span text:style-name="T34">.</text:span><text:span text:style-name="T35">පා මහ ලේකම්වරයෙකි 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ායකයෙකි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ෝපි අලෙවිකරුවෙකු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6">හිටපු </text:span><text:span text:style-name="T17">මාෆියා </text:span><text:span text:style-name="T18">නායකයෙකි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මේ අතරින් විද්‍යුතය විෂයට අයත් නොවන්නේ කුමක් ද<text:span text:style-name="T7">?</text:span></text:p>
          </table:table-cell>
          <table:table-cell table:style-name="ce17" office:value-type="string" calcext:value-type="string">
            <text:p>ධාරිත්‍රක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ැරෝමීටර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ට්‍රාන්සිස්ටර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්‍රතිරෝධක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<text:span text:style-name="T6">සිංහල බසින් ලේඛන වෘත්තියෙහි නිරත නොවූ ලේඛකයා කවුද</text:span><text:span text:style-name="T7">?</text:span></text:p>
          </table:table-cell>
          <table:table-cell table:style-name="ce17" office:value-type="string" calcext:value-type="string">
            <text:p>එරික් ඉලයප් ආරච්ච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කැත්ලීන් ජයවර්ධන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8" office:value-type="string" calcext:value-type="string">
            <text:p><text:span text:style-name="T36">ලෙනා </text:span><text:span text:style-name="T37">වුල්ෆ්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ටෙනිසන් පෙරේර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pan text:style-name="T8">මහසෙන් රජතුමා හැදින්විමට යොදාගත් ගෞරව නාමය කුමක් ද</text:span><text:span text:style-name="T9">?</text:span></text:p>
          </table:table-cell>
          <table:table-cell table:style-name="ce17" office:value-type="string" calcext:value-type="string">
            <text:p>මින්නේරි දෙවියෝ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ඩවර දෙවියෝ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ිනිපේ දෙයියො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ූනියම් දෙවියෝ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<text:span text:style-name="T6">එකම සත්ත්ව කාණ්ඩයක් නිරූපනය නොවන පාදය ඇති මේ අතරින් කුමක්ද </text:span><text:span text:style-name="T7">?</text:span></text:p>
          </table:table-cell>
          <table:table-cell table:style-name="ce17" office:value-type="string" calcext:value-type="string">
            <text:p>භේරුණ්ඩ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ජ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ප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ෙප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ලෝක සාක්ෂරතා දිනය යෙදී ඇත්තේ කවදා <text:span text:style-name="T6">ද</text:span><text:span text:style-name="T7">?</text:span></text:p>
          </table:table-cell>
          <table:table-cell table:style-name="ce17" office:value-type="string" calcext:value-type="string">
            <text:p><text:span text:style-name="T6">දෙසැම්බර් </text:span><text:span text:style-name="T7">25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">ඔක්‌ෙතම්බර්</text:span><text:span text:style-name="T18"> </text:span><text:span text:style-name="T19">8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33">සැප්තැම්බර්</text:span><text:span text:style-name="T34">08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මැයි </text:span><text:span text:style-name="T12">5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pan text:style-name="T8">අම්මාගේ මල්ලි හදුන්වන නෑදෑකම කුමක් ද</text:span><text:span text:style-name="T9">?</text:span></text:p>
          </table:table-cell>
          <table:table-cell table:style-name="ce18" office:value-type="string" calcext:value-type="string">
            <text:p>මාමා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38">බාප්පා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යිය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ීය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pan text:style-name="T8">උඩවලවේ ජලාශය පිහිටා ඇත්තේ කිනම් දිස්ත්‍රික්කයේ ද</text:span><text:span text:style-name="T9">?</text:span></text:p>
          </table:table-cell>
          <table:table-cell table:style-name="ce17" office:value-type="string" calcext:value-type="string">
            <text:p>බදුල්ල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38">මහනුවර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38">මොණරාගල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රත්නපුර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pan text:style-name="T8">ජන වහරේ යෙදෙන ඔලොක්කු යන්නෙහි අර්ථය කුමක් ද</text:span><text:span text:style-name="T9">?</text:span></text:p>
          </table:table-cell>
          <table:table-cell table:style-name="ce17" office:value-type="string" calcext:value-type="string">
            <text:p>ඔඩොක්කු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ඔරලෝසු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රදම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ලක්කුව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<text:span text:style-name="T10"> </text:span><text:span text:style-name="T11">මේ අතරින් ආගමික ග්‍රන්ථයක් නොවන්නේ කුමක් ද</text:span><text:span text:style-name="T12">?</text:span></text:p>
          </table:table-cell>
          <table:table-cell table:style-name="ce17" office:value-type="string" calcext:value-type="string">
            <text:p>බයිබල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ුරාන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හාවංශය ත්‍රි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ිටක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නිස්සංකමල්ල රජු රජකම් කළේ කුමන නගරයක් කෙන්ද්‍ර කරගෙන ද?</text:p>
          </table:table-cell>
          <table:table-cell table:style-name="ce17" office:value-type="string" calcext:value-type="string">
            <text:p>අනුරාධපුර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ොළොන්නරුව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ඹදෙණි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යාපහුව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pan text:style-name="T8">වික්ටර් හියුගෝ යනු කවරෙක් ද</text:span><text:span text:style-name="T9">?</text:span></text:p>
          </table:table-cell>
          <table:table-cell table:style-name="ce17" office:value-type="string" calcext:value-type="string">
            <text:p>ක්‍රීඩකයෙකි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ලේඛකයෙකි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භෞතික විද්‍යාඥයෙක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ඇමෙරිකානු ජනාධිපත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<text:span text:style-name="T13">හිරු නැගෙන බිම යනුවෙන් හැඳින්වෙන රට කුමක්ද</text:span>?</text:p>
          </table:table-cell>
          <table:table-cell table:style-name="ce17" office:value-type="string" calcext:value-type="string">
            <text:p>චීන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එංගලන්ත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ජපාන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ඉතාලි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19" calcext:value-type="float">
            <text:p>119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<text:span text:style-name="T6">සෞරග්‍රහ මණ්ඩලයේ අභ්‍යන්තර ග්‍රහලෝක අතරට අයත් නොවන්නේ මින් කුමක්ද</text:span><text:span text:style-name="T7">?</text:span></text:p>
          </table:table-cell>
          <table:table-cell table:style-name="ce18" office:value-type="string" calcext:value-type="string">
            <text:p>බ්‍රහස්පති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ඟහරු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ුධ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38">සිකුරු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style-name="ce9" office:value-type="string" calcext:value-type="string">
            <text:p><text:span text:style-name="T8">රුසියාවට හා චීනයට අතර මැදි ව පිහිටා ඇති රට කුමක් ද</text:span><text:span text:style-name="T9">?</text:span></text:p>
          </table:table-cell>
          <table:table-cell table:style-name="ce17" office:value-type="string" calcext:value-type="string">
            <text:p>කසකස්ථාන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ොංගෝලියාව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උස්බෙකිස්තාන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රියාව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21" calcext:value-type="float">
            <text:p>121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වී ගොවිතැනේදී ගොයම් පෑගීම සඳහා භාවිතා කරන බිම් කොටස හඳුන්වන නම කුමක් ද?</text:p>
          </table:table-cell>
          <table:table-cell table:style-name="ce17" office:value-type="string" calcext:value-type="string">
            <text:p>කමත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ක්කඩ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හ නියර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ුරන් කුඹුර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<text:span text:style-name="T6">මේ අතරින් ලග්න දොළහකට අයත් නොවන්නේ කුමක්ද</text:span><text:span text:style-name="T7">?</text:span></text:p>
          </table:table-cell>
          <table:table-cell table:style-name="ce17" office:value-type="string" calcext:value-type="string">
            <text:p>මේෂ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ෘෂභ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ටක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ඔරිගම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23" calcext:value-type="float">
            <text:p>123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මාර්ග සංඥා ලෝක පද්ධතියක රථය නැවතීම සඳහා රතු වර්ණය දැන්වීම් පෙර දල්වන්නේ කුමන වර්ණය ද?</text:p>
          </table:table-cell>
          <table:table-cell table:style-name="ce17" office:value-type="string" calcext:value-type="string">
            <text:p>රතු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හ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ළ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ර්ණ තුනම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24" calcext:value-type="float">
            <text:p>124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<text:span text:style-name="T6">මෙම සංගීත භාණ්ඩ අතරින් පෙරදිග සංගීත භාණ්ඩ වලට අයත් නොවන්නේ කුමක් ද</text:span><text:span text:style-name="T7">?</text:span></text:p>
          </table:table-cell>
          <table:table-cell table:style-name="ce17" office:value-type="string" calcext:value-type="string">
            <text:p>පියානෝව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බ්ලාව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බට නළාව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ොරණෑ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<text:span text:style-name="T6">පෙරව සඳ කිරණ පිපි කුමුදු මල් වටින් යන කවිය ඇතුලත් සංදේශ කාව්‍යය කුමක්ද </text:span><text:span text:style-name="T7">?</text:span></text:p>
          </table:table-cell>
          <table:table-cell table:style-name="ce17" office:value-type="string" calcext:value-type="string">
            <text:p>ගිරා සන්දේශ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ැළලිහිණි සන්දේශ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<text:span text:style-name="T10"> </text:span><text:span text:style-name="T11">හංස සන්දේශය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ිරා සන්දේශ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pan text:style-name="T14"> </text:span><text:span text:style-name="T15">ටයිටැනික්ඇවටාර්  යන චිත්‍රපට අධ්‍යක්ෂණය කරන ලද්දේ කවරෙක් ද?</text:span></text:p>
          </table:table-cell>
          <table:table-cell table:style-name="ce17" office:value-type="string" calcext:value-type="string">
            <text:p>ස්විටන් ස්පිල්බර්ග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">මෙල්</text:span><text:span text:style-name="T18"> ගිබ්සන්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ොන් හොවාර්ඩ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29"> </text:span><text:span text:style-name="T30">ජේම්ස් කැමරන්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<text:span text:style-name="T10"> </text:span><text:span text:style-name="T11">ශ්‍රී සුමංගල ශබ්ද කෝෂය සම්පාදනය කළ හිමිපාණන් කවුරුන්ද</text:span><text:span text:style-name="T12">?</text:span></text:p>
          </table:table-cell>
          <table:table-cell table:style-name="ce17" office:value-type="string" calcext:value-type="string">
            <text:p>වැලිවිට සෝමරතන හිමි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ංඝරාජ හිම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29"> </text:span><text:span text:style-name="T30">හික්කඩුවේ සුමංගල හිමි 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යක්කඩුවේ පඤ්ඤාරාම හිම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<text:span text:style-name="T6">උතුරටත් නැගෙනහිරටත් අතර පිහිටි දිශාව කුමක්ද </text:span><text:span text:style-name="T7">?</text:span></text:p>
          </table:table-cell>
          <table:table-cell table:style-name="ce17" office:value-type="string" calcext:value-type="string">
            <text:p>ඊසාන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යඹ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ිනිකොන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ිරිත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<text:span text:style-name="T6">සිංහල හෝඩියේ දත් ආශ්‍රිතව උපදින අක්ෂරය හඳුන්වන්නේ කුමන නමකින්ද</text:span><text:span text:style-name="T7">?</text:span></text:p>
          </table:table-cell>
          <table:table-cell table:style-name="ce17" office:value-type="string" calcext:value-type="string">
            <text:p>දන්තජ අක්ෂර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ඔෂ්ඨජ අක්ෂර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ත්තෝෂ්ඨජ අක්ෂර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ුර්ධජ අක්ෂර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30" calcext:value-type="float">
            <text:p>130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pan text:style-name="T14"> </text:span><text:span text:style-name="T15">කන්නේ කරවලයි රට හාලේ බතට යන ජන කවිය අයත් වන්නේ කුමන වර්ගයට ද?</text:span></text:p>
          </table:table-cell>
          <table:table-cell table:style-name="ce17" office:value-type="string" calcext:value-type="string">
            <text:p>පාරු කවි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රත්ත කව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තල් කවි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ෙළුම් කවි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pan text:style-name="T8">කයිසාරුවත්තේ කරවලයි ප්‍රධාන ලෙස හමුවන ප්‍රකට සිංහල නවකතාව කුමක් ද</text:span><text:span text:style-name="T9">?</text:span></text:p>
          </table:table-cell>
          <table:table-cell table:style-name="ce17" office:value-type="string" calcext:value-type="string">
            <text:p>හිඟන කොල්ල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ම්පෙරළි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විරාගය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ීන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පුලතිසිපුරය නමින් අතීතයේ හැදින් හඳුන්වනු ලැබූ නගරය කුමක් ද?</text:p>
          </table:table-cell>
          <table:table-cell table:style-name="ce17" office:value-type="string" calcext:value-type="string">
            <text:p>අනුරාධපුර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ම්පොල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ීගිරි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29"> </text:span><text:span text:style-name="T39">-</text:span><text:span text:style-name="T30">පොලොන්නරුව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<text:span text:style-name="T10"> </text:span><text:span text:style-name="T11">එක්දින ක්‍රිකට් ලකුණු </text:span><text:span text:style-name="T12">18000 </text:span><text:span text:style-name="T11">පසු කළ පළමු ක්‍රීඩකයා කවුරුන්ද </text:span><text:span text:style-name="T12">?</text:span></text:p>
          </table:table-cell>
          <table:table-cell table:style-name="ce17" office:value-type="string" calcext:value-type="string">
            <text:p>සුනිල් ගවස්කාර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ඩේවිඩ් ගවර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චින් තෙන්ඩුල්කාර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නත් ජයසුරි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pan text:style-name="T8">ඉලියඩ් හා ඔඩිසි යන ප්‍රකට වීරකාව්‍ය දෙකක් රචකයා කවු ද</text:span><text:span text:style-name="T9">?</text:span></text:p>
          </table:table-cell>
          <table:table-cell table:style-name="ce17" office:value-type="string" calcext:value-type="string">
            <text:p>සොෆොක්ලිස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ිකලස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ෝමර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ර්නට්ස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<text:span text:style-name="T8">දුන්න විදින ලද ඊතලයක් බිම පතිත වන වන දුර හඳුන්වන්නේ කෙසේ ද</text:span><text:span text:style-name="T9">?</text:span></text:p>
          </table:table-cell>
          <table:table-cell table:style-name="ce17" office:value-type="string" calcext:value-type="string">
            <text:p>දියමංකඩ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දියකැටපහන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ුණු දි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ඩුබස්නාමානය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136" calcext:value-type="float">
            <text:p>136</text:p>
          </table:table-cell>
          <table:table-cell table:style-name="ce2" office:value-type="float" office:value="10" calcext:value-type="float">
            <text:p>10</text:p>
          </table:table-cell>
          <table:table-cell table:style-name="ce6" office:value-type="string" calcext:value-type="string">
            <text:p><text:span text:style-name="T6">ජනවහරට අනුව කතරගම දෙවියන්ට මුහුණු කීයද</text:span><text:span text:style-name="T7">?</text:span></text:p>
          </table:table-cell>
          <table:table-cell table:style-name="ce17" office:value-type="string" calcext:value-type="string">
            <text:p>මුහුණු එකයි </text:p>
          </table:table-cell>
          <table:table-cell office:value-type="float" office:value="0" calcext:value-type="float">
            <text:p>0</text:p>
          </table:table-cell>
          <table:table-cell table:style-name="ce35" table:number-columns-repeated="1018"/>
        </table:table-row>
        <table:table-row table:style-name="ro1">
          <table:table-cell table:style-name="ce2" table:number-columns-repeated="3"/>
          <table:table-cell table:style-name="ce7"/>
          <table:table-cell table:style-name="ce17" office:value-type="string" calcext:value-type="string">
            <text:p>මූහුණු තුනයි </text:p>
          </table:table-cell>
          <table:table-cell office:value-type="float" office:value="0" calcext:value-type="float">
            <text:p>0</text:p>
          </table:table-cell>
          <table:table-cell table:style-name="ce35" table:number-columns-repeated="1018"/>
        </table:table-row>
        <table:table-row table:style-name="ro1">
          <table:table-cell table:style-name="ce2" table:number-columns-repeated="3"/>
          <table:table-cell table:style-name="ce7"/>
          <table:table-cell table:style-name="ce17" office:value-type="string" calcext:value-type="string">
            <text:p>මුහුණු සයයි</text:p>
          </table:table-cell>
          <table:table-cell table:style-name="ce29" office:value-type="float" office:value="1" calcext:value-type="float">
            <text:p>1</text:p>
          </table:table-cell>
          <table:table-cell table:style-name="ce35" table:number-columns-repeated="1018"/>
        </table:table-row>
        <table:table-row table:style-name="ro1">
          <table:table-cell table:style-name="ce2" table:number-columns-repeated="3"/>
          <table:table-cell table:style-name="ce7"/>
          <table:table-cell table:style-name="ce17" office:value-type="string" calcext:value-type="string">
            <text:p>මූහුණු අටයි</text:p>
          </table:table-cell>
          <table:table-cell office:value-type="float" office:value="0" calcext:value-type="float">
            <text:p>0</text:p>
          </table:table-cell>
          <table:table-cell table:style-name="ce35" table:number-columns-repeated="1018"/>
        </table:table-row>
        <table:table-row table:style-name="ro2">
          <table:table-cell table:number-columns-repeated="2" table:style-name="ce2" office:value-type="float" office:value="137" calcext:value-type="float">
            <text:p>137</text:p>
          </table:table-cell>
          <table:table-cell table:style-name="ce2" office:value-type="float" office:value="10" calcext:value-type="float">
            <text:p>10</text:p>
          </table:table-cell>
          <table:table-cell table:style-name="ce9" office:value-type="string" calcext:value-type="string">
            <text:p><text:span text:style-name="T8">ශ්‍රී ලංකාවේ මුහුදු වෙරළක් නැති දිස්ත්‍රික්කය පිහිටා ඇති පළාත මින් කුමක් ද</text:span><text:span text:style-name="T9">?‍</text:span></text:p>
          </table:table-cell>
          <table:table-cell table:style-name="ce17" office:value-type="string" calcext:value-type="string">
            <text:p>උතුරු </text:p>
          </table:table-cell>
          <table:table-cell office:value-type="float" office:value="0" calcext:value-type="float">
            <text:p>0</text:p>
          </table:table-cell>
          <table:table-cell table:style-name="ce35" table:number-columns-repeated="1018"/>
        </table:table-row>
        <table:table-row table:style-name="ro1">
          <table:table-cell table:style-name="ce2" table:number-columns-repeated="3"/>
          <table:table-cell table:style-name="ce7"/>
          <table:table-cell table:style-name="ce17" office:value-type="string" calcext:value-type="string">
            <text:p>නැගෙනහිර </text:p>
          </table:table-cell>
          <table:table-cell office:value-type="float" office:value="0" calcext:value-type="float">
            <text:p>0</text:p>
          </table:table-cell>
          <table:table-cell table:style-name="ce35" table:number-columns-repeated="1018"/>
        </table:table-row>
        <table:table-row table:style-name="ro1">
          <table:table-cell table:style-name="ce2" table:number-columns-repeated="3"/>
          <table:table-cell table:style-name="ce7"/>
          <table:table-cell table:style-name="ce17" office:value-type="string" calcext:value-type="string">
            <text:p>වයඹ </text:p>
          </table:table-cell>
          <table:table-cell table:style-name="ce29" office:value-type="float" office:value="1" calcext:value-type="float">
            <text:p>1</text:p>
          </table:table-cell>
          <table:table-cell table:style-name="ce35" table:number-columns-repeated="1018"/>
        </table:table-row>
        <table:table-row table:style-name="ro1">
          <table:table-cell table:style-name="ce2" table:number-columns-repeated="3"/>
          <table:table-cell table:style-name="ce7"/>
          <table:table-cell table:style-name="ce17" office:value-type="string" calcext:value-type="string">
            <text:p>සබරගමුව </text:p>
          </table:table-cell>
          <table:table-cell office:value-type="float" office:value="0" calcext:value-type="float">
            <text:p>0</text:p>
          </table:table-cell>
          <table:table-cell table:style-name="ce35" table:number-columns-repeated="1018"/>
        </table:table-row>
        <table:table-row table:style-name="ro2">
          <table:table-cell table:number-columns-repeated="2" table:style-name="ce2" office:value-type="float" office:value="138" calcext:value-type="float">
            <text:p>138</text:p>
          </table:table-cell>
          <table:table-cell table:style-name="ce2" office:value-type="float" office:value="10" calcext:value-type="float">
            <text:p>10</text:p>
          </table:table-cell>
          <table:table-cell table:style-name="ce9" office:value-type="string" calcext:value-type="string">
            <text:p><text:span text:style-name="T8">ගහක් පුරා සුදු බිත්තර මෙම තේරවිල්ලෙන් කියවෙන්නේ කුමන ගසක් ගැන ද</text:span><text:span text:style-name="T9">?</text:span></text:p>
          </table:table-cell>
          <table:table-cell table:style-name="ce17" office:value-type="string" calcext:value-type="string">
            <text:p>පොල්</text:p>
          </table:table-cell>
          <table:table-cell office:value-type="float" office:value="0" calcext:value-type="float">
            <text:p>0</text:p>
          </table:table-cell>
          <table:table-cell table:style-name="ce35" table:number-columns-repeated="1018"/>
        </table:table-row>
        <table:table-row table:style-name="ro1">
          <table:table-cell table:style-name="ce2" table:number-columns-repeated="3"/>
          <table:table-cell table:style-name="ce7"/>
          <table:table-cell table:style-name="ce17" office:value-type="string" calcext:value-type="string">
            <text:p>තල්</text:p>
          </table:table-cell>
          <table:table-cell office:value-type="float" office:value="0" calcext:value-type="float">
            <text:p>0</text:p>
          </table:table-cell>
          <table:table-cell table:style-name="ce35" table:number-columns-repeated="1018"/>
        </table:table-row>
        <table:table-row table:style-name="ro1">
          <table:table-cell table:style-name="ce2" table:number-columns-repeated="3"/>
          <table:table-cell table:style-name="ce7"/>
          <table:table-cell table:style-name="ce18" office:value-type="string" calcext:value-type="string">
            <text:p><text:span text:style-name="T29"> </text:span><text:span text:style-name="T30">දිවුල්</text:span></text:p>
          </table:table-cell>
          <table:table-cell office:value-type="float" office:value="1" calcext:value-type="float">
            <text:p>1</text:p>
          </table:table-cell>
          <table:table-cell table:style-name="ce35" table:number-columns-repeated="1018"/>
        </table:table-row>
        <table:table-row table:style-name="ro1">
          <table:table-cell table:style-name="ce2" table:number-columns-repeated="3"/>
          <table:table-cell table:style-name="ce7"/>
          <table:table-cell table:style-name="ce17" office:value-type="string" calcext:value-type="string">
            <text:p>කිතුල්</text:p>
          </table:table-cell>
          <table:table-cell office:value-type="float" office:value="0" calcext:value-type="float">
            <text:p>0</text:p>
          </table:table-cell>
          <table:table-cell table:style-name="ce35" table:number-columns-repeated="1018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pan text:style-name="T8">ජම්බුද්වීපය යනු කුමක් ද</text:span><text:span text:style-name="T9">?</text:span></text:p>
          </table:table-cell>
          <table:table-cell table:style-name="ce17" office:value-type="string" calcext:value-type="string">
            <text:p>ජම්බු වත්ත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35" table:number-columns-repeated="1017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ිව්‍ය ලෝක 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35" table:number-columns-repeated="1017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පාය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35" table:number-columns-repeated="1017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දඹදිව</text:p>
          </table:table-cell>
          <table:table-cell table:style-name="ce29" office:value-type="float" office:value="1" calcext:value-type="float">
            <text:p>1</text:p>
          </table:table-cell>
          <table:table-cell table:style-name="ce2"/>
          <table:table-cell table:style-name="ce35" table:number-columns-repeated="101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pan text:style-name="T8">ප්‍රත්‍යස්ථ බව හෙවත් ඇදෙනසුලු බව ඇත්තේ මින් කුමකට ද</text:span><text:span text:style-name="T9">?</text:span></text:p>
          </table:table-cell>
          <table:table-cell table:style-name="ce17" office:value-type="string" calcext:value-type="string">
            <text:p>රබර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ී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්ලාස්ටික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යකඩ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pan text:style-name="T8">අධික අවුරුද්දකට ඇති ගෙන ගණන කීය ද</text:span><text:span text:style-name="T9">?</text:span></text:p>
          </table:table-cell>
          <table:table-cell table:style-name="ce17" office:value-type="float" office:value="364" calcext:value-type="float">
            <text:p>36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367" calcext:value-type="float">
            <text:p>367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pan text:style-name="T8">ශාක පත්‍ර මගින් ජලය පිට කිරීමේ ක්‍රියාවලිය හැඳින්වෙන්නේ කුමන නමකින් ද</text:span><text:span text:style-name="T9">?</text:span></text:p>
          </table:table-cell>
          <table:table-cell table:style-name="ce17" office:value-type="string" calcext:value-type="string">
            <text:p>වාෂ්පීකරණ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උත්ස්වේදන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ර්තතාව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ිමායන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මේ අතරින් නොගැලපෙන නාමය කුමක් ද?</text:p>
          </table:table-cell>
          <table:table-cell table:style-name="ce17" office:value-type="string" calcext:value-type="string">
            <text:p>චාලි චැප්ලිය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">ෆ්‍රෙඩ් </text:span><text:span text:style-name="T18"> සිල්වා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ිස්ට බින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එඩ් ජයමාන්න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pan text:style-name="T14"> </text:span><text:span text:style-name="T15">සුසිර වාද්‍ය භාණ්ඩයක් හෙවත් සුලඟේ ආධාරයෙන් වාදනය කරන සංගීත භාණ්ඩයක් නොවන්නේ මින් කුමක් ද</text:span><text:span text:style-name="T16">?</text:span></text:p>
          </table:table-cell>
          <table:table-cell table:style-name="ce17" office:value-type="string" calcext:value-type="string">
            <text:p>පන්තේරුව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ොරණෑව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ශංඛ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ම්බු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pan text:style-name="T8">ආභරණ සෑදීමට භාවිත නො වෙන්නේ මොනවා ද</text:span><text:span text:style-name="T9">?</text:span></text:p>
          </table:table-cell>
          <table:table-cell table:style-name="ce17" office:value-type="string" calcext:value-type="string">
            <text:p>රත්කර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ිදි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්ලැටිනම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ිනිරන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10" calcext:value-type="float">
            <text:p>10</text:p>
          </table:table-cell>
          <table:table-cell table:style-name="ce9" office:value-type="string" calcext:value-type="string">
            <text:p><text:span text:style-name="T8">හංඟුර බව බිදෙනසුලු භාවය හේ ඇත්තේ මින් කුමකට ද </text:span><text:span text:style-name="T9">?</text:span></text:p>
          </table:table-cell>
          <table:table-cell table:style-name="ce17" office:value-type="string" calcext:value-type="string">
            <text:p>රබර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්ලාස්ටික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වීදුරු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ෙලෙක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මේ අතරින් වැඩිම දිස්ත්‍රික්ක සංඛ්‍යාවක් ඇති පලාත කුමක්ද ඝ</text:p>
          </table:table-cell>
          <table:table-cell table:style-name="ce17" office:value-type="string" calcext:value-type="string">
            <text:p>දකුණු පළාත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උතුරු පළාත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ැගෙනහිර පළාත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ස්නාහිර පළාත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48" calcext:value-type="float">
            <text:p>148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දද යන වචනේ අරුත ට සමාන එකදු වදනක්වත් නොමැති වදන් ද්විත්ව ය තෝරන්න</text:p>
          </table:table-cell>
          <table:table-cell table:style-name="ce17" office:value-type="string" calcext:value-type="string">
            <text:p><text:span text:style-name="T6">ලෙළෙන </text:span><text:span text:style-name="T7">, </text:span><text:span text:style-name="T6">ධජය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6">දැවෙන</text:span><text:span text:style-name="T7">, </text:span><text:span text:style-name="T6">කුෂ්ඨය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6">දිලෙන </text:span><text:span text:style-name="T7">,</text:span><text:span text:style-name="T6">රජය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29"> </text:span><text:span text:style-name="T30">දුෂ්ට</text:span><text:span text:style-name="T39">, </text:span><text:span text:style-name="T30">බමුණා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49" calcext:value-type="float">
            <text:p>149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<text:span text:style-name="T6">එල්ලෙන්න යන මිනිහත් ලාබෙට කඹ එව්වලු යන පිරුළෙන් කියවෙන්නේ කුමක්ද </text:span><text:span text:style-name="T7">?</text:span></text:p>
          </table:table-cell>
          <table:table-cell table:style-name="ce17" office:value-type="string" calcext:value-type="string">
            <text:p>කෑදරකම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පුරුකම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ෝභ කම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ොහොසත්කම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<text:span text:style-name="T10"> </text:span><text:span text:style-name="T11">ආයුධ මෙවලම් තනන ද්‍රව්‍යයක් නොවන්නේ මින් කුමක්ද </text:span><text:span text:style-name="T12">?</text:span></text:p>
          </table:table-cell>
          <table:table-cell table:style-name="ce17" office:value-type="string" calcext:value-type="string">
            <text:p>යකඩ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ානේ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ැ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පු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<text:span text:style-name="T10"> </text:span><text:span text:style-name="T11">මට මහළු වයසේ බැරිය වෙණ ගායනා පෙර සේ මෙසේ කීපය කවුද</text:span><text:span text:style-name="T12">/</text:span></text:p>
          </table:table-cell>
          <table:table-cell table:style-name="ce17" office:value-type="string" calcext:value-type="string">
            <text:p>මූසිල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ගුත්තිල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ුස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ල්ලීස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<text:span text:style-name="T6">මාවනැල්ලේ උතුවන්කන්ද සමග දැඩි ලෙස බද්ධ වූ ප්‍රසිද්ධ පුද්ගලයා කවුද </text:span><text:span text:style-name="T7">?</text:span></text:p>
          </table:table-cell>
          <table:table-cell table:style-name="ce17" office:value-type="string" calcext:value-type="string">
            <text:p>වීර පුරන් අප්පු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ූර සරදියෙල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ද්දුම බණ්ඩාර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ොංගාලේගොඩබණ්ඩ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<text:span text:style-name="T6">රටක මූල්‍ය ප්‍රතිපත්තිය හැසිරවීමේ ප්‍රධාන ලේඛනය වන්නේ කුමක්ද </text:span><text:span text:style-name="T7">?</text:span></text:p>
          </table:table-cell>
          <table:table-cell table:style-name="ce17" office:value-type="string" calcext:value-type="string">
            <text:p>මහබැංකු වාර්තාව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ණ්ඩුක්‍රම විවස්ථා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ාජ්‍ය ණය වාර්තා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යවැය ලේඛන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54" calcext:value-type="float">
            <text:p>154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<text:span text:style-name="T6">හරිම බඩු හයක් දුන්න දුනුගමුවේ හා මරා මරාසාද් යන නාට්‍යවල නිශ්පාදකයා කවුද </text:span><text:span text:style-name="T7">?</text:span></text:p>
          </table:table-cell>
          <table:table-cell table:style-name="ce17" office:value-type="string" calcext:value-type="string">
            <text:p>ජයසේකර අපොන්සු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යිමන් නවගත්තේගම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ූෂන් බුලත්සිංහල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ුගතපාල ද සිල්වා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<text:span text:style-name="T6">මැද්දට පාපිල්ලක් එකතු වූ විට උපදින්නේ කුමක්ද </text:span><text:span text:style-name="T7">?</text:span></text:p>
          </table:table-cell>
          <table:table-cell table:style-name="ce17" office:value-type="string" calcext:value-type="string">
            <text:p>මිද්ද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ැද්ද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ෙද්ද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8" office:value-type="string" calcext:value-type="string">
            <text:p>මුද්ද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56" calcext:value-type="float">
            <text:p>156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<text:span text:style-name="T6">ජනවහරට අනුව මිහරකාගේ කරේ </text:span><text:span text:style-name="T17">ඈදුවා</text:span><text:span text:style-name="T18"> වගේ කියන්නේ කුමන හරකා ද </text:span><text:span text:style-name="T19">?</text:span></text:p>
          </table:table-cell>
          <table:table-cell table:style-name="ce17" office:value-type="string" calcext:value-type="string">
            <text:p>එල හරකා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කුළු හරකා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උළු හරක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ළු හරක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<text:span text:style-name="T6">ගෝලයක් නොවන බෝලයක් සහිත ක්‍රීඩාව කුමක්ද</text:span><text:span text:style-name="T7">?</text:span></text:p>
          </table:table-cell>
          <table:table-cell table:style-name="ce17" office:value-type="string" calcext:value-type="string">
            <text:p>ක්‍රිකට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රගර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ොලිෆ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ොකී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<text:span text:style-name="T6">ජනවහරට අනුව විමානය තියෙන්නේ කාගේ හැටියටද</text:span><text:span text:style-name="T7">?</text:span></text:p>
          </table:table-cell>
          <table:table-cell table:style-name="ce17" office:value-type="string" calcext:value-type="string">
            <text:p>සතාගේ හැටියට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කතාවේ හැටියට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යකාගෙ හැටියට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තාගේ හැටියට විට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59" calcext:value-type="float">
            <text:p>159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<text:span text:style-name="T6">තැම්බිමෙන් තොරව සහල් බවට පත් කළ විට හඳුනා ගන්නේ කුමන නමකින්ද </text:span><text:span text:style-name="T7">?</text:span></text:p>
          </table:table-cell>
          <table:table-cell table:style-name="ce17" office:value-type="string" calcext:value-type="string">
            <text:p>කැකුළු හාල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උලුහාල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ුනු හාල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ම්බපු හාල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60" calcext:value-type="float">
            <text:p>160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<text:span text:style-name="T6">සාමාන්‍ය නිරෝගි පුද්ගලයෙකුගේ හදවත විනාඩියකට ස්පන්දනය වන සම්මත වාර ගණන කීයද </text:span><text:span text:style-name="T7">?</text:span></text:p>
          </table:table-cell>
          <table:table-cell table:style-name="ce17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<text:span text:style-name="T10"> </text:span><text:span text:style-name="T11">නිපොන් යන නමින් ද හැදින්වෙන ආසියානු රට කුමක්ද </text:span><text:span text:style-name="T12">?</text:span></text:p>
          </table:table-cell>
          <table:table-cell table:style-name="ce17" office:value-type="string" calcext:value-type="string">
            <text:p>කොරියා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ායිලන්ත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චීනය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ජපාන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<text:span text:style-name="T6">සෑම ක්‍රියාවකටම සමාන වුවත් ප්‍රතිවිරුද්ධ වූ ප්‍රතික්‍රියාවක් ඇත මෙය කාගේ කියමනක්ද</text:span><text:span text:style-name="T7">/</text:span></text:p>
          </table:table-cell>
          <table:table-cell table:style-name="ce17" office:value-type="string" calcext:value-type="string">
            <text:p>ගැලීලියෝ ගැලීලි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යිසැක් නිව්ටන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කිමිඩිස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ඇල්බට් අයිස්ටයින්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<text:span text:style-name="T6">තායිලන්ත මවකට දාව උපන් සුප්‍රසිද්ධ ඇමරිකානු ක්‍රීඩකයා කවුද </text:span><text:span text:style-name="T7">?</text:span></text:p>
          </table:table-cell>
          <table:table-cell table:style-name="ce17" office:value-type="string" calcext:value-type="string">
            <text:p>අර්නල්ඩ් පාමර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ටයිගර් වුඩ්ස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ජැක් නිකල්ස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<text:span text:style-name="T1">ෆිල් මයිකල්සන්</text:span><text:span text:style-name="T18">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<text:span text:style-name="T6">එළාර රජ විසින් රජකම ලබා ගත්තේ කවර රජෙකු පරාජය කිරීමෙන් ද</text:span><text:span text:style-name="T7">?</text:span></text:p>
          </table:table-cell>
          <table:table-cell table:style-name="ce18" office:value-type="string" calcext:value-type="string">
            <text:p>අසේල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මුටසීව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දප්පුල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අග්බෝ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table:style-name="ce6" office:value-type="string" calcext:value-type="string">
            <text:p><text:span text:style-name="T6">සිංහපාදය පිහිටා ඇත්තේ කොහේද</text:span><text:span text:style-name="T7">?</text:span></text:p>
          </table:table-cell>
          <table:table-cell table:style-name="ce17" office:value-type="string" calcext:value-type="string">
            <text:p>තිවංක පිළිමගේ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ඇම්බැක්කේ දේවාලයේ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ීගිරියේ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සුරුමුණි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<text:span text:style-name="T6">බෞද්ධ සාහිත්‍යයට අනුව රා බී මත් වී බුදුන්වහන්සේගේ ඉදිරියට ආ ඇතා කවුද</text:span><text:span text:style-name="T7">?</text:span></text:p>
          </table:table-cell>
          <table:table-cell table:style-name="ce17" office:value-type="string" calcext:value-type="string">
            <text:p>නාලාගිරි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ඇලි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ණ්ඩුල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ර්වත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67" calcext:value-type="float">
            <text:p>167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<text:span text:style-name="T6">අංශක </text:span><text:span text:style-name="T7">90 </text:span><text:span text:style-name="T6">ත් අංශක </text:span><text:span text:style-name="T7">180° </text:span><text:span text:style-name="T6">අතර විශාලත්වයෙන් යුතු කෝණය හැඳින්වෙන නම කුමක්ද </text:span><text:span text:style-name="T7">?</text:span></text:p>
          </table:table-cell>
          <table:table-cell table:style-name="ce17" office:value-type="string" calcext:value-type="string">
            <text:p>සෘජුකෝණ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හා කෝණ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ුළු කෝණ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්‍රතිමුඛ කෝණ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<text:span text:style-name="T6">රන්මසු උයන පිහිටියේ කොහෙද</text:span><text:span text:style-name="T7">?</text:span></text:p>
          </table:table-cell>
          <table:table-cell table:style-name="ce17" office:value-type="string" calcext:value-type="string">
            <text:p>මහනුවර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නුරාධපුරයේ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ොළොන්නරුවේ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ීඝවාපි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<text:span text:style-name="T10"> </text:span><text:span text:style-name="T11">ආකිමිඩීස් නිරුවතින් දිව ගියේ කුමක් පවසමින් ද</text:span><text:span text:style-name="T12">?</text:span></text:p>
          </table:table-cell>
          <table:table-cell table:style-name="ce17" office:value-type="string" calcext:value-type="string">
            <text:p>සඳරේඛ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ුරේක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යුරේකා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රේක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<text:span text:style-name="T6">නා ගස ජාතික වෘක්ෂය ලෙසත් නිල්මහනෙල්  මල ජාතික පුෂ්පය ලෙසත් නම් කිරීමට කැබිනට් අනුමැතිය හිමිවූ වසර කුමක්ද</text:span><text:span text:style-name="T7">?</text:span></text:p>
          </table:table-cell>
          <table:table-cell table:style-name="ce17"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<text:span text:style-name="T10"> </text:span><text:span text:style-name="T11">ජොන් ඩොල්ටන් ලොව ඉදිරිපත් කළ නූතන වාදය කුමක්ද </text:span><text:span text:style-name="T12">?</text:span></text:p>
          </table:table-cell>
          <table:table-cell table:style-name="ce17" office:value-type="string" calcext:value-type="string">
            <text:p>සමාජවාදය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පරමාණුක වාද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ාපේක්ෂතාවාද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3" table:number-columns-repeated="2"/>
          <table:table-cell/>
          <table:table-cell table:style-name="ce7"/>
          <table:table-cell table:style-name="ce17" office:value-type="string" calcext:value-type="string">
            <text:p>මාක්ස්වාද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<text:span text:style-name="T6">විදේශයෙන් හඳුන්වාදුන් මත්ස්‍ය විශේෂයක් වන්නේ කුමන විශේෂයද</text:span><text:span text:style-name="T7">?</text:span></text:p>
          </table:table-cell>
          <table:table-cell table:style-name="ce17" office:value-type="string" calcext:value-type="string">
            <text:p>සංගිලිය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න්නය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ල් පූට්ටුව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ං ආර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73" calcext:value-type="float">
            <text:p>173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<text:span text:style-name="T6">මුල්ම කෘතිය ඩයි වර්ගය ලොවට හඳුන්වාදීමේ ගෞරවය හිමිවන්නේ කාටද </text:span><text:span text:style-name="T7">?</text:span></text:p>
          </table:table-cell>
          <table:table-cell table:style-name="ce17" office:value-type="string" calcext:value-type="string">
            <text:p>ඇලෙක්සැන්ඩර් ප්ලෙමිං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ලියම් පර්කින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ර්ල් <text:s/>ග්‍රීට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අර්නස්ට් සොල්වේ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<text:span text:style-name="T13">දල් ඒකකයක් ලෙස ඩොලර් භාවිතා කරන රට මින් කුමක්ද </text:span>?</text:p>
          </table:table-cell>
          <table:table-cell table:style-name="ce17" office:value-type="string" calcext:value-type="string">
            <text:p>පාකිස්තාන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ඇමෙරිකාව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ජපාන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්‍රංශ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<text:span text:style-name="T6">පෙරේදා ඉරිදා නමින් අනිද්දා කවදාද </text:span><text:span text:style-name="T7">?</text:span></text:p>
          </table:table-cell>
          <table:table-cell table:style-name="ce17" office:value-type="string" calcext:value-type="string">
            <text:p>අඟහරුවාද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දාද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බ්‍රහස්පතින්දා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ිකුරාද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<text:span text:style-name="T6">ශාක පත්‍ර වල ගොටු බදින්නේ මින් කවරෙක්ද</text:span><text:span text:style-name="T7">?</text:span></text:p>
          </table:table-cell>
          <table:table-cell table:style-name="ce17" office:value-type="string" calcext:value-type="string">
            <text:p>කඩිය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ඇඹලය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ිමිය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ූඹිය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77" calcext:value-type="float">
            <text:p>177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<text:span text:style-name="T6">මොරටුව අයත් වන්නේ කුමන දිස්ත්‍රික්කයටද</text:span><text:span text:style-name="T7">?</text:span></text:p>
          </table:table-cell>
          <table:table-cell table:style-name="ce17" office:value-type="string" calcext:value-type="string">
            <text:p>කළුතර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ළඹ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ගම්පහ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ගාල්ල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<text:span text:style-name="T6">මහනුවර දළදා පෙරහැරේ මුල්ම ගමන් කරන්නේ කුමන කණ්ඩායම ද</text:span><text:span text:style-name="T7">?</text:span></text:p>
          </table:table-cell>
          <table:table-cell table:style-name="ce17" office:value-type="string" calcext:value-type="string">
            <text:p>කසකරුවන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ෙර වාදකයන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ලි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ෙස් නැට්ටුවන්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79" calcext:value-type="float">
            <text:p>179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<text:span text:style-name="T10"> </text:span><text:span text:style-name="T11">වල් පැළෑටියක් නොවන්නේ මින් කුමක්ද</text:span><text:span text:style-name="T12">?</text:span></text:p>
          </table:table-cell>
          <table:table-cell table:style-name="ce17" office:value-type="string" calcext:value-type="string">
            <text:p>තම්පලා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ගිරා පලා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ෙල්මාරුක්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කුඩ මැට්ට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style-name="ce6" office:value-type="string" calcext:value-type="string">
            <text:p><text:span text:style-name="T6">දකුණු පළාතට අයත් දිස්ත්රික්ක ගණන කීයද </text:span><text:span text:style-name="T7">?</text:span>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81" calcext:value-type="float">
            <text:p>181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6">හය කුර යනු කුමක්ද </text:span><text:span text:style-name="T7">?</text:span></text:p>
          </table:table-cell>
          <table:table-cell table:style-name="ce17" office:value-type="string" calcext:value-type="string">
            <text:p><text:span text:style-name="T6">කූර </text:span><text:span text:style-name="T17">හයකි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ව කුර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කුරු හයකි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ශ්වයන්ගේ කුර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82" calcext:value-type="float">
            <text:p>182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6">පනා වර්ගයක් නො වන්නේ කුමක්ද</text:span><text:span text:style-name="T7">?</text:span></text:p>
          </table:table-cell>
          <table:table-cell table:style-name="ce17" office:value-type="string" calcext:value-type="string">
            <text:p>අං පනා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ැමි පනා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ළපනාව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ැති පනාව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83" calcext:value-type="float">
            <text:p>183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6">මේ අතරින් නොගැලපෙන පදය කුමක්ද</text:span><text:span text:style-name="T7">?</text:span></text:p>
          </table:table-cell>
          <table:table-cell table:style-name="ce17" office:value-type="string" calcext:value-type="string">
            <text:p>අත්තම්මා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ොකු අම්ම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හම්මා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ැන්දම්මා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84" calcext:value-type="float">
            <text:p>184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6">ගල්ලෙන බිදලා ගීතය ඇතුළත් මහාචාර්ය සරච්චන්ද්‍රයන්ගේ නාට්‍ය කුමක්ද </text:span><text:span text:style-name="T7">?</text:span></text:p>
          </table:table-cell>
          <table:table-cell table:style-name="ce17" office:value-type="string" calcext:value-type="string">
            <text:p>සිංහබාහු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නමේ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හා සාර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ෝමහන්ස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85" calcext:value-type="float">
            <text:p>185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6">ජනවහරට අනුව හොරාට කලින් වැට පනින්නේ කුමක්ද </text:span><text:span text:style-name="T7">?</text:span></text:p>
          </table:table-cell>
          <table:table-cell table:style-name="ce17" office:value-type="string" calcext:value-type="string">
            <text:p>කෙහෙල් මල කෙ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ෙහෙල්කැන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ෙහෙල් ගස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ෙහෙල් කොළ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86" calcext:value-type="float">
            <text:p>186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6">මත්ස්‍යයන්ගේ ක්‍රියාවලිය සිදු වන්නේ කුමක්ද </text:span><text:span text:style-name="T7">?</text:span></text:p>
          </table:table-cell>
          <table:table-cell table:style-name="ce17" office:value-type="string" calcext:value-type="string">
            <text:p>සම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රපොතු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රමල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මුඛයට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87" calcext:value-type="float">
            <text:p>187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6">නිලයනට හෝ පදවියකට පත් කිරීමේදී ප්‍රදානය කරන ලියැවිල්ල කුමක්ද </text:span><text:span text:style-name="T7">?</text:span></text:p>
          </table:table-cell>
          <table:table-cell table:style-name="ce17" office:value-type="string" calcext:value-type="string">
            <text:p>අක්ත පත්‍ර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ංචතන්ත්‍ර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ශාක පත්‍රය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ඥා පනත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6">ගියා වැද්දෝ නොම විද්දෝ මෙම ගීතය කාණ්ඩ යටතේ කවර නාට්‍යයක ද</text:span><text:span text:style-name="T7">?</text:span></text:p>
          </table:table-cell>
          <table:table-cell table:style-name="ce17" office:value-type="string" calcext:value-type="string">
            <text:p>කුවේණි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නමේ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ත්‍රං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කපුවා කපෝති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89" calcext:value-type="float">
            <text:p>189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6">ශුද්ධ සිංහලයා හඳුන්වන පදය මින් කවරෙක්ද</text:span><text:span text:style-name="T7">?</text:span></text:p>
          </table:table-cell>
          <table:table-cell table:style-name="ce17" office:value-type="string" calcext:value-type="string">
            <text:p>එළිවැට 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එළු මන්දාව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0"> </text:span><text:span text:style-name="T11">එළු අත්ත ගාලු වංශය </text:span>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එළුව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90" calcext:value-type="float">
            <text:p>190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උලක් නැති කට්ට කුමක්ද ?</text:p>
          </table:table-cell>
          <table:table-cell table:style-name="ce17" office:value-type="string" calcext:value-type="string">
            <text:p>ඉදිකට්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ය කට්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ොල්කට්ට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වකට්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91" calcext:value-type="float">
            <text:p>191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6">එදා හෙළදිව නමින් සිංහලයට පරිවර්තනය වූ ඉංග්‍රීසි කෘතිය රචකයා කවුද</text:span><text:span text:style-name="T7">?</text:span></text:p>
          </table:table-cell>
          <table:table-cell table:style-name="ce17" office:value-type="string" calcext:value-type="string">
            <text:p><text:span text:style-name="T1">විලියම් </text:span><text:span text:style-name="T18">ගයිගර් </text:span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ොබට් නොක්ස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ර් එල් ස්පිට්ල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ෙනරත් පරණවිතා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92" calcext:value-type="float">
            <text:p>192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6">ලෝක ජල දිනය යෙදී ඇත්තේ කවදාටද </text:span><text:span text:style-name="T7">?</text:span></text:p>
          </table:table-cell>
          <table:table-cell table:style-name="ce18" office:value-type="string" calcext:value-type="string">
            <text:p><text:span text:style-name="T33">මාර්තු </text:span><text:span text:style-name="T34">22 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6">අගෝස්තු </text:span><text:span text:style-name="T7">5</text:span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">ඔක්තෝබර්</text:span><text:span text:style-name="T18"> </text:span><text:span text:style-name="T19">1</text:span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">ජුලි</text:span><text:span text:style-name="T18"> </text:span><text:span text:style-name="T19">24</text:span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93" calcext:value-type="float">
            <text:p>193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1">වී ගොවිතැනෙදි ලියදි දෙකක් අතර </text:span><text:span text:style-name="T18">ඇති උස් බිම් තීරුව කුමක්ද</text:span><text:span text:style-name="T19">?</text:span></text:p>
          </table:table-cell>
          <table:table-cell table:style-name="ce17" office:value-type="string" calcext:value-type="string">
            <text:p>කමත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ඇළ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ක්කඩ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ියර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6">ප්‍රකට ස්කුබිඩු කාටුන් ස්කුබිඩු ගේ මිත්‍රයා කවුද</text:span><text:span text:style-name="T7">?</text:span></text:p>
          </table:table-cell>
          <table:table-cell table:style-name="ce17" office:value-type="string" calcext:value-type="string">
            <text:p>වි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ෙග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ෂැගී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">ජය ශ්‍රි</text:span><text:span text:style-name="T18"> </text:span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style-name="ce6" office:value-type="string" calcext:value-type="string">
            <text:p><text:span text:style-name="T6">හෘද වස්තුව මගින් සංසරණය කරන්නේ මොනවාද</text:span><text:span text:style-name="T7">?</text:span></text:p>
          </table:table-cell>
          <table:table-cell table:style-name="ce18" office:value-type="string" calcext:value-type="string">
            <text:p>රුධිරයට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ධේට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හා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ාය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96" calcext:value-type="float">
            <text:p>196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<text:span text:style-name="T6">නවසීලන්තයේ ස්වදේශිකයන් හඳුන්වන නම්කුමක්ද </text:span><text:span text:style-name="T7">?</text:span></text:p>
          </table:table-cell>
          <table:table-cell table:style-name="ce17" office:value-type="string" calcext:value-type="string">
            <text:p>ඇබොරිජි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ැවුරි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ිග්ම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pan text:style-name="T1">සුලු</text:span><text:span text:style-name="T18"> </text:span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197" calcext:value-type="float">
            <text:p>197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<text:span text:style-name="T6">ඔරලෝසුවක පැය කටුව සහ මිනිත්තු කටුව එක මත පිහිටනුයේ කුමන වේලාවේදී ද</text:span><text:span text:style-name="T7">?</text:span></text:p>
          </table:table-cell>
          <table:table-cell table:style-name="ce17" office:value-type="float" office:value="11" calcext:value-type="float">
            <text:p>1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98" calcext:value-type="float">
            <text:p>198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මේ අතරින් ටීබී ඉලංගරත්නයන් රචනා කළ නව කතාව කුමක්ද/</text:p>
          </table:table-cell>
          <table:table-cell table:style-name="ce17" office:value-type="string" calcext:value-type="string">
            <text:p>මඩොල්දූ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ඹ යාලුවෝ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චරිත තුනක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ුන් යහළු වික්‍රම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99" calcext:value-type="float">
            <text:p>199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එවරස්ට් කන්ද පිහිටා ඇත්තේ කුමන රටකද?</text:p>
          </table:table-cell>
          <table:table-cell table:style-name="ce17" office:value-type="string" calcext:value-type="string">
            <text:p>නේපාල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ඉන්දිය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ාකිස්තාන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භූතාන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නර්යානා හරිකේත් යනුවෙන් විරුදාවලි ලත් ඉන්දීය ක්‍රිකට් ක්‍රීඩකයා කවුද ?</text:p>
          </table:table-cell>
          <table:table-cell table:style-name="ce17" office:value-type="string" calcext:value-type="string">
            <text:p>කපිල දෙව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චින් තෙන්ඩුල්කාර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ොහොමඩ් අසාරුදි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ව්රව් ගංගුල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01" calcext:value-type="float">
            <text:p>201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පළමුවරට තාරකා සිතියමක් නිර්මාණය කලේ කවුද/</text:p>
          </table:table-cell>
          <table:table-cell table:style-name="ce17" office:value-type="string" calcext:value-type="string">
            <text:p>ඇරිස්ටෝට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ිපොක්‍රටීස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ටොලම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ිපාකස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බේස්බෝල් ක්‍රීඩාව ලොවට හඳුන්වා දුන්නේ කවුද ?</text:p>
          </table:table-cell>
          <table:table-cell table:style-name="ce17" office:value-type="string" calcext:value-type="string">
            <text:p>සැමී සෝස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ැරි බොන්ඩි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ඇලෙක්සැන්ඩර් කර්ට්රයිඩ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ෝලන් රය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03" calcext:value-type="float">
            <text:p>203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අලුත් අවුරුද්දේදී සූර්ය සංක්‍රාන්තිය සිදුවන්නේ කුමන රාශිය දෙක අතර ද?</text:p>
          </table:table-cell>
          <table:table-cell table:style-name="ce17" office:value-type="string" calcext:value-type="string">
            <text:p>වෘෂභ සහ වෘශ්චි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ීන සහ මේෂ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ීනා සහ සිංහ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ිංහ වෘෂභ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04" calcext:value-type="float">
            <text:p>204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ශ්‍රී ලංකාවේ මුදල් ගනුදෙනු සඳහා භාවිතා කළ හැකි අවම අගය ඇති කාසිය කුමක්ද?</text:p>
          </table:table-cell>
          <table:table-cell table:style-name="ce17" office:value-type="string" calcext:value-type="string">
            <text:p>ශත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ශත 2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ශත 5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ුපිය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මේ අතරින් පෙති හතරක් ඇති මල කුමක්ද ?</text:p>
          </table:table-cell>
          <table:table-cell table:style-name="ce17" office:value-type="string" calcext:value-type="string">
            <text:p>අරල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ෙළුම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ා මල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වද ම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06" calcext:value-type="float">
            <text:p>206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<text:s/>මැණික් වර්ගයක් නොවන්නේ මින් කුමක්ද ?</text:p>
          </table:table-cell>
          <table:table-cell table:style-name="ce17" office:value-type="string" calcext:value-type="string">
            <text:p>වෛරෝඩ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රුංගල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සිංග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රනුල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07" calcext:value-type="float">
            <text:p>207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මේ අතරින් ලක්දිව රාජධානිය සඳහා කේන්ද්‍ර නොවූ නගරය කුමක්ද?</text:p>
          </table:table-cell>
          <table:table-cell table:style-name="ce17" office:value-type="string" calcext:value-type="string">
            <text:p>පොලොන්නර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යාපහ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ඹදෙණ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දුල්ල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ලොව වැඩිම ජනගහනයක් වෙසෙන රට කුමක්ද ?</text:p>
          </table:table-cell>
          <table:table-cell table:style-name="ce17" office:value-type="string" calcext:value-type="string">
            <text:p>ජපාන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න්දිය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චීන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්‍රසීල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09" calcext:value-type="float">
            <text:p>209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මීටර් 100 සහය දිවීමේ තරග ඉසව්වේ දී එක් කණ්ඩායමක් යෂ්ටිය මහරු කර ගන්නා අවස්ථා ගණන කීයද ?</text:p>
          </table:table-cell>
          <table:table-cell table:style-name="ce17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table:style-name="ce6" office:value-type="string" calcext:value-type="string">
            <text:p>ලෝහ ගිනියම් කිරීම සඳහා මයිනහම භාවිතා කරනුයේ මින් කවරෙක්ද?</text:p>
          </table:table-cell>
          <table:table-cell table:style-name="ce17" office:value-type="string" calcext:value-type="string">
            <text:p>කම්කරුවන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ෙදරේරුව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රක්කැමි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රණවෑමි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ඇතුගල්පුර ලෙස අතීතයේ හැදින් වුයේ කුමන නගරය ද?</text:p>
          </table:table-cell>
          <table:table-cell table:style-name="ce17" office:value-type="string" calcext:value-type="string">
            <text:p>කුරුණෑගල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ම්බන්තො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ොනරාග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නුරාධපුර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12" calcext:value-type="float">
            <text:p>212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<text:s/>‘කෑ’යන්නෙහි යෙදී ඇති පිල්ල හඳුන්වන නම කුමක්ද ?</text:p>
          </table:table-cell>
          <table:table-cell table:style-name="ce17" office:value-type="string" calcext:value-type="string">
            <text:p>ඇදපිල්ල ද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ීර්ඝ ඇදපිල්ල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ඇලපිල්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ීර්ඝ පාපිල්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13" calcext:value-type="float">
            <text:p>213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ජි.බි සේනානායකයන් සම්බන්ධයෙන් වැරදි ප්‍රකාශ කුමක්ද ?</text:p>
          </table:table-cell>
          <table:table-cell table:style-name="ce17" office:value-type="string" calcext:value-type="string">
            <text:p>කවියෙ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වකතා රචකයෙක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ෙටිකතාකරුවෙක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ිනමාකරුවෙකි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14" calcext:value-type="float">
            <text:p>214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මේ අතරින් ප්‍රමාණය විශාලතම පන්දුව භාවිතා වන්නේ කුමන ක්‍රීඩාව සඳහා ද </text:p>
          </table:table-cell>
          <table:table-cell table:style-name="ce17" office:value-type="string" calcext:value-type="string">
            <text:p>ගෝල්ෆ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ක්‍රිකට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ාස්කට්බෝල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ෝලිබෝ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15" calcext:value-type="float">
            <text:p>215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සිය ජාතික දිනය බැස්ටීල් දිනය ලෙස හඳුන්වන රට කුමක් ද?</text:p>
          </table:table-cell>
          <table:table-cell table:style-name="ce17" office:value-type="string" calcext:value-type="string">
            <text:p>ප්‍රංශ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ෙදර්ලන්ත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තාල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ස්පාඤ්ඤ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ලෝක පරිසර දිනය කවදා ද?</text:p>
          </table:table-cell>
          <table:table-cell table:style-name="ce17" office:value-type="string" calcext:value-type="string">
            <text:p>මැයි 5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ජුනි 5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ජුලි 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ගෝස්තු 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17" calcext:value-type="float">
            <text:p>217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සිංහල මාස ක්‍රමය අනුව පෙබරවාරි මාසය හඳුන්වන්නේ කුමන නමකින්ද?</text:p>
          </table:table-cell>
          <table:table-cell table:style-name="ce17" office:value-type="string" calcext:value-type="string">
            <text:p>දුරුත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ැදි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වම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18" calcext:value-type="float">
            <text:p>218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ඔලිම්පික් ක්‍රීඩා උළෙල වැඩිම සංඛ්‍යාවක් පවත්ව ඇති රට කුමක්ද?</text:p>
          </table:table-cell>
          <table:table-cell table:style-name="ce17" office:value-type="string" calcext:value-type="string">
            <text:p>ඇමරිකා එක්සත් ජනපද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ප්‍රංශ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බ්‍රිතාන්‍ය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්‍රිස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19" calcext:value-type="float">
            <text:p>219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මලට ඒක පෙත්තකි - එකෙ ඉලක්කම ඇති -මල නොයෙකුත් පාටැති- උත්සවවල හමුවෙති මේ මල කුමක්ද?</text:p>
          </table:table-cell>
          <table:table-cell table:style-name="ce17" office:value-type="string" calcext:value-type="string">
            <text:p>ලීල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ඇන්තූරියම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නේර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ෙන්දිරික්ක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මාංශ පමණක් අනුභව කර ජීවත් වන්වන්නා හඳුන්වන නම කුමක්ද?</text:p>
          </table:table-cell>
          <table:table-cell table:style-name="ce17" office:value-type="string" calcext:value-type="string">
            <text:p>මාංශ භක්ෂක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සර්ව භක්ෂ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ශාක භක්ෂ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ංශු භක්ෂ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21" calcext:value-type="float">
            <text:p>221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විරාට් කෝලි යනු කවරෙක්ද?</text:p>
          </table:table-cell>
          <table:table-cell table:style-name="ce17" office:value-type="string" calcext:value-type="string">
            <text:p>ක්‍රිකට් ක්‍රීඩකයෙකි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ේඛකයෙක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ළල ක්‍රීඩකයෙක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ොලිවුඩ් නළුවෙක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මේ රජවරුන් අතරින් පොලොන්නරුව රාජධානිය සමයේ රජ කලේ කවුද?</text:p>
          </table:table-cell>
          <table:table-cell table:style-name="ce17" office:value-type="string" calcext:value-type="string">
            <text:p>වලගම්බ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යවන පරාක්‍රමබාහ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මලධර්මසූර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නිස්සංක මල්ල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23" calcext:value-type="float">
            <text:p>223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යගදාව කින් මුහුදු දිය දෙබෑ කළ බවට ජනප්‍රවාදයේ එන නීල මහා යෝදයා සේවය කළේ කුමන රජුට ද?</text:p>
          </table:table-cell>
          <table:table-cell table:style-name="ce17" office:value-type="string" calcext:value-type="string">
            <text:p>ගජබා රජු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ුටුගැමුණු රජ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ළගම්බා රජු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ෙවන පැරකුම් රජ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24" calcext:value-type="float">
            <text:p>224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ගුරුත්වාකර්ෂණය සහ නිව්ටන් නියමය ලොවට හෙළිකළ විද්‍යාඥයාගේ මුල නම කුමක්ද/</text:p>
          </table:table-cell>
          <table:table-cell table:style-name="ce17" office:value-type="string" calcext:value-type="string">
            <text:p>ජේම්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යිසෙක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එඩ්වඩ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ඇල්බට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style-name="ce6" office:value-type="string" calcext:value-type="string">
            <text:p>සංස්කෘතික ත්‍රිකෝණය අයත් නොවන නගරය කුමක්ද ?</text:p>
          </table:table-cell>
          <table:table-cell table:style-name="ce17" office:value-type="string" calcext:value-type="string">
            <text:p>කතරගම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නුරාධපු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හනුව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ොලොන්නර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26" calcext:value-type="float">
            <text:p>226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<text:s/>මේ අතරින් යුරෝපා මහද්වීපයට අයත් නො වන රට කුමක්ද?</text:p>
          </table:table-cell>
          <table:table-cell table:style-name="ce17" office:value-type="string" calcext:value-type="string">
            <text:p>තුර්ක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චීන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යිබීරියාව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යට්නාම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27" calcext:value-type="float">
            <text:p>227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සිය හිස සහ ගෙල ප්‍රදේශය අංශක 270 ක් දක්වා හැරවිය හැකි පක්ෂයා කවරෙක්ද?</text:p>
          </table:table-cell>
          <table:table-cell table:style-name="ce17" office:value-type="string" calcext:value-type="string">
            <text:p>බකමූණ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ක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කිව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ාජාලි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28" calcext:value-type="float">
            <text:p>228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ඔලිම්පික් ක්‍රීඩා උළෙල පැවැත්වෙන්නේ වසර කීයකට වරක්ද ?</text:p>
          </table:table-cell>
          <table:table-cell table:style-name="ce17" office:value-type="string" calcext:value-type="string">
            <text:p>වසර 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වසර 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සර 3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සර 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29" calcext:value-type="float">
            <text:p>229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මිනිස් සිරුරේ ඇති සංවේදනය ඉන්ද්‍රියක් වන්නේ මින් කුමක්ද?</text:p>
          </table:table-cell>
          <table:table-cell table:style-name="ce17" office:value-type="string" calcext:value-type="string">
            <text:p>ඇස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ාස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කුගඩු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30" calcext:value-type="float">
            <text:p>230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<text:s/>බැද්දේගම නවකතාවේ එන ප්‍රජා නව කතාවේ එන ප්‍රධාන චරිතය වන්නේ මින් කුමක්ද ?</text:p>
          </table:table-cell>
          <table:table-cell table:style-name="ce17" office:value-type="string" calcext:value-type="string">
            <text:p>ඉස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රවින්ද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සින්දු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ජිනදාස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31" calcext:value-type="float">
            <text:p>231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මේ අතරින් උඩරට 18 වන්නම ට අයත් නොවන්නේ කුමක් ද ?</text:p>
          </table:table-cell>
          <table:table-cell table:style-name="ce17" office:value-type="string" calcext:value-type="string">
            <text:p>මයුර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ෝකිල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ගජග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ුරග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32" calcext:value-type="float">
            <text:p>232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<text:s/>ශ්‍රී ලංකාවට බලපාන ප්‍රධාන මෝසම් ගණන කීයද ?</text:p>
          </table:table-cell>
          <table:table-cell table:style-name="ce1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33" calcext:value-type="float">
            <text:p>233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මුදල් ඒකක ලෙස ඩිනාර් භාවිතා නොකරන රට මින් කුමක්ද?</text:p>
          </table:table-cell>
          <table:table-cell table:style-name="ce17" office:value-type="string" calcext:value-type="string">
            <text:p>බහරේ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ජෝර්දාන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ුවේට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8" office:value-type="string" calcext:value-type="string">
            <text:p><text:span text:style-name="T40">කරාර්</text:span><text:span text:style-name="T41"> </text:span>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34" calcext:value-type="float">
            <text:p>234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සුසුම්න් ශිර්ෂකය අයත් වන්නේ ශරීරයේ කවර පද්ධතියකට ද ?</text:p>
          </table:table-cell>
          <table:table-cell table:style-name="ce17" office:value-type="string" calcext:value-type="string">
            <text:p>ආහාර ජීරණ පද්ධත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්වසන පද්ධත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්නායු පද්ධති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හිස්ස්‍රාවිය පද්ධත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35" calcext:value-type="float">
            <text:p>235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<text:s/>ආගමික තේමා මුල්කරගනිමින් ගැන ගීත හදුන්වන්නේ කුමන <text:s text:c="5"/>නමකින් ද?</text:p>
          </table:table-cell>
          <table:table-cell table:style-name="ce17" office:value-type="string" calcext:value-type="string">
            <text:p>ගැමි ගී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ෙලි ග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බැති ගී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ොක් ග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36" calcext:value-type="float">
            <text:p>236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දික් දිගට කොළ ඇති කන්නන්ට රසැති දෙන්නන්ට අකමැති යන්නෙන් කියැවෙන්නේ කුමක් ගැනද ?</text:p>
          </table:table-cell>
          <table:table-cell table:style-name="ce17" office:value-type="string" calcext:value-type="string">
            <text:p>උක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බෙල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දිවු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හ නාර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37" calcext:value-type="float">
            <text:p>237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මේ අතරින් නොගැලපෙන පද යුගලය කුමක්ද ?</text:p>
          </table:table-cell>
          <table:table-cell table:style-name="ce17" office:value-type="string" calcext:value-type="string">
            <text:p>අමරදේව -ගීත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ජෝෂ්ගේ- මූර්ති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ෙස්ටර් -චිත්‍රපට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ාර්ටින් වික්‍රමසිංහ -සාහිත්‍ය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38" calcext:value-type="float">
            <text:p>238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නොබෙල් ත්‍යාගයෙන් පිදුම් ලැබූ ප්‍රථම ආසියාතිකයා කවුරුන් වන්නේ කවුද?</text:p>
          </table:table-cell>
          <table:table-cell table:style-name="ce17" office:value-type="string" calcext:value-type="string">
            <text:p><text:s/>අකිරා කුරෝසාව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රබින්ද්‍රනාත් තාගෝර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මාග්‍රට් තැචර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ාඔ සේතුං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39" calcext:value-type="float">
            <text:p>239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මුල්ම ඔලිම්පික් උළෙල පවත්වනු ලැබුවේ කොහෙද ?</text:p>
          </table:table-cell>
          <table:table-cell table:style-name="ce17" office:value-type="string" calcext:value-type="string">
            <text:p>ග්‍රීසි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ායිලන්ත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චීන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ඊජිප්ත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table:style-name="ce6" office:value-type="string" calcext:value-type="string">
            <text:p>අඹ ගෙඩි එකෙන් උපන් තැනැත්තියක ලෙස ජනප්‍රවාදයේ දැක්වෙන්නේ කවුරුන්ද ?</text:p>
          </table:table-cell>
          <table:table-cell table:style-name="ce17" office:value-type="string" calcext:value-type="string">
            <text:p>සරස්වතී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ත්තිනි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ක්ෂ්ම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බද්රකාලී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41" calcext:value-type="float">
            <text:p>241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තාල වර්ගයට අයත් මෙම ගස් අතරින් කුඩාම ඵලය හටගන්නා ශාකය කුමක්ද ?</text:p>
          </table:table-cell>
          <table:table-cell table:style-name="ce17" office:value-type="string" calcext:value-type="string">
            <text:p>පොල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තල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ඩ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ෝතලු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42" calcext:value-type="float">
            <text:p>242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අඹ දඹ නාරං කෙසෙල් දෙල් මේ අතරින් නොගැලපෙන ඵලය කුමක්ද?</text:p>
          </table:table-cell>
          <table:table-cell table:style-name="ce17" office:value-type="string" calcext:value-type="string">
            <text:p>දඹ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ාරං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ෙල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ඹ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43" calcext:value-type="float">
            <text:p>243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ආයුධ පහ එක පැත්තක එල්ලීගෙන කලු නුලක මින් කියැවෙන්නේ කුමක් ගැනද?</text:p>
          </table:table-cell>
          <table:table-cell table:style-name="ce17" office:value-type="string" calcext:value-type="string">
            <text:p>සුර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පංචායුධ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යන්තර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ුමරංග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44" calcext:value-type="float">
            <text:p>244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බලංගොඩ වඩාත් ප්‍රසිද්ධියක් උසුලන්නේ මින් කුමන මාධ්‍යයක් සඳහාද ?</text:p>
          </table:table-cell>
          <table:table-cell table:style-name="ce17" office:value-type="string" calcext:value-type="string">
            <text:p>අභිරූපන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ෙස් නැටුම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රූකඩ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ොකර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45" calcext:value-type="float">
            <text:p>245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මහා වංශය ලිවීම් ආරම්භ කරන ලද්දේ කවුරුන් විසින්ද ?</text:p>
          </table:table-cell>
          <table:table-cell table:style-name="ce17" office:value-type="string" calcext:value-type="string">
            <text:p>වෑත්තෑවේ හිම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<text:s/>මහානාම හිමි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ධර්මසේන හිම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ධම්මකිත්ති හිම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46" calcext:value-type="float">
            <text:p>246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<text:s/>ඉන්දියාවේ පිහිටා නැති නදිය මින් කුමක්ද?</text:p>
          </table:table-cell>
          <table:table-cell table:style-name="ce17" office:value-type="string" calcext:value-type="string">
            <text:p>යමුන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ංග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න්ද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ඩැකියුබ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47" calcext:value-type="float">
            <text:p>247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නිල් කටරොල් මලක ඇවිලුනොත් ඇවුණු වැට්කොල් මල් සෙයි මේ සඳහන්ව ඇත්තේ කුමක්ද?</text:p>
          </table:table-cell>
          <table:table-cell table:style-name="ce17" office:value-type="string" calcext:value-type="string">
            <text:p>නාලන්දා ගෙඩිග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ීගිරි කැටපත් පවුර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හම් ගී මාල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දැස් සලකුණ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48" calcext:value-type="float">
            <text:p>248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ග්‍රින්ලන්තය හැදින්විය හැක්කේ කුමන නම ලෙසද?</text:p>
          </table:table-cell>
          <table:table-cell table:style-name="ce17" office:value-type="string" calcext:value-type="string">
            <text:p>විශාලතම දූපත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ුඩාම මහද්වීප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ර්ධද්වීපය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ාන්තාරය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49" calcext:value-type="float">
            <text:p>249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මේ අතරින් විලියම් ෂෙක්ස්පියර්ගේ කෘතියක් වන්නේ කුමක්ද ?</text:p>
          </table:table-cell>
          <table:table-cell table:style-name="ce17" office:value-type="string" calcext:value-type="string">
            <text:p>චෙරිවත්ත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ඊඩිප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ැක්බර්ත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ුනුවටයෙ කත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<text:s/>ශ්‍රී ලංකාවේ කුඩාම දිස්ත්‍රික්කය කුමක්ද ?</text:p>
          </table:table-cell>
          <table:table-cell table:style-name="ce17" office:value-type="string" calcext:value-type="string">
            <text:p>කිලිනොච්ච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ාත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ළඹ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යාපන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51" calcext:value-type="float">
            <text:p>251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ශ්‍රී ලංකාවේ පළමු ටෙස්ට් ක්‍රිකට් තරගයට සහ සිය වන ටෙස්ට් ක්‍රිකට් තරගයට සහභාගි වූ ක්‍රීඩකයා කවුද?</text:p>
          </table:table-cell>
          <table:table-cell table:style-name="ce17" office:value-type="string" calcext:value-type="string">
            <text:p>දුලිප් මෙන්ඩිස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න්දුල වර්ණපු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රවින්ද ද සිල්ව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අර්ජුන රණතුංග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52" calcext:value-type="float">
            <text:p>252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යුරෝපා සංගමයේ නිල ධජයෙහි ඇති තරු ගණන කීයද?</text:p>
          </table:table-cell>
          <table:table-cell table:style-name="ce17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25" calcext:value-type="float">
            <text:p>2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53" calcext:value-type="float">
            <text:p>253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ආදර වදනින් අමතන <text:s/>මපියා කෙසේද මා දැඩි සිතින් මරන්නේ මේ ගී කාණ්ඩයක් නාට්‍ය කුමක්ද ?</text:p>
          </table:table-cell>
          <table:table-cell table:style-name="ce17" office:value-type="string" calcext:value-type="string">
            <text:p>මනම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සිංහබාහු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ෝමහන්ස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හාසා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54" calcext:value-type="float">
            <text:p>254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පහත ජ්‍යාමිතික හැඩතල අතරින් ඝනයක් වන්නේ කුමක්ද ?</text:p>
          </table:table-cell>
          <table:table-cell table:style-name="ce17" office:value-type="string" calcext:value-type="string">
            <text:p>සමචතුරශ්‍ර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පිරමීඩ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්‍රිකෝණ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ෘත්ත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style-name="ce6" office:value-type="string" calcext:value-type="string">
            <text:p>දාදු කැටයක ඇති පැති ගණන කීයද ?</text:p>
          </table:table-cell>
          <table:table-cell table:style-name="ce17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2" calcext:value-type="float">
            <text:p>1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ජනගහන න්‍යාය මුල් වරට ලොවට ඉදිරිපත් කරන ලද්දේ කවුරුන් විසින් ද?</text:p>
          </table:table-cell>
          <table:table-cell table:style-name="ce17" office:value-type="string" calcext:value-type="string">
            <text:p>චාල්ස් ඩාවි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තෝමස් රොබට් මැල්තුස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ේඩිත් පංචල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ෝමස් කේ බර්ච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57" calcext:value-type="float">
            <text:p>257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සෙල්ලම් නිරිදු ලෙසින් හැදින් වූ රජු කවුද ?</text:p>
          </table:table-cell>
          <table:table-cell table:style-name="ce20" office:value-type="string" calcext:value-type="string">
            <text:p>ශ්‍රී වීර <text:s/>පරාක්‍රම නරේන්ද්‍රසිංහ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ශ්‍රී කීර්ති ශ්‍රී රාජසිංහ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ශ්‍රී වික්‍රම රාජසිංහ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ශ්‍රී විජය රාජසිංහ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කුරුලු ලෝකයේ පසුපසට පියාඹිය හැකි එකම කුරුල්ලා කවරෙක්ද ?</text:p>
          </table:table-cell>
          <table:table-cell table:style-name="ce17" office:value-type="string" calcext:value-type="string">
            <text:p>වැහිලිහිණි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ුරුලුගො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ඩුකුරුල්ල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හම්බර්ට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59" calcext:value-type="float">
            <text:p>259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2010 වර්ෂයේ ලෝක කුසලාන පන්දු තරගාවලිය පැවැති රට කුමක්ද?</text:p>
          </table:table-cell>
          <table:table-cell table:style-name="ce17" office:value-type="string" calcext:value-type="string">
            <text:p>ඉන්දිය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චීන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ඇමරික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කුණු අප්‍රිකාව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60" calcext:value-type="float">
            <text:p>260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මේ අතරින් ජාතික වනෝද්‍යානයක් නොවන්නේ කුමක් ද ?</text:p>
          </table:table-cell>
          <table:table-cell table:style-name="ce17" office:value-type="string" calcext:value-type="string">
            <text:p>ලාහුග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ගිනියාග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ෝපත් ඇල්ල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ස්ගම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ජනවහරට අනුව කුකුළාගේ කරමල සුදු පාට වන්නේ කවර විට ද </text:p>
          </table:table-cell>
          <table:table-cell table:style-name="ce17" office:value-type="string" calcext:value-type="string">
            <text:p>නිතර දකින විට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එළිය වැටෙන විට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ෙකර ගාන වි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ිකිළි දකින විට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62" calcext:value-type="float">
            <text:p>262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<text:s/>චීනයේ ජාතික සත්වයා කවරෙක්ද?</text:p>
          </table:table-cell>
          <table:table-cell table:style-name="ce17" office:value-type="string" calcext:value-type="string">
            <text:p>වලිකුකුළ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20" office:value-type="string" calcext:value-type="string">
            <text:p><text:s/>කැන්ගරුව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අලි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යෝධ පැන්ඩා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63" calcext:value-type="float">
            <text:p>263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හූනා යනු කවරෙක්ද?</text:p>
          </table:table-cell>
          <table:table-cell table:style-name="ce17" office:value-type="string" calcext:value-type="string">
            <text:p>පක්ෂයක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උභය ජීවියෙක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්ෂීරපායෙ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උරගකයෙක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වාල්මිකි ඍෂිවරයා වාසය කළේ කොහෙද?</text:p>
          </table:table-cell>
          <table:table-cell table:style-name="ce17" office:value-type="string" calcext:value-type="string">
            <text:p>බුරුමය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ශ්‍රී ලංකාව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බාරතයේ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ියම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65" calcext:value-type="float">
            <text:p>265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පටක කම්පනයෙන් ශබ්ද උපදවන්නේ මින් කුමක්ද ?</text:p>
          </table:table-cell>
          <table:table-cell table:style-name="ce17" office:value-type="string" calcext:value-type="string">
            <text:p>දවුල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ිතාර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ොරණෑ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ටනල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66" calcext:value-type="float">
            <text:p>266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පීසා නගරය පිහිටි යුරෝපීය රට කුමක්ද?</text:p>
          </table:table-cell>
          <table:table-cell table:style-name="ce17" office:value-type="string" calcext:value-type="string">
            <text:p>ස්පාඤ්ඤ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්‍රංශ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තාලි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යර්ලන්ත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67" calcext:value-type="float">
            <text:p>267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දඹුල්ල අයත්වන දිස්ත්රිකය කුමක් ද ?</text:p>
          </table:table-cell>
          <table:table-cell table:style-name="ce20" office:value-type="string" calcext:value-type="string">
            <text:p>මාතලේ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ුරුණෑග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නුරාධපුර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ොළොන්නර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68" calcext:value-type="float">
            <text:p>268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ශර්වුඩ් වනන්තරේ සැඟවී සිට වීරකම් කළේ මේ අතරින් කවුද ?</text:p>
          </table:table-cell>
          <table:table-cell table:style-name="ce17" office:value-type="string" calcext:value-type="string">
            <text:p>ගලිවර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ොබින්හුඩ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ොබින්සන් කෲසෝ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ොන්තක්‍රිස්කෝ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69" calcext:value-type="float">
            <text:p>269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මේ අතරින් පූජනීය ස්ථානයක් ලෙස නොසැලකෙන්නේ කුමක්ද ?</text:p>
          </table:table-cell>
          <table:table-cell table:style-name="ce17" office:value-type="string" calcext:value-type="string">
            <text:p>රුවන්වැලිසෑ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ීගිරි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ඹුලු විහාරය ශ්‍ර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මහා බෝධ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70" calcext:value-type="float">
            <text:p>270</text:p>
          </table:table-cell>
          <table:table-cell office:value-type="float" office:value="18" calcext:value-type="float">
            <text:p>18</text:p>
          </table:table-cell>
          <table:table-cell table:style-name="ce6" office:value-type="string" calcext:value-type="string">
            <text:p>පය බර වායට පිටිකර බෙහෙත් බඳින්න සේ මෙම උපමාව ඇතුළත් වන්නේ කුමන ග්‍රන්ථයේද ?</text:p>
          </table:table-cell>
          <table:table-cell table:style-name="ce17" office:value-type="string" calcext:value-type="string">
            <text:p>ලෝවැඩ සඟර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ධර්ම ප්‍රදිපික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ධම්පියාඅටුවාගැටපද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ද්ධර්මරත්නාවලි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71" calcext:value-type="float">
            <text:p>271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කාමර උෂ්ණත්වයක් පවතින විට ද්‍රවයක් ලෙස පවතින මූලද්‍රව්‍ය කුමක්ද ?</text:p>
          </table:table-cell>
          <table:table-cell table:style-name="ce17" office:value-type="string" calcext:value-type="string">
            <text:p>ඇලුමිනියම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්‍රෝමින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ක්ලෝරී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ිලියම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72" calcext:value-type="float">
            <text:p>272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<text:s/>කොළඹ සිට මහනුවර දක්වාදුම්රිය මාර්ගය වැටී ඇත්තේ දිස්ත්‍රික්ක කීයක් හරහා ද ?</text:p>
          </table:table-cell>
          <table:table-cell table:style-name="ce17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73" calcext:value-type="float">
            <text:p>273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තම කටුව තුළ සැඟවිය නො හැක්කේ මේ අතරින් කුමන සත්වයාට ද ?</text:p>
          </table:table-cell>
          <table:table-cell table:style-name="ce17" office:value-type="string" calcext:value-type="string">
            <text:p>හක්බෙල්ල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ොලුබෙල්ල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කැහිබෙල්ලා 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ුත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74" calcext:value-type="float">
            <text:p>274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මහල්ලා සහ මුහුද කාගේ නවකතාවක් ද?</text:p>
          </table:table-cell>
          <table:table-cell table:style-name="ce17" office:value-type="string" calcext:value-type="string">
            <text:p><text:s/>ගී ද මොපසා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ඇන්ටන් චෙකොෆ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ර්නස්ට් හෙමිංවේ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චාර්ල්ස් ඩිකන්ස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75" calcext:value-type="float">
            <text:p>275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වී ගොවිතැනදී සී සෑම සඳහා භාවිතා කරන උපකරණයක් වන්නේ මින් කුමක්ද?</text:p>
          </table:table-cell>
          <table:table-cell table:style-name="ce17" office:value-type="string" calcext:value-type="string">
            <text:p>බෝලත්ත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ෑ කැත්තෙ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ඟුල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ැතිගොයි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76" calcext:value-type="float">
            <text:p>276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හුළං නොපිරවු පන්දුවක් යොදාගෙන කරන ක්‍රීඩාව මින් කුමක්ද?</text:p>
          </table:table-cell>
          <table:table-cell table:style-name="ce17" office:value-type="string" calcext:value-type="string">
            <text:p>පාපන්ද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ගර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ෝල්ෆ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ැසිපන්ද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77" calcext:value-type="float">
            <text:p>277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ශරීර උෂ්නත්වය මැනීම සඳහා භාවිතා කරන උණ කටුව ඇතුළට ඇති දියරය කුමක්ද?</text:p>
          </table:table-cell>
          <table:table-cell table:style-name="ce17" office:value-type="string" calcext:value-type="string">
            <text:p>රස දි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ුනු ද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ිරිද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ුණු ද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78" calcext:value-type="float">
            <text:p>278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පෘකුගීසි භාෂාව ප්‍රධාන ලෙස භාවිතා කරන වැඩිම ජනගහනය ඇති රට කුමක්ද ?</text:p>
          </table:table-cell>
          <table:table-cell table:style-name="ce20" office:value-type="string" calcext:value-type="string">
            <text:p>බ්‍රසීල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ෘතුගා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ඇන්ගෝල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ොසැම්බි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79" calcext:value-type="float">
            <text:p>279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පයිතගරස් ප්‍රමේය හමුවන්නේ ගණිත විෂයෙහි කුමන ශාස්ත්‍රයෙහිද ?</text:p>
          </table:table-cell>
          <table:table-cell table:style-name="ce17" office:value-type="string" calcext:value-type="string">
            <text:p>ජාමිතිය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ලන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ුල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ංඛ්‍යාත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80" calcext:value-type="float">
            <text:p>280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අංගුලිමාලගේ මුල් නම කුමක්ද ?</text:p>
          </table:table-cell>
          <table:table-cell table:style-name="ce17" office:value-type="string" calcext:value-type="string">
            <text:p>අහිංසක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ිංස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ුම්භඝෝෂ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ණ්ඩු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81" calcext:value-type="float">
            <text:p>281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<text:s/>වරමානි සුභ චරිතයේ යන ගීතය අයත් වන්නේ කවර ගණයටද ?</text:p>
          </table:table-cell>
          <table:table-cell table:style-name="ce17" office:value-type="string" calcext:value-type="string">
            <text:p>වන්නම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්‍රසස්ති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ෙලි ගී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ස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82" calcext:value-type="float">
            <text:p>282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මේ අග්‍රාමාත්‍යවරුන් අතරින් පේරාදෙණිය උද්භිත වනෝද්‍යානයෙහි ගසක් රෝපණය කළ අග්‍රාමාත්‍යවරයා කවුද?</text:p>
          </table:table-cell>
          <table:table-cell table:style-name="ce17" office:value-type="string" calcext:value-type="string">
            <text:p>චච් එන් ලායි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න්දිරා ගාන්ධ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අහමඩ් සා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වෝල්ටර් නෑෂ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83" calcext:value-type="float">
            <text:p>283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ජනශ්‍රැතිය අනුව අත පුච්චගන්න එපා කියන්නේ මොකක් <text:s/>කියාගෙනද ?</text:p>
          </table:table-cell>
          <table:table-cell table:style-name="ce17" office:value-type="string" calcext:value-type="string">
            <text:p><text:s/>කඩ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/>
          <table:table-cell table:style-name="ce17" office:value-type="string" calcext:value-type="string">
            <text:p>අඩුව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<text:s/>නඩ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මඩ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84" calcext:value-type="float">
            <text:p>284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නොබෙල් සම්මාන ඉතිහාසයේ පිය පූතු දෙපලටම එකම වසරෙදි නොබෙල් සම්මානය හිමිව ඇත්තේ කුමන විෂයකට ද?</text:p>
          </table:table-cell>
          <table:table-cell table:style-name="ce17" office:value-type="string" calcext:value-type="string">
            <text:p>භෞතික විද්‍යාව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සායනික විද්‍ය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වෛද්‍ය විද්‍ය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ර්ථික විද්‍ය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මේ අතරින් ශ්‍රී ලංකාවේ සංචාරක නොකළ ප්‍රසිද්ධ පුද්ගලයා කවුරුන්ද?</text:p>
          </table:table-cell>
          <table:table-cell table:style-name="ce17" office:value-type="string" calcext:value-type="string">
            <text:p>රුසියාවේ සාර් රජ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චේ ගුවගුවේර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යුරි ගගාරි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ඇඩොල්ෆ් හිට්ලර්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86" calcext:value-type="float">
            <text:p>286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<text:span text:style-name="T6">1950 එහිදී නිර්මාණය කෙරුණු </text:span><text:span text:style-name="T17">කැන්ඩ්යන් ඩාන්සර් </text:span><text:span text:style-name="T18">නම් මුද්දරය එළිදැක්වූයේ කුමන නර්තන ශිල්පියාට ගෞරව පිණිස ද?</text:span></text:p>
          </table:table-cell>
          <table:table-cell table:style-name="ce17" office:value-type="string" calcext:value-type="string">
            <text:p>ජේ ඊ සේදරම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නිත්තවෙල ගුණයා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ණිබාරත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ිත්තවෙල උක්කුව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87" calcext:value-type="float">
            <text:p>287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නයිල් නදියේ ආරම්භක මුල් ගංගාවක් වන බ්ලු නයිල් නදිය ඇරඹෙන්නේ කුමන රටකින්ද ?</text:p>
          </table:table-cell>
          <table:table-cell table:style-name="ce20" office:value-type="string" calcext:value-type="string">
            <text:p>ඉතියෝපියාව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ජෝර්දාන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ඊජිප්ත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ූඩාන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88" calcext:value-type="float">
            <text:p>288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මේ අතරින් පියාගේ සහෝදරයකු නොවන්නේ කවුරුන්ද ?</text:p>
          </table:table-cell>
          <table:table-cell table:style-name="ce17" office:value-type="string" calcext:value-type="string">
            <text:p>කුඩා අප්පච්ච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ප්පච්චි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ාප්පොච්ච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හා අප්පච්ච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89" calcext:value-type="float">
            <text:p>289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පර්යනයට සිදු නොකරන පක්සියකු වන්නේ මින් කවරෙක්ද?</text:p>
          </table:table-cell>
          <table:table-cell table:style-name="ce17" office:value-type="string" calcext:value-type="string">
            <text:p>අවිච්චි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ැහිලිහිනි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සුදු රෙදි හොර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රංගයා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90" calcext:value-type="float">
            <text:p>290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ඩොනමෝර් ආණ්ඩු ක්‍රමයෙන් පසු ලංකාවේ ක්‍රියාත්මක වුයේ කුමන ආණ්ඩුක්‍රම ක්‍රමයක් ද ?</text:p>
          </table:table-cell>
          <table:table-cell table:style-name="ce17" office:value-type="string" calcext:value-type="string">
            <text:p>කෝල්බෘක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ෝල්බරි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ැනිං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ැනිං ඩෙවෙන්ෂර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91" calcext:value-type="float">
            <text:p>291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පෘථිවිය තම අක්ෂය වටා භ්‍රමණය වන්නේ කවර දිසාවකට ද ?</text:p>
          </table:table-cell>
          <table:table-cell table:style-name="ce17" office:value-type="string" calcext:value-type="string">
            <text:p>බටහිර සිට නැගෙනහිරට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ැගෙනහිර සිට බටහිර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ිරිත සිට ඊශාන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ිනිකොන සිට වයඹට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92" calcext:value-type="float">
            <text:p>292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බාල මලනුවන් හැඳින්වීමට ප්‍රාදේශීය යොදා ගන්නා යෙදුමක් නොවන්නේ කුමක් ද ?</text:p>
          </table:table-cell>
          <table:table-cell table:style-name="ce17" office:value-type="string" calcext:value-type="string">
            <text:p>හිචිචි මල්ල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හින්නි මල්ල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චුටි මල්ල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ොකු මල්ලි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93" calcext:value-type="float">
            <text:p>293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ආලෝක වර්ෂ මගින් ගණනය කරනු ලබන්නේ කුමක්ද?</text:p>
          </table:table-cell>
          <table:table-cell table:style-name="ce17" office:value-type="string" calcext:value-type="string">
            <text:p>බල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දුර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ාල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ේග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94" calcext:value-type="float">
            <text:p>294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විම්බර්ඩන් කුසලානය පිරිනමන කුමන ක්‍රීඩාවක් සදහාද?</text:p>
          </table:table-cell>
          <table:table-cell table:style-name="ce17" office:value-type="string" calcext:value-type="string">
            <text:p>ක්‍රිකට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ාපන්ද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ටෙනිස්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ැසිපන්ද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95" calcext:value-type="float">
            <text:p>295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මේස හැදි එකක් පිරවීම සදහා තේ හැඳි කොපමණ ප්‍රමාණයක් ජලයට අවශ්‍යද ?</text:p>
          </table:table-cell>
          <table:table-cell table:style-name="ce17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96" calcext:value-type="float">
            <text:p>296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ජනශ්‍රුතිය ට අනුව මාලිගාව තැනෙන්නේ කුමක් ගිය තැන ද?</text:p>
          </table:table-cell>
          <table:table-cell table:style-name="ce17" office:value-type="string" calcext:value-type="string">
            <text:p>පොත ගිය තැන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න ගිය තැ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න ගිය තැ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ිත ගිය තැන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97" calcext:value-type="float">
            <text:p>297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ශාක මගින් ලබන්නේ තෙල් වර්ගයක් නොවන්නේ මින් කුමක්ද ?</text:p>
          </table:table-cell>
          <table:table-cell table:style-name="ce17" office:value-type="string" calcext:value-type="string">
            <text:p>පොල්තෙ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ොරතෙල්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ී තෙ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තල තෙල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98" calcext:value-type="float">
            <text:p>298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මේ යුගල අතරින් නොගැලපෙන පද සහිත යුගල කුමක්ද ?</text:p>
          </table:table-cell>
          <table:table-cell table:style-name="ce17" office:value-type="string" calcext:value-type="string">
            <text:p>කෙසෙල් පැපො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රවිල බලයා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රලිය රෝස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ාබු ගෝව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299" calcext:value-type="float">
            <text:p>299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අනතුරක ඉව දැනුණු විට තම ශරීර රෝදයක් මෙන් හකුලා ගන්නා සතා කවරෙක්ද ?</text:p>
          </table:table-cell>
          <table:table-cell table:style-name="ce17" office:value-type="string" calcext:value-type="string">
            <text:p>පත්තෑයකූ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ඩැල්ල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හැකරැල්ල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ළබුව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style-name="ce6" office:value-type="string" calcext:value-type="string">
            <text:p>කදෙහි ගෙඩි හට ගන්නා ශාකයක් වන්නේ මෙන් කුමක්ද?</text:p>
          </table:table-cell>
          <table:table-cell table:style-name="ce17" office:value-type="string" calcext:value-type="string">
            <text:p>ලොව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ිලිං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ැංගුස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ජ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01" calcext:value-type="float">
            <text:p>301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පුරාණයේ ශ්‍රී ලංකාවේ පැවතියා යැයි සැලකෙන සටන් ක්‍රමයක් මෙයින් කුමක්ද ?</text:p>
          </table:table-cell>
          <table:table-cell table:style-name="ce17" office:value-type="string" calcext:value-type="string">
            <text:p>කරාට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ූෂ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ංගම්පොර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ජූඩෝ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02" calcext:value-type="float">
            <text:p>302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මේ අතරින් වඩා විශාල කුමක්ද?</text:p>
          </table:table-cell>
          <table:table-cell table:style-name="ce17" office:value-type="string" calcext:value-type="string">
            <text:p>කිලෝ බයිට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ෙගා බයිට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ිගා බයිට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ටෙරා බයිට්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03" calcext:value-type="float">
            <text:p>303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පහත ක්‍රීඩා අතරින් ගෝල රැස් කරන්නේ කවර ක්‍රීඩාවකට <text:s/>ද?</text:p>
          </table:table-cell>
          <table:table-cell table:style-name="ce17" office:value-type="string" calcext:value-type="string">
            <text:p>ක්‍රිකට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පාපන්දු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11"/>
          <table:table-cell table:style-name="ce17" office:value-type="string" calcext:value-type="string">
            <text:p>ටෙනි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වොලිබෝල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04" calcext:value-type="float">
            <text:p>304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සෑම පිරිමියෙකු වසරකට දින හයක් පාරෙහි වැඩ කළ යුතුය නැතිනම් සිරින් 3 ක බද්දක් ගෙවිය යුතුය අතීතයේ පැවති මේ බද්ද කුමක්ද ?</text:p>
          </table:table-cell>
          <table:table-cell table:style-name="ce17" office:value-type="string" calcext:value-type="string">
            <text:p>ඇඟ බද්ද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ලු බද්ද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ුවක්ක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ඩවත් බද්ද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05" calcext:value-type="float">
            <text:p>305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එක් ගැබ් ගැනීමකින් උපදින දරුවන් දෙදෙනෙකු හදුන්වන්නේ කුමන නමකින්ද?</text:p>
          </table:table-cell>
          <table:table-cell table:style-name="ce17" office:value-type="string" calcext:value-type="string">
            <text:p>කිරි පුතාල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ිවුන්නු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ද්දුම යෝ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ඩ පිස්සෝ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06" calcext:value-type="float">
            <text:p>306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ලුණු කුඩු ඉක්මනින් දිය වෙන්නේ කුමන ජලය ද ?</text:p>
          </table:table-cell>
          <table:table-cell table:style-name="ce17" office:value-type="string" calcext:value-type="string">
            <text:p>උණු ජලයේ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ඇල් ජල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ශීතකළ ජල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උණුකර නිවා ගත් ජල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07" calcext:value-type="float">
            <text:p>307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ශාක පත්‍ර උපයෝගී කරගෙන තම නිවහන සාදා ගන්නා සත්වයා මින් කවරෙක්ද?</text:p>
          </table:table-cell>
          <table:table-cell table:style-name="ce17" office:value-type="string" calcext:value-type="string">
            <text:p>වේ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ඳුර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දිමිය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ක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08" calcext:value-type="float">
            <text:p>308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පන්දුවාර 50 ක්‍රිකට් තරගයකදී එක් පිලක් පන්දු යවන්නට යැවිය හැකි උපරිම නීත්‍යානුකූල පන්දු ගණන කීයද ?</text:p>
          </table:table-cell>
          <table:table-cell table:style-name="ce17" office:value-type="float" office:value="100" calcext:value-type="float">
            <text:p>10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300ය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500" calcext:value-type="float">
            <text:p>50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600" calcext:value-type="float">
            <text:p>60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09" calcext:value-type="float">
            <text:p>309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සිතියමක දුම්රිය මාර්ගයේ දැක්වෙන සම්මත වර්ණය කුමක්ද ?</text:p>
          </table:table-cell>
          <table:table-cell table:style-name="ce17" office:value-type="string" calcext:value-type="string">
            <text:p>රත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කහ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<text:s/>කළු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ුබුර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10" calcext:value-type="float">
            <text:p>310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ගලගන්ඩය රෝගයට ප්‍රධාන හේතුවක් වන්නේ කුමක්ද ?</text:p>
          </table:table-cell>
          <table:table-cell table:style-name="ce17" office:value-type="string" calcext:value-type="string">
            <text:p>අයඩීන් ඌනතාවය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ැල්සියම් ඌණතාව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ටමින් k ඌනතාව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යකඩ ඌනතාව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11" calcext:value-type="float">
            <text:p>311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කඩදාසි භාවිතය ලොවට හදුන්වා දුන්නේ කුමන රටකද?</text:p>
          </table:table-cell>
          <table:table-cell table:style-name="ce17" office:value-type="string" calcext:value-type="string">
            <text:p>ජපාන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්‍රංශ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තාල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චීන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12" calcext:value-type="float">
            <text:p>312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<text:s/>බැක්ටීරියාවක් නිසා වැළඳෙන රෝගය මේ අතරින් කුමක්ද?</text:p>
          </table:table-cell>
          <table:table-cell table:style-name="ce17" office:value-type="string" calcext:value-type="string">
            <text:p>පැපො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ිටගැස්ම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ජලභීතික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ක්කල් කැස්ස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13" calcext:value-type="float">
            <text:p>313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එක්සත් ජාතීන්ගේ සංවිධානයේ නිල රජයෙහි දැක්වෙන්නේ කුමන ශාකයක අතුද?</text:p>
          </table:table-cell>
          <table:table-cell table:style-name="ce17" office:value-type="string" calcext:value-type="string">
            <text:p><text:s/>ඇප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ඔලිව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ොඩම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මන්ඩ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14" calcext:value-type="float">
            <text:p>314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කැල්සියම් සල්ෆේට් සදහා සාමාන්‍ය භාවිතයේදී විවා හාර වන නම කුමක්ද ?</text:p>
          </table:table-cell>
          <table:table-cell table:style-name="ce17" office:value-type="string" calcext:value-type="string">
            <text:p>ප්ලාස්ටර් ඔෆ් පැරිස්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ල්මානික්කම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ෙන්දගම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ආප්පසෝඩ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15" calcext:value-type="float">
            <text:p>315</text:p>
          </table:table-cell>
          <table:table-cell office:value-type="float" office:value="21" calcext:value-type="float">
            <text:p>21</text:p>
          </table:table-cell>
          <table:table-cell table:style-name="ce6" office:value-type="string" calcext:value-type="string">
            <text:p>සිසිවන උවන ඉග සුග ගත හැකි මිටින යන කවිය ඇතුලත් සංදේශ කාව්‍යය කුමක්ද?</text:p>
          </table:table-cell>
          <table:table-cell table:style-name="ce17" office:value-type="string" calcext:value-type="string">
            <text:p>සැළලිහිණි සන්දේශය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මයුර සන්දේශ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රවි සන්දේශ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ෝකිල සන්දේශ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16" calcext:value-type="float">
            <text:p>316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රජ දවස වෛසාලයා ලෙස හැදින් වුයේ කුමන ස්ථානයක් ද ?</text:p>
          </table:table-cell>
          <table:table-cell table:style-name="ce17" office:value-type="string" calcext:value-type="string">
            <text:p>රාජ්‍ය ලේඛනාගාර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ාජ්‍ය භාණ්ඩ භාණ්ඩාගාර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රාජ්‍ය භෝජනාගාර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ාජ සභ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17" calcext:value-type="float">
            <text:p>317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ජනවහරට අනුව ආඩි හත් දෙනෙක් එක්වී සැකසූ බව පැවසෙන්නේ මොන හැරියද?</text:p>
          </table:table-cell>
          <table:table-cell table:style-name="ce17" office:value-type="string" calcext:value-type="string">
            <text:p>කැද හැලිය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ත් හැල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ව් හැළ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රිප්පු හැල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18" calcext:value-type="float">
            <text:p>318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<text:span text:style-name="T6">ලොව ප්‍රකට </text:span><text:span text:style-name="T17">වුඩ් වුඩ්පෙකර් කටුන් </text:span><text:span text:style-name="T18">මාලාවේ ප්‍රධාන චරිතය වන්නේ කවරෙක් ද?</text:span></text:p>
          </table:table-cell>
          <table:table-cell table:style-name="ce17" office:value-type="string" calcext:value-type="string">
            <text:p>බල්ල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ූස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ට්ටෝරුවා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රි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19" calcext:value-type="float">
            <text:p>319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පියවි ඇසට නොපෙනෙන ජීවීන් හදුන්වන්නේ කුමන නමකින්ද ?</text:p>
          </table:table-cell>
          <table:table-cell table:style-name="ce17" office:value-type="string" calcext:value-type="string">
            <text:p>උභයජීවී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්ෂුද්‍රජීවීන්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හා ජීවී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ාංශභක්ෂක ජීවී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මේ අතරින් <text:s/>ශේෂ කන්දක් ලෙස සැලකෙන්නේ කුමක්ද ?</text:p>
          </table:table-cell>
          <table:table-cell table:style-name="ce17" office:value-type="string" calcext:value-type="string">
            <text:p>පිදුරුතලාග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ීගිරි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මනල කන්ද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නකල්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21" calcext:value-type="float">
            <text:p>321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එකම පළාතකිka මුහුදට සම්බන්ධ වන ගංගා දෙකක් වන්නේ මින් කුමක්ද ?</text:p>
          </table:table-cell>
          <table:table-cell table:style-name="ce17" office:value-type="string" calcext:value-type="string">
            <text:p>කැලණි- කලු 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string" calcext:value-type="string">
            <text:p>මහවැලි -කැලණ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ළවේ -කැලණ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ගිං- කළ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22" calcext:value-type="float">
            <text:p>322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චිත්‍රපටයකට නැගූ ප්‍රථම සිංහල චිත්‍ර කතාව කුමක්ද ?</text:p>
          </table:table-cell>
          <table:table-cell table:style-name="ce17" office:value-type="string" calcext:value-type="string">
            <text:p>වන රැජි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ැලෑ කෙල්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ුලවාල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වානරයෝ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23" calcext:value-type="float">
            <text:p>323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ලෝක මානව හිමිකම් දිනය කවදාද?</text:p>
          </table:table-cell>
          <table:table-cell table:style-name="ce17" office:value-type="string" calcext:value-type="string">
            <text:p>සැප්තැම්බර් 10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ඔක්තෝම්බර් 10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ොවැම්බර් 1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ෙසැම්බර් 10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24" calcext:value-type="float">
            <text:p>324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හාල් ගැරිම සදහා වඩාත් සුදුසු වන්නේ මින් කුමක්ද ?</text:p>
          </table:table-cell>
          <table:table-cell table:style-name="ce17" office:value-type="string" calcext:value-type="string">
            <text:p>වළඳ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මුට්ට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ඇතිල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ෑබිලිය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25" calcext:value-type="float">
            <text:p>325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මේ අතරින් සවස පිපෙන මල් වර්ගය කුමක්ද?</text:p>
          </table:table-cell>
          <table:table-cell table:style-name="ce17" office:value-type="string" calcext:value-type="string">
            <text:p>වතුසුද්ද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ෙන්දිරික්ක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ෝස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ටපෙති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26" calcext:value-type="float">
            <text:p>326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මධ්‍යම පළාතට අයත් දිස්ත්‍රික්කයක් නොවන්නේ මෙන් කුමක්ද ?</text:p>
          </table:table-cell>
          <table:table-cell table:style-name="ce17" office:value-type="string" calcext:value-type="string">
            <text:p>මහනුව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ාතල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ුවරඑළ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ෑගල්ල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27" calcext:value-type="float">
            <text:p>327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මේ අතරින් දීප්ත හෙවත් ආලෝකයක් නිකුත් කරන වස්තුවක් නොවන්නේ කුමක් ද ?</text:p>
          </table:table-cell>
          <table:table-cell table:style-name="ce17" office:value-type="string" calcext:value-type="string">
            <text:p>සූර්ය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ැල්වෙන බල්බ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චන්ද්‍රය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ිනි පුළිඟ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28" calcext:value-type="float">
            <text:p>328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නරියෙකු කිකිළියෙක් උත් විවාහ වෙන කතා පුවතක් <text:s/>සහිත සුප්රසිද්ධ ළමා සාහිත්‍ය නිර්මාණය කුමක්ද ?</text:p>
          </table:table-cell>
          <table:table-cell table:style-name="ce17" office:value-type="string" calcext:value-type="string">
            <text:p>හීන්සැර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ගුල් කෑම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උඩ ගිය බබ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රිබෑන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29" calcext:value-type="float">
            <text:p>329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සුද්දා ගල විදපු තැන නමින් ප්‍රසිද්ධියට පත්ව ඇති ස්ථානය පිහිටා ඇත්තේ කොහෙද ?</text:p>
          </table:table-cell>
          <table:table-cell table:style-name="ce17" office:value-type="string" calcext:value-type="string">
            <text:p>කඩුගන්නාවේ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ිළිමතලාව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වගමුව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ඩ ගමුව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30" calcext:value-type="float">
            <text:p>330</text:p>
          </table:table-cell>
          <table:table-cell office:value-type="float" office:value="22" calcext:value-type="float">
            <text:p>22</text:p>
          </table:table-cell>
          <table:table-cell table:style-name="ce6" office:value-type="string" calcext:value-type="string">
            <text:p>දා ගැබක ඉහළින්ම ඇති කොටස හදුන්වනු ලබන්නේ කුමන නමකින්ද ?</text:p>
          </table:table-cell>
          <table:table-cell table:style-name="ce17" office:value-type="string" calcext:value-type="string">
            <text:p>කොත්කැරැල්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ේවතා කොට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තරැස් කොට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චූඩාමාණික්‍ය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31" calcext:value-type="float">
            <text:p>331</text:p>
          </table:table-cell>
          <table:table-cell office:value-type="float" office:value="23" calcext:value-type="float">
            <text:p>23</text:p>
          </table:table-cell>
          <table:table-cell table:style-name="ce7"/>
          <table:table-cell table:style-name="ce17" office:value-type="string" calcext:value-type="string">
            <text:p>අග්න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6" office:value-type="string" calcext:value-type="string">
            <text:p>බක ජාතකය ඇසුරින් ප්‍රේමසිරි කේමදාසයන් නිර්මාණය කළ ඔපෙරාව කුමක්ද ?</text:p>
          </table:table-cell>
          <table:table-cell table:style-name="ce17" office:value-type="string" calcext:value-type="string">
            <text:p>දොරමඩල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මානසවිල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ොදුරු වර්ණදාස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32" calcext:value-type="float">
            <text:p>332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කඩුලු තහංචිය යනු කුමක්ද?</text:p>
          </table:table-cell>
          <table:table-cell table:style-name="ce17" office:value-type="string" calcext:value-type="string">
            <text:p>රාජ ආඥාවක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වුරුදු චාරිත්‍රයක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ගමික චාරිත්‍ර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වාහ චාරිත්‍රයකි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33" calcext:value-type="float">
            <text:p>333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ජනවහරට අනුව කක්කුට්ටා තම පැටවුන්ට දෙන උපදේශය කුමක්ද ?</text:p>
          </table:table-cell>
          <table:table-cell table:style-name="ce17" office:value-type="string" calcext:value-type="string">
            <text:p>හරහට යන්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ිමින් යන්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ෙලින යන්න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උඩින් යන්න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34" calcext:value-type="float">
            <text:p>334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ගිරය නවකතාව රචනා කළේ කවුරුන්ද?</text:p>
          </table:table-cell>
          <table:table-cell table:style-name="ce17" office:value-type="string" calcext:value-type="string">
            <text:p>ලෙස්ටර් ජේම්ස් පීරිස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ුන්‍ය කාන්ති විජේනායක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ැත්ලින් ජයවර්ධ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ට්‍රිලීසියා ගුණවර්ධන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35" calcext:value-type="float">
            <text:p>335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විලියම් ෂේක්ස්පියර්ගේ සුප්‍රකට ආදර කතාවේ එන රොමියෝ ගේ ආදරවන්තිය කවුරුන්ද?</text:p>
          </table:table-cell>
          <table:table-cell table:style-name="ce17" office:value-type="string" calcext:value-type="string">
            <text:p>කේට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ෝස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්ලියෝ පැට්ර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ජුලියට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36" calcext:value-type="float">
            <text:p>336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දුම්බර ප්‍රදේශයේ වඩාත් ප්‍රසිද්ධ කුමන කර්මාන්තය සඳහා ද ?</text:p>
          </table:table-cell>
          <table:table-cell table:style-name="ce17" office:value-type="string" calcext:value-type="string">
            <text:p>ලී බඩ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ූකඩ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ැදුරු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ී කිර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37" calcext:value-type="float">
            <text:p>337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රුහුණු ජාතික වනෝද්‍යානය හැදින්වෙන ජනප්‍රිය නාමය කුමක්ද?</text:p>
          </table:table-cell>
          <table:table-cell table:style-name="ce17" office:value-type="string" calcext:value-type="string">
            <text:p>විල්පත්ත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උඩවලව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යාල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ුන්ද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38" calcext:value-type="float">
            <text:p>338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එක්තරා කෘමියෙකුගේ ශ්‍රාවයක් උපයෝගී කරගෙන සිදු කෙරෙන හස්ත කර්මාන්තය කුමක්ද ?</text:p>
          </table:table-cell>
          <table:table-cell table:style-name="ce17" office:value-type="string" calcext:value-type="string">
            <text:p>බිත්තර කර්මාන්තය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ුබල් කර්මාන්ත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ාක්ෂා කර්මාන්ත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ගඩොල් කර්මාන්ත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39" calcext:value-type="float">
            <text:p>339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සාමාන්‍ය පරිසර උෂ්ණත්වයේ දී නිල් පැහැයක් ගන්නා රසායනික ද්‍රව්‍ය කුමක්ද ?</text:p>
          </table:table-cell>
          <table:table-cell table:style-name="ce17" office:value-type="string" calcext:value-type="string">
            <text:p>පල්මානික්කම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ුන්තනාගම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ෙන්දගම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රසද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40" calcext:value-type="float">
            <text:p>340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එබී ගණයට අයත් රුධිරය ලබාදිය හැකි වන්නේ කවර රුධිර ඝනයක් ඇති අයෙකුටද ?</text:p>
          </table:table-cell>
          <table:table-cell table:style-name="ce17" office:value-type="string" calcext:value-type="string">
            <text:p>ඒබී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ඒ හා බ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ඒ හා ඒබ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41" calcext:value-type="float">
            <text:p>341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ජනශ්‍රැතියට අනුව ඒකා යනු කවුද?</text:p>
          </table:table-cell>
          <table:table-cell table:style-name="ce17" office:value-type="string" calcext:value-type="string">
            <text:p>භුත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හිරව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ෙරේත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යකා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42" calcext:value-type="float">
            <text:p>342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වස්කෝදගාමා යනු කවරෙක්ද?</text:p>
          </table:table-cell>
          <table:table-cell table:style-name="ce17" office:value-type="string" calcext:value-type="string">
            <text:p>ව්‍යාපාරිකයෙක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ේශ ගවේෂකයෙකු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ධීවරයක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නාවැකි කරුවෙ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43" calcext:value-type="float">
            <text:p>343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පුරාණ කාලයේ ප්‍රාථමික අධ්‍යාපනය කළ ළමයින් ඇගිල්ලෙන් ලිව්වේ කුමක් මත ද?</text:p>
          </table:table-cell>
          <table:table-cell table:style-name="ce17" office:value-type="string" calcext:value-type="string">
            <text:p>පුස්කොළ පොත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ැලිපිල්ල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ලුලෑල්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ල්ලෑල්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44" calcext:value-type="float">
            <text:p>344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වල්ගා තරුවක කොටසක් නොවන්නේ මින් කුමක්ද ?</text:p>
          </table:table-cell>
          <table:table-cell table:style-name="ce17" office:value-type="string" calcext:value-type="string">
            <text:p>වල්ග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න්‍යෂ්ඨ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පියාපත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හිස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45" calcext:value-type="float">
            <text:p>345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මේ අතරින් ශ්‍රී ලංකාවේ විශ්ව විද්‍යාලයක් පිහිටා <text:s/>නැති දිස්ත්‍රික්කය කුමක්ද?</text:p>
          </table:table-cell>
          <table:table-cell table:style-name="ce17" office:value-type="string" calcext:value-type="string">
            <text:p>මහනුවර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රත්නපු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ොලොන්නරුව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ම්පාර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46" calcext:value-type="float">
            <text:p>346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මුළු ලක්දිවම බ්‍රිතාන්‍ය පාලනයට නතු වූ උඩරට ගිවිසුම අත්සන් තැබුවේ කවදාද ?</text:p>
          </table:table-cell>
          <table:table-cell table:style-name="ce17" office:value-type="string" calcext:value-type="string">
            <text:p>1815 මාර්තු 2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1815 මාර්තු 01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1815 <text:s/>මාර්තු 2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1815 මාර්තු 2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47" calcext:value-type="float">
            <text:p>347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ජනවහරට අනුව බළල්ලු සිල් ගත්තත් බය ඇරෙන්නෙ ඇරෙන්නෙ නැත්තේ කාගේද?</text:p>
          </table:table-cell>
          <table:table-cell table:style-name="ce17" office:value-type="string" calcext:value-type="string">
            <text:p>හාවන්ග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 office:value-type="string" calcext:value-type="string">
            <text:p><text:s/></text:p>
          </table:table-cell>
          <table:table-cell table:style-name="ce17" office:value-type="string" calcext:value-type="string">
            <text:p>මීයන්ගේ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ාවන්ග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ඌරන්ග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48" calcext:value-type="float">
            <text:p>348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සුළඟ ආධාරයෙන් ක්‍රියා කරවිය හැක්කේ මෙන් කුමක්ද ?</text:p>
          </table:table-cell>
          <table:table-cell table:style-name="ce17" office:value-type="string" calcext:value-type="string">
            <text:p>දියහොල්ම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ුරුම්බැට්ටි මැෂි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ඹර චක්‍ර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ූම්පෙත්ත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49" calcext:value-type="float">
            <text:p>349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ගායනයත් සමඟ කරන ජන ක්‍රීඩාවක් වන්නේ මෙන් කුමක්ද ?</text:p>
          </table:table-cell>
          <table:table-cell table:style-name="ce17" office:value-type="string" calcext:value-type="string">
            <text:p>එළුවන් කෑම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කොට්ටපො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ංච දැමී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බ ඇද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50" calcext:value-type="float">
            <text:p>350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උල ලේනා ලෙස හදුන්වන්නේ මින් කුමන සත්වයාද ?</text:p>
          </table:table-cell>
          <table:table-cell table:style-name="ce17" office:value-type="string" calcext:value-type="string">
            <text:p>දඩු ලේන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උළම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ඉත්තෑව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ලදිවි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හෘදයෙන් පිටතට ශරීරය පුරා රුධිරය බෙදාහැරෙන නාල මොනවාද?</text:p>
          </table:table-cell>
          <table:table-cell table:style-name="ce17" office:value-type="string" calcext:value-type="string">
            <text:p>ධමනි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ශිර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ේශනාලික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්නායු තන්ත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52" calcext:value-type="float">
            <text:p>352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ජනශ්‍රැතියට අනුව රුව ඇති දුවත් සමඟ ලැබියයුතු පුතා කවරෙක්ද?</text:p>
          </table:table-cell>
          <table:table-cell table:style-name="ce17" office:value-type="string" calcext:value-type="string">
            <text:p>කට ඇති පුතෙක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ට නැති පුතෙක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ට යන පුතෙක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ට කන පුතෙ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53" calcext:value-type="float">
            <text:p>353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එල්ලේ ක්‍රීඩාවට යම් සමාන කමක් දක්වන ක්‍රීඩාව මෙන් කුමක්ද ?</text:p>
          </table:table-cell>
          <table:table-cell table:style-name="ce17" office:value-type="string" calcext:value-type="string">
            <text:p>චෙ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ටෙනි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ිලියඩ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ේස්බෝල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54" calcext:value-type="float">
            <text:p>354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ශ්‍රී ලංකාවේ ජාතික සංකේතයක් නොවන්නේ මින් කුමක්ද?</text:p>
          </table:table-cell>
          <table:table-cell table:style-name="ce17" office:value-type="string" calcext:value-type="string">
            <text:p>නිල් මානෙල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ා ගස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පුන්කලස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ළිකුකුළ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55" calcext:value-type="float">
            <text:p>355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හීරෝ රජු විසින් රන්කිරුළ ක නියම රන් බර පරික්ෂා කිරීමට දෙනු ලැබුවේ කාටද ?</text:p>
          </table:table-cell>
          <table:table-cell table:style-name="ce17" office:value-type="string" calcext:value-type="string">
            <text:p>ඇල්බට් අයිස්ටයි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යිතකර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අයිසෙක් නිව්ට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ආකිමිඩීස්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සිතියම් වල ගංගා දැක්වීමට යොදා ඇති සම්මත වර්ණය කුමක්ද?</text:p>
          </table:table-cell>
          <table:table-cell table:style-name="ce20" office:value-type="string" calcext:value-type="string">
            <text:p>නිල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ත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ම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ළ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57" calcext:value-type="float">
            <text:p>357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ජීවහත්ත සහ දිසාලා කාගේ දරුවන් ද ?</text:p>
          </table:table-cell>
          <table:table-cell table:style-name="ce17" office:value-type="string" calcext:value-type="string">
            <text:p>පබාවත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හාරමහදේව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ුවේණි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උන්මාද චිත්‍ර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ජාත්‍යන්තර සම්මානයට පාත්‍ර හඳයා චිත්‍රපටය කාගේ නිර්මාණයක්ද?</text:p>
          </table:table-cell>
          <table:table-cell table:style-name="ce17" office:value-type="string" calcext:value-type="string">
            <text:p>තිස්ස නාගොඩ විතාණ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ෙස්ටර් ජේම්ස් පීරිස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ධර්මසේන පතිරාජ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ටයිටස් තොටවත්ත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59" calcext:value-type="float">
            <text:p>359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<text:span text:style-name="T6">මයිකල් පෙල්ප්ස් රන් පදක්කම් අටක් ලැබුවේ කිනම් ඔලිම්පික් උළෙලක </text:span><text:span text:style-name="T17">ද</text:span><text:span text:style-name="T20">?</text:span></text:p>
          </table:table-cell>
          <table:table-cell table:style-name="ce17" office:value-type="float" office:value="2000" calcext:value-type="float">
            <text:p>200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2004" calcext:value-type="float">
            <text:p>200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"/>
          <table:table-cell table:style-name="ce17" office:value-type="float" office:value="2012" calcext:value-type="float">
            <text:p>201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60" calcext:value-type="float">
            <text:p>360</text:p>
          </table:table-cell>
          <table:table-cell office:value-type="float" office:value="24" calcext:value-type="float">
            <text:p>24</text:p>
          </table:table-cell>
          <table:table-cell table:style-name="ce6" office:value-type="string" calcext:value-type="string">
            <text:p>තියන කරදර වලට අමතරව තවත් කරදරයක් සිදුවීම හැදින්වෙන ජන වහරේ යෙදෙන යෙදුම කුමක්ද ?</text:p>
          </table:table-cell>
          <table:table-cell table:style-name="ce17" office:value-type="string" calcext:value-type="string">
            <text:p>හිත ඇත්නම් පත <text:s/>කුඩාද ?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රේ පිටට මරේ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ොස් ඇති තැනටම දෙ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ඬන්න ඕනලු කිරි එරෙන්න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61" calcext:value-type="float">
            <text:p>361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විදුලි බලය හා සම්බන්ධ කෙටි යෙදුම මෙන් කුමක්ද?</text:p>
          </table:table-cell>
          <table:table-cell table:style-name="ce17" office:value-type="string" calcext:value-type="string">
            <text:p>ල . දු. දෙ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ලං . වී. ම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.නි.ස.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ශ්‍රී.ල.ව.අ.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62" calcext:value-type="float">
            <text:p>362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කොස් වලට මෙන්ම තවත් උපකරණයකට භාවිතා කරන වචනය මින් කුමක්ද?</text:p>
          </table:table-cell>
          <table:table-cell table:style-name="ce17" office:value-type="string" calcext:value-type="string">
            <text:p>පනා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න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දඹ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රඹ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63" calcext:value-type="float">
            <text:p>363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විසිපහෙ වර්ගමූලය කුමක්ද ?</text:p>
          </table:table-cell>
          <table:table-cell table:style-name="ce17" office:value-type="float" office:value="25" calcext:value-type="float">
            <text:p>2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125" calcext:value-type="float">
            <text:p>12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float" office:value="50" calcext:value-type="float">
            <text:p>5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64" calcext:value-type="float">
            <text:p>364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මේ කඳු අතරින් බුදුන් වහන්සේගේ පාද ස්පර්ශය රඳයි සැලකෙන්නේ කුමන කන්ද ද?</text:p>
          </table:table-cell>
          <table:table-cell table:style-name="ce17" office:value-type="string" calcext:value-type="string">
            <text:p>හුන්නස්ගිර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හලේග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ලගල්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මනල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65" calcext:value-type="float">
            <text:p>365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මේ අතරින් කාටුන් ශිල්පියෙකු නොවන්නේ කවුරුන්ද?</text:p>
          </table:table-cell>
          <table:table-cell table:style-name="ce17" office:value-type="string" calcext:value-type="string">
            <text:p>යූනු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කැමිලස් පෙරේර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තිස්ස හේවාවිස්ස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ාමිණී සුමනසේකර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66" calcext:value-type="float">
            <text:p>366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මුහුදු පතුල යට ඉදලා යන ගීතය ඇතුළත් වේදිකා නාට්‍ය කුමක්ද ?</text:p>
          </table:table-cell>
          <table:table-cell table:style-name="ce17" office:value-type="string" calcext:value-type="string">
            <text:p>කරද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ුදු පුත්තු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මානස වි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ිකෘත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67" calcext:value-type="float">
            <text:p>367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ශ්‍රී ලංකාවේ ඉංග්‍රීසීන්ගේ පූර්ණ යටත් වීථියක් ලෙසින් පැවති කාලය වසර කීයද?</text:p>
          </table:table-cell>
          <table:table-cell table:style-name="ce17" office:value-type="string" calcext:value-type="string">
            <text:p>වසර 131 <text:s/>මාස 1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සර 132 <text:s/>මාස 11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සර 133 මාස 11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සර 137 මාස 1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68" calcext:value-type="float">
            <text:p>368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ටයිටන් චන්ද්‍රයා අයත් වන්නේ කුමන ග්‍රහලෝකයකට ද ?</text:p>
          </table:table-cell>
          <table:table-cell table:style-name="ce17" office:value-type="string" calcext:value-type="string">
            <text:p>යුරේන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බ්‍රහස්පත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0" office:value-type="string" calcext:value-type="string">
            <text:p>සෙනසුරු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අඟහර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69" calcext:value-type="float">
            <text:p>369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දෙයක් වේනම් යම් සුදුස්සාටම අයිති විය යුතු මේ ගීතය කුමන වේදිකා නාට්‍යයේ ද ?</text:p>
          </table:table-cell>
          <table:table-cell table:style-name="ce17" office:value-type="string" calcext:value-type="string">
            <text:p>කැලණි පාල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කුවේණ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හුණු වටයේ කතාව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තාරාවෝ ඉගිලෙත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70" calcext:value-type="float">
            <text:p>370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ප්‍රාග් කවර රටක අගනුවරද?</text:p>
          </table:table-cell>
          <table:table-cell table:style-name="ce17" office:value-type="string" calcext:value-type="string">
            <text:p>යුක්‍රේන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්‍රොයේසිය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ෝලන්ත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චෙක් ජනරජ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71" calcext:value-type="float">
            <text:p>371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උඩරට ගිවිසුම අත්සන් කරන අවස්ථාවේ බ්‍රිතාන්‍ය කොඩිය බිම හෙලා සිංහ කොඩිය එස වූයේ කවුරුන්ද?</text:p>
          </table:table-cell>
          <table:table-cell table:style-name="ce17" office:value-type="string" calcext:value-type="string">
            <text:p>මිගෙට්ටුවත්තේ ගුණානන්ද හිම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යක්කඩුවේ ප්‍රඥසාර හිම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ැලවිටියේ සෝරත හිම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වාරියපොල ශ්‍රී සුමංගල හිමි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72" calcext:value-type="float">
            <text:p>372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දියර බිංදු කිහිපයක් බිලිදු මුවට දමා ප්‍රතිශක්තිකරණය ඇති කරන එන්නද කුමක්ද ?</text:p>
          </table:table-cell>
          <table:table-cell table:style-name="ce17" office:value-type="string" calcext:value-type="string">
            <text:p>පෝලියෝ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ගලපටල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සරම්ප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ිටගැස්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73" calcext:value-type="float">
            <text:p>373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මේ අතරින් මුර්ධජ ‘ළ’නොයෙදිය යුතු වචනය කුමක්ද ?</text:p>
          </table:table-cell>
          <table:table-cell table:style-name="ce17" office:value-type="string" calcext:value-type="string">
            <text:p>කැලණිය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ළඟ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සුපතළ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ිළිම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office:value-type="float" office:value="374" calcext:value-type="float">
            <text:p>374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ජනවහරට අනුව කපුටො ඔලුවට උඩින් පියෑඹුවා ට ට ඔලුව උඩ හදන්න එපා යැයි කියන්නේ මොනවාද ?</text:p>
          </table:table-cell>
          <table:table-cell table:style-name="ce17" office:value-type="string" calcext:value-type="string">
            <text:p>කෝම්පිට්ට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පිරමීඩ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ංකර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කූඩු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table:style-name="ce6" office:value-type="string" calcext:value-type="string">
            <text:p>ගේ මත කොටු ඇදීමෙන් කරන ක්‍රීඩාව කුමක්ද?</text:p>
          </table:table-cell>
          <table:table-cell table:style-name="ce17" office:value-type="string" calcext:value-type="string">
            <text:p>පංච දැම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චක් ගුඩු ගැසී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බට්ටා පැනීම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17" office:value-type="string" calcext:value-type="string">
            <text:p><text:s/>වල කජු ගැස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376" calcext:value-type="float">
            <text:p>376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හෘද වස්තුවේ ක්‍රියාකාරීත්වය නිසි ලෙස සිදු වන බව සොයා බැලීමට කෙරෙන පරීක්ෂණය කුමක්ද ?</text:p>
          </table:table-cell>
          <table:table-cell table:style-name="ce17" office:value-type="string" calcext:value-type="string">
            <text:p>ඊ.ඊ.ජ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ඩබ්.ඒ්.ස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ඊ.ඒස්.ආර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ඊ.සී.ජි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377" calcext:value-type="float">
            <text:p>377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කරල් අතින් කඩා මේරූ නොමේරූ බව හඳුනාගත හැකි එළවළු වර්ගය කුමක්ද ?</text:p>
          </table:table-cell>
          <table:table-cell table:style-name="ce17" office:value-type="string" calcext:value-type="string">
            <text:p>කරවි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බණ්ඩක්ක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ුරුංග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වැටකොළ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78" calcext:value-type="float">
            <text:p>378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ඝන ඉන්ධනයක් නොවන්නේ මින් කුමක්ද ?</text:p>
          </table:table-cell>
          <table:table-cell table:style-name="ce17" office:value-type="string" calcext:value-type="string">
            <text:p>භූමිතෙල් 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ොල්කටු අගුර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ල් අඟුර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79" calcext:value-type="float">
            <text:p>379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මැණික් ගග අසබඩ පිහිටි නගරය කුමක්ද ?</text:p>
          </table:table-cell>
          <table:table-cell table:style-name="ce17" office:value-type="string" calcext:value-type="string">
            <text:p>හලාවත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ත්‍රිකුණාමල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ළුත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තරගම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80" calcext:value-type="float">
            <text:p>380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ඉන්දියාවේ ජනපති පදවියට පත් මුල්ම කාන්තාව කවුරුන්ද?</text:p>
          </table:table-cell>
          <table:table-cell table:style-name="ce17" office:value-type="string" calcext:value-type="string">
            <text:p>සෝනියා ගාන්ධ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ඉන්දිරා ගාන්ධ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්‍රතිභා පටෙල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මලා නෙර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81" calcext:value-type="float">
            <text:p>381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දිය යටින් යාත්‍රා කළ හැක්කේ මෙන් කුමකටද ?</text:p>
          </table:table-cell>
          <table:table-cell table:style-name="ce17" office:value-type="string" calcext:value-type="string">
            <text:p>පාර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ට්‍රෝලර් යාත්‍ර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ඩෝරා <text:s/>යාත්‍ර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සබ්මැරීන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82" calcext:value-type="float">
            <text:p>382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සාමයේ සංකේතය ලෙස සැලකෙන පක්ෂය කවරෙක්ද?</text:p>
          </table:table-cell>
          <table:table-cell table:style-name="ce17" office:value-type="string" calcext:value-type="string">
            <text:p>වලිකුකුළ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ුදු හංස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ුදු පරවිය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ුදු කපුට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383" calcext:value-type="float">
            <text:p>383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ක්‍රිකට් ක්‍රීඩා වසං කතාවේ 2000 වැනි <text:s/>ටෙක්ස් ක්‍රිකට් තරගය පැවැත්වූයේ කුමන රටවල් දෙක අතර ද?</text:p>
          </table:table-cell>
          <table:table-cell table:style-name="ce17" office:value-type="string" calcext:value-type="string">
            <text:p>ඕස්ට්‍රේලියාව සහ නවසීලන්ත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එංගලන්තය සහ ඉන්දියාව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ාකිස්ථානය සහ ශ්‍රී ලංක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කුණු අප්‍රිකාව සහ එංගලන්ත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84" calcext:value-type="float">
            <text:p>384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ලොව උසම කඳු දහයෙන් අටක්ම පිහිටා ඇති රට කුමක්ද ?</text:p>
          </table:table-cell>
          <table:table-cell table:style-name="ce17" office:value-type="string" calcext:value-type="string">
            <text:p>නේපාලය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දකුණු අප්‍රික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චීන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ජපාන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385" calcext:value-type="float">
            <text:p>385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ශ්‍රී ලාංකේය ඉතිහාසයට අනුව සාමාන්‍ය දේශනය හෙවත් දකුණු බුරුම ආක්‍රමණය කළ සිංහල රජු කවරෙක්ද?</text:p>
          </table:table-cell>
          <table:table-cell table:style-name="ce17" office:value-type="string" calcext:value-type="string">
            <text:p>පළමු ගජබ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ළමු පරාක්‍රමබාහු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ළමු විජයබාහ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ෙවන වික්‍රමබාහ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86" calcext:value-type="float">
            <text:p>386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ජනවහරට අනුව කාගෙ කාගෙත් කිල්ලෝටවල තියෙන්නේ මොනවාද?</text:p>
          </table:table-cell>
          <table:table-cell table:style-name="ce17" office:value-type="string" calcext:value-type="string">
            <text:p>ලණ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0" office:value-type="string" calcext:value-type="string">
            <text:p>හුණු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ලුණ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ුණ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87" calcext:value-type="float">
            <text:p>387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ජනවහරට අනුව වඩුවාගේ ගෙදර නැතැයි කියන්නේ මොනවාද?</text:p>
          </table:table-cell>
          <table:table-cell table:style-name="ce17" office:value-type="string" calcext:value-type="string">
            <text:p>අට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ට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පුටුව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ට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88" calcext:value-type="float">
            <text:p>388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කොඳු ඇට පෙළක් නොමැත්තේ මින් කවරෙකුටද ?</text:p>
          </table:table-cell>
          <table:table-cell table:style-name="ce17" office:value-type="string" calcext:value-type="string">
            <text:p>මාළුව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උරග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0" office:value-type="string" calcext:value-type="string">
            <text:p><text:s/>මකුළුවා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ුරුල්ල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89" calcext:value-type="float">
            <text:p>389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තේරවිලි සාහිත්‍යයේ <text:s/>ලැජ්ජාව ලෙස හැඳින්වෙන්නේ කුමන ශාකයද ?</text:p>
          </table:table-cell>
          <table:table-cell table:style-name="ce17" office:value-type="string" calcext:value-type="string">
            <text:p>නිදිකුම්බ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උදුපියල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ොටුකොළ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ුකුණුවැන්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90" calcext:value-type="float">
            <text:p>390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දත් කැකුළු පාලා සුරතල් සිනා සීලා කවිය රචනා කලේ කව්ද?</text:p>
          </table:table-cell>
          <table:table-cell table:style-name="ce17" office:value-type="string" calcext:value-type="string">
            <text:p>වීදාගම මෛත්‍රී හිම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ෑත්තෑවේ හිම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තොටගමුවේ ශ්‍රී රාහුල හිමි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ර්තෘ අඥාතය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391" calcext:value-type="float">
            <text:p>391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වායු ගෝලයට අහිතකර ද්‍රව්‍ය මුදාහරින ශක්ති උත්පාදන ක්‍රමයක් වන්නේ කුමක්ද?</text:p>
          </table:table-cell>
          <table:table-cell table:style-name="ce17" office:value-type="string" calcext:value-type="string">
            <text:p>ජල විදුල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ොසිල ඉන්ධන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සුළං බලය උ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ම් ශක්ත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92" calcext:value-type="float">
            <text:p>392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දුලා නෙතු පුලා යන ගීතය ඇතුළත් වේදිකා නාට්‍ය කුමක්ද?</text:p>
          </table:table-cell>
          <table:table-cell table:style-name="ce17" office:value-type="string" calcext:value-type="string">
            <text:p>මනමේ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හුනු වටය කත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ධුර ජවනික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ලෝම හංස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93" calcext:value-type="float">
            <text:p>393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තාරා හොට ප්ලැටිපස් ආවේණික කුමන රටටද?</text:p>
          </table:table-cell>
          <table:table-cell table:style-name="ce17" office:value-type="string" calcext:value-type="string">
            <text:p>ඕස්ට්‍රේලියාව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නවසීලන්ත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ආජන්ටින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කුණු අප්‍රිකාවට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94" calcext:value-type="float">
            <text:p>394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ජනශ්‍රැතියට අනුව දිය සෙලවෙන්නේ කුමන කලයේද?</text:p>
          </table:table-cell>
          <table:table-cell table:style-name="ce17" office:value-type="string" calcext:value-type="string">
            <text:p>මැටි කලය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ිරුනු කලය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රන් කළය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අඩුකලයේ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95" calcext:value-type="float">
            <text:p>395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<text:s/>පිති වලින් පහර නොකන පන්දුවක් සහිත ක්‍රීඩාව මින් කුමක්ද?</text:p>
          </table:table-cell>
          <table:table-cell table:style-name="ce17" office:value-type="string" calcext:value-type="string">
            <text:p>ක්‍රිකට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හොක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0" office:value-type="string" calcext:value-type="string">
            <text:p><text:s/>බාස්කට් බෝල් 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බේස්බෝ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96" calcext:value-type="float">
            <text:p>396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මයුර සන්දේශයේ පණිවිඩය රැගෙන ගිය පක්ෂයා කවරෙක්ද?</text:p>
          </table:table-cell>
          <table:table-cell table:style-name="ce17" office:value-type="string" calcext:value-type="string">
            <text:p>මොණර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ුකුළ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ංස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ිරව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97" calcext:value-type="float">
            <text:p>397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මේ අතරින් සුදු සහ තැඹිලි වර්ණ සහිත පුෂ්පය කුමක්ද?</text:p>
          </table:table-cell>
          <table:table-cell table:style-name="ce17" office:value-type="string" calcext:value-type="string">
            <text:p>කටරොළ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ේපාලික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තුසුද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ැටපිච්ච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98" calcext:value-type="float">
            <text:p>398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ලොව දිගම කඳු වැටිය කුමක්ද?</text:p>
          </table:table-cell>
          <table:table-cell table:style-name="ce17" office:value-type="string" calcext:value-type="string">
            <text:p>යුර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ිරනි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ඇන්ඩිස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රොකී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399" calcext:value-type="float">
            <text:p>399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කොංගෝ වනාන්තරය පිහිටා ඇත්තේ කුමන මහද්වීපයෙද?</text:p>
          </table:table-cell>
          <table:table-cell table:style-name="ce17" office:value-type="string" calcext:value-type="string">
            <text:p>උතුරු ඇමරික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දකුණු ඇමරික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ප්‍රික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ආසි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00" calcext:value-type="float">
            <text:p>400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<text:s/>කැලණි විහාරයේ පිහිටි ස්තූපයේ හැඩය කුමක්ද?</text:p>
          </table:table-cell>
          <table:table-cell table:style-name="ce17" office:value-type="string" calcext:value-type="string">
            <text:p>ධාන්‍යාකාර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බුබුලාකා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ඝටාකා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ඝණ්ඨාකාර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01" calcext:value-type="float">
            <text:p>401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කරු අයියා නමින් ප්‍රසිද්ධව සිටි ප්‍රවීණ විදුලි ගුවන්විදුලි ශිල්පියා කවරෙක්ද ?</text:p>
          </table:table-cell>
          <table:table-cell table:style-name="ce17" office:value-type="string" calcext:value-type="string">
            <text:p>කරුණාසේන ජයලත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0" office:value-type="string" calcext:value-type="string">
            <text:p><text:s/>කරුණාරත්න අබේසේකර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රුණාරත්න අමරසිංහ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රුණාරත්න දිවුල්ගන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02" calcext:value-type="float">
            <text:p>402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හනික වරෙව් කොල්ලනේ මෙන්න මෙහෙ වරෙව් යන ගීතය ඇතුලත් වේදිකා නාට්‍ය කුමක්ද ?</text:p>
          </table:table-cell>
          <table:table-cell table:style-name="ce17" office:value-type="string" calcext:value-type="string">
            <text:p>බෙරහඬ ට්‍රො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ජන් කාන්තාවෝ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ුහුදු පත්ත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ළුවර ජරමර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03" calcext:value-type="float">
            <text:p>403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<text:s/>අමාශය තුළ ආහාර ජීර්ණය සඳහා උපකාරී වන අම්ලය කුමක්ද ?</text:p>
          </table:table-cell>
          <table:table-cell table:style-name="ce17" office:value-type="string" calcext:value-type="string">
            <text:p>හයිඩ්‍රොක්ලෝරික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යිට්‍රේට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ල්ෆියුරික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ඇසිටි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04" calcext:value-type="float">
            <text:p>404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අ හිස්ටරි ඔෆ් ඉංගිර්ස් ස්පිකින් පීපල්ස් <text:s/>ග්‍රන්ථය රචනා කිරීම නිසා නොබෙල් සාහිත්‍ය සම්මානය දිනුවේ කවුද ?</text:p>
          </table:table-cell>
          <table:table-cell table:style-name="ce17" office:value-type="string" calcext:value-type="string">
            <text:p>අර්නට්ස් හෙමිංව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බර්ට්‍රන්ඩ් රසල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ින්ස්ටන් චර්චිල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ජෝර්ජ් බර්නාඩ් ෂෝ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05" calcext:value-type="float">
            <text:p>405</text:p>
          </table:table-cell>
          <table:table-cell table:style-name="ce4" office:value-type="float" office:value="27" calcext:value-type="float">
            <text:p>27</text:p>
          </table:table-cell>
          <table:table-cell table:style-name="ce6" office:value-type="string" calcext:value-type="string">
            <text:p>බැන්ක් කී මුන් එක්සත් ජාතීන්ගේ සංවිධානය කීවෙනි ලේකම්වරයාද?</text:p>
          </table:table-cell>
          <table:table-cell table:style-name="ce17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2" calcext:value-type="float">
            <text:p>1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4" calcext:value-type="float">
            <text:p>1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06" calcext:value-type="float">
            <text:p>406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ජනවහරට අනුව දුප්පත්කම කියන්නේ කුමක් නැති ගොනෙක් වගේද?</text:p>
          </table:table-cell>
          <table:table-cell table:style-name="ce17" office:value-type="string" calcext:value-type="string">
            <text:p>අං දෙ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ලිග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න්දෙ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ඇස් දෙ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07" calcext:value-type="float">
            <text:p>407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කෙනෙක් තුළ සේවයට ගරු කිරීම හැදින්වෙන්නේ කුමන නමකින්ද ?</text:p>
          </table:table-cell>
          <table:table-cell table:style-name="ce17" office:value-type="string" calcext:value-type="string">
            <text:p>සංහාර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සංස්කාර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උපහාර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ප හාර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08" calcext:value-type="float">
            <text:p>408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නැගෙනහිර පළාතට අයත් වන්නේ මේ දිස්ත්‍රික්ක අතරින් කුමක්ද?</text:p>
          </table:table-cell>
          <table:table-cell table:style-name="ce18" office:value-type="string" calcext:value-type="string">
            <text:p>ත්‍රිකුණාමල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පුත්තල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ිලිනොච්ච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න්නාර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09" calcext:value-type="float">
            <text:p>409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‘හත්පණ’ළමා කතාව කාගේ නිර්මාණයක්ද?</text:p>
          </table:table-cell>
          <table:table-cell table:style-name="ce17" office:value-type="string" calcext:value-type="string">
            <text:p>සිබිල් වෙත්තසිංහ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ුමාරතුංග මුනිදාස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මාර්ටින් වික්‍රමසිංහ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ුලසේන පොන්සේක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10" calcext:value-type="float">
            <text:p>410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ජනවහරට අනුව වදින්න ගිය දේවාලය කඩා වැටෙන්නේ කොහෙටද ?</text:p>
          </table:table-cell>
          <table:table-cell table:style-name="ce17" office:value-type="string" calcext:value-type="string">
            <text:p>ළිද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ඟ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ුහුද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ඔළුවට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11" calcext:value-type="float">
            <text:p>411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මේ අතරින් ඛනිජ ද්‍රව්‍යයක් නොවන්නේ කුමක් ද?</text:p>
          </table:table-cell>
          <table:table-cell table:style-name="ce17" office:value-type="string" calcext:value-type="string">
            <text:p>දියමන්ත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ිනිර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රත්තර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ලෝකඩ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12" calcext:value-type="float">
            <text:p>412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<text:s/>එක්සත් ජාතීන්ගේ සංවිධානය ඉංග්‍රීසි බසින් කෙටියෙන් දක්වන්නේ කෙසේද?</text:p>
          </table:table-cell>
          <table:table-cell table:style-name="ce17" office:value-type="string" calcext:value-type="string">
            <text:p>ඔපෙ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යුනිසෙෆ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යි.සී.ආර්.ස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යු.ඒන් ඔ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13" calcext:value-type="float">
            <text:p>413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එළාර රජු අනුරාධපුර අගනුවර කරගෙන රාජ්‍ය පාලනය කරන සමයේ මාගම පාලනය කරගෙන ගියේ කවුද?</text:p>
          </table:table-cell>
          <table:table-cell table:style-name="ce17" office:value-type="string" calcext:value-type="string">
            <text:p>දේවානම්පියතිස්ස රජ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ාවන්තිස්ස රජු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ුටුගැමුණු රජ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ග්බෝ රජ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14" calcext:value-type="float">
            <text:p>414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බතලේගල කන්ද හෙවත් බයිබල් කන්ද පිහිටියේ කුමන දිස්ත්‍රික්කයේද ?</text:p>
          </table:table-cell>
          <table:table-cell table:style-name="ce17" office:value-type="string" calcext:value-type="string">
            <text:p>මහනුව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ාතල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ෑගල්ල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ුවරඑළ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15" calcext:value-type="float">
            <text:p>415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<text:s/>ලංකාවේ පළමු වරට ගුවන් විදුලි සේවාවක් ආරම්භ කරන ලද වර්ෂය කුමක්ද?</text:p>
          </table:table-cell>
          <table:table-cell table:style-name="ce17" office:value-type="float" office:value="1925" calcext:value-type="float">
            <text:p>192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26" calcext:value-type="float">
            <text:p>192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27" calcext:value-type="float">
            <text:p>1927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28" calcext:value-type="float">
            <text:p>1928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16" calcext:value-type="float">
            <text:p>416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ක්විනින් <text:s/>නම් ඖෂධය නිපදවීමට යොදා ගන්නා ශාක කුමක්ද ?</text:p>
          </table:table-cell>
          <table:table-cell table:style-name="ce18" office:value-type="string" calcext:value-type="string">
            <text:p>සිංකෝන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ි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ුග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17" calcext:value-type="float">
            <text:p>417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නියපොතු සෑදී ඇත්තේ පහතසඳහන් කවරකින් ද ?</text:p>
          </table:table-cell>
          <table:table-cell table:style-name="ce17" office:value-type="string" calcext:value-type="string">
            <text:p>නිකොටී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ැරොටී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එලස්ටි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ෙරටීන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18" calcext:value-type="float">
            <text:p>418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ජනවහරට අනුව හානා හිය දැනෙන්නේ කුමකින්ද ?</text:p>
          </table:table-cell>
          <table:table-cell table:style-name="ce17" office:value-type="string" calcext:value-type="string">
            <text:p>පානා හිනාවෙ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ානා <text:s/>කතාවෙ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<text:s/>පානා අඬහැර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ානා දෑති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19" calcext:value-type="float">
            <text:p>419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<text:s/>සුසිර වාද්‍ය භාණ්ඩයක් නොවන්නේ මේ අතරින් කුමක්ද ?</text:p>
          </table:table-cell>
          <table:table-cell table:style-name="ce17" office:value-type="string" calcext:value-type="string">
            <text:p>බටනල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ෙද නලාව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ොරණෑ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ොම්බ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20" calcext:value-type="float">
            <text:p>420</text:p>
          </table:table-cell>
          <table:table-cell table:style-name="ce4" office:value-type="float" office:value="28" calcext:value-type="float">
            <text:p>28</text:p>
          </table:table-cell>
          <table:table-cell table:style-name="ce6" office:value-type="string" calcext:value-type="string">
            <text:p>පිටිය මැදින් දැලක් බැඳ කරන ක්‍රීඩාව මේ අතරින් කුමක්ද ?</text:p>
          </table:table-cell>
          <table:table-cell table:style-name="ce17" office:value-type="string" calcext:value-type="string">
            <text:p>පැසිපන්ද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බැඩ්මිටන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එල්ල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්‍රිකට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21" calcext:value-type="float">
            <text:p>421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දෙහි ගසක වසා සිටින විට නිරීක්ෂණය කිරීමට පහසුම සත්වයා කවරෙක්ද ?</text:p>
          </table:table-cell>
          <table:table-cell table:style-name="ce17" office:value-type="string" calcext:value-type="string">
            <text:p>කහකුරුල්ල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ේරකොල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ලවැද්ද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ුකුළ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22" calcext:value-type="float">
            <text:p>422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බ්‍රහ්මදත්ත රජුගේ කේවට්ට බමුණා හමුවන ප්‍රසිද්ධ ජන කතා කුමක්ද ?</text:p>
          </table:table-cell>
          <table:table-cell table:style-name="ce17" office:value-type="string" calcext:value-type="string">
            <text:p>උම්මග්ග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ුස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ෙස්සන්ත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ඉල්ලිස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23" calcext:value-type="float">
            <text:p>423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ලොව අත්තටු රහිත පක්ෂියා නම් කරන්න </text:p>
          </table:table-cell>
          <table:table-cell table:style-name="ce17" office:value-type="string" calcext:value-type="string">
            <text:p>ඉම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ෙන්ගුවි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ැස්බර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ිවි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24" calcext:value-type="float">
            <text:p>424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<text:s/>දිග මැනීමේ ඒකක අතරින් දිගින් වැඩිම ඒකකය මින් කුමක්ද?</text:p>
          </table:table-cell>
          <table:table-cell table:style-name="ce17" office:value-type="string" calcext:value-type="string">
            <text:p>නැනෝ මීටර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යොදු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ආලෝක වර්ෂ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ව්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25" calcext:value-type="float">
            <text:p>42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අතීතයේ මෙසපොතේමියාව වර්තමානයේ හැඳින්වෙන්නේ කෙසේද?</text:p>
          </table:table-cell>
          <table:table-cell table:style-name="ce17" office:value-type="string" calcext:value-type="string">
            <text:p><text:s/>සෞදි අරාබ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ඊජිප්ත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ඉරාක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ියන්මාර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26" calcext:value-type="float">
            <text:p>426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<text:s/>මේ අතරින් සමාජවාදී චිත්තය කුණු වන්නේ කවුද?</text:p>
          </table:table-cell>
          <table:table-cell table:style-name="ce17" office:value-type="string" calcext:value-type="string">
            <text:p>ෆෙඩ්රික් එංගල්ස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ඇඩම් ස්මිත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ාල් මාක්ස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ලියොන් ට්‍රොස්ක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27" calcext:value-type="float">
            <text:p>427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<text:s/>වක්ක වකයි වක දෙවයි වත්තේ පොල් ඔක්කොම කයි තේරවිල්ල කුමක් ගැනද?</text:p>
          </table:table-cell>
          <table:table-cell table:style-name="ce17" office:value-type="string" calcext:value-type="string">
            <text:p>කුරුම්බැට්ට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හිරමන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වංගෙඩ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ිරිස් ග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28" calcext:value-type="float">
            <text:p>428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වේයන්ගේ නිවහන හඳුන්වන්නේ කෙසේද?</text:p>
          </table:table-cell>
          <table:table-cell table:style-name="ce17" office:value-type="string" calcext:value-type="string">
            <text:p>වේ බෙනය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ේ තුඹස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ේ කොට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ේ කූඩ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29" calcext:value-type="float">
            <text:p>429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මේ අතරින් නොගැලපෙන වචනය කුමක්ද ?</text:p>
          </table:table-cell>
          <table:table-cell table:style-name="ce17" office:value-type="string" calcext:value-type="string">
            <text:p>කතුව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ුරුවර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යතිව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දියවර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30" calcext:value-type="float">
            <text:p>430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ජලයේ වැවෙන ශාකයක් වන්නේ මේ අතරින් කුමක්ද?</text:p>
          </table:table-cell>
          <table:table-cell table:style-name="ce18" office:value-type="string" calcext:value-type="string">
            <text:p>සැල්වීනිය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ුපුපමේන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ොණරකුඩුම්බ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දියලබ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31" calcext:value-type="float">
            <text:p>431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දරුවෙක් උපතේදී ලබාදෙන එන්නත කුමක්ද?</text:p>
          </table:table-cell>
          <table:table-cell table:style-name="ce18" office:value-type="string" calcext:value-type="string">
            <text:p>බී.සී.ජී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ංචසංයුජ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ිබ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ඒම් ඒම් <text:s/>ආර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32" calcext:value-type="float">
            <text:p>432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ජල විදුලි බලාගාරයක් නොවන්නේ මේ අතරින් කුමක්ද ?</text:p>
          </table:table-cell>
          <table:table-cell table:style-name="ce17" office:value-type="string" calcext:value-type="string">
            <text:p>ලක්ෂපා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ොත්මල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ික්ටෝරි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ෙරවලපිටි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33" calcext:value-type="float">
            <text:p>433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<text:s/>මේ අතරෙන් ක්‍රිකට් ක්‍රීඩාවේ දක්නට නොලැබෙන්නේ කවුද ?</text:p>
          </table:table-cell>
          <table:table-cell table:style-name="ce17" office:value-type="string" calcext:value-type="string">
            <text:p>පන්දු යවන්න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න්දු රකින්න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ෝල රකින්න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ඩුලු රකින්න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34" calcext:value-type="float">
            <text:p>434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ප්‍රවීණ නිළි මාලනි පොන්සේකා රංගනයෙන් විදුලි චිත්‍රපටයක් වන්නේ මේ අතරින් කුමක්ද ?</text:p>
          </table:table-cell>
          <table:table-cell table:style-name="ce17" office:value-type="string" calcext:value-type="string">
            <text:p>මල්දෙණියේ සිමියොන්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සර වේදන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එක්ටැම්ග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ුංචි බබ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35" calcext:value-type="float">
            <text:p>435</text:p>
          </table:table-cell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ධාතුසේන රජු විසින් කරන ලද නිර්මාණයක් නොවන්නේ මේ අතරින් කුමක්ද?</text:p>
          </table:table-cell>
          <table:table-cell table:style-name="ce17" office:value-type="string" calcext:value-type="string">
            <text:p>කලාවැ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වුකන ප්‍රතිම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යෝධ ඇළ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ින්නේරි වැව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36" calcext:value-type="float">
            <text:p>436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පහත සඳහන් ශාක අතුරින් වැඩුණු ශාකයක අඩුම පත්‍ර සංඛ්‍යාවක් ඇති ශාකය කුමක්ද?</text:p>
          </table:table-cell>
          <table:table-cell table:style-name="ce17" office:value-type="string" calcext:value-type="string">
            <text:p>පොල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ො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ේ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ියඹල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37" calcext:value-type="float">
            <text:p>437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ශ්‍රී ලංකා පොලිස් දෙපාර්තමේන්තුවේ පළමු පොලිස්පති වරයා කවුද?</text:p>
          </table:table-cell>
          <table:table-cell table:style-name="ce17" office:value-type="string" calcext:value-type="string">
            <text:p><text:s/>සර් රිචඩ් අලුවිහාර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<text:span text:style-name="T40">සර්</text:span><text:span text:style-name="T41"> ඩබ්ලිව් ආර් කැම්බර්</text:span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ඒ.ඒෆ්.ආර්.ඒස් . සැන්ඩ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ජෝන් ආටිග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38" calcext:value-type="float">
            <text:p>438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ඉන්දියාවේ අග්‍රා නගරය වඩාත් ප්‍රසිද්ධ වූයේ කුමක් නිසා ද ?</text:p>
          </table:table-cell>
          <table:table-cell table:style-name="ce17" office:value-type="string" calcext:value-type="string">
            <text:p>නාලන්දා විශ්වවිද්‍යාල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ලුම්බිණි සල් උයන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ටච්මහල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ේරංජනා නද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39" calcext:value-type="float">
            <text:p>439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ශ්‍රී ලංකා ජන රජයේ රාජ්‍ය ලාංඡනය කාසි වල මුහුණතට පැමිණි වර්ශය කුමක්ද?</text:p>
          </table:table-cell>
          <table:table-cell table:style-name="ce17" office:value-type="float" office:value="1942" calcext:value-type="float">
            <text:p>194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72" calcext:value-type="float">
            <text:p>1972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51" calcext:value-type="float">
            <text:p>195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79" calcext:value-type="float">
            <text:p>1979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40" calcext:value-type="float">
            <text:p>440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ෂඩ් වර්ණ යනු කුමක්ද?</text:p>
          </table:table-cell>
          <table:table-cell table:style-name="ce17" office:value-type="string" calcext:value-type="string">
            <text:p>පාට පහ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ාට හයකි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ාට හතරක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ාට අටක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41" calcext:value-type="float">
            <text:p>441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ජනපතිවරණයකට මුහුණ නොදී ජනපතිවරයෙකු වුයේ කවරෙක්ද?</text:p>
          </table:table-cell>
          <table:table-cell table:style-name="ce17" office:value-type="string" calcext:value-type="string">
            <text:p>රණසිංහ ප්‍රේමදාස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ජේ ආර් ජයවර්ධ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ඩබ්ලිව් විජයතුංග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හින්ද මහින්ද රාජපක්ෂ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42" calcext:value-type="float">
            <text:p>442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ස්වර්ණ පුස්තක සම්මානය පිරි නමන්නේන මින්නේ කුමන ක්ෂේත්‍රයක් සඳහාද?</text:p>
          </table:table-cell>
          <table:table-cell table:style-name="ce17" office:value-type="string" calcext:value-type="string">
            <text:p>නවකත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ාව්‍ය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ෙටිකත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රිවර්ත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43" calcext:value-type="float">
            <text:p>443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යමක් දහනය වීමේ දී වැයවන සක්‍රීය වායුව කුමක්ද?</text:p>
          </table:table-cell>
          <table:table-cell table:style-name="ce17" office:value-type="string" calcext:value-type="string">
            <text:p>ඔක්සිජන්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යිට්‍රජ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ාබන්ඩයොක්සයිට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ාබන් මොනොක්සයිට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44" calcext:value-type="float">
            <text:p>444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රැමෝන් මැග්සයිසේ සම්මානය හිමි වූයේ මේ අතරෙන් කවරෙකුට ද?</text:p>
          </table:table-cell>
          <table:table-cell table:style-name="ce17" office:value-type="string" calcext:value-type="string">
            <text:p>පණ්ඩිත් අමරදේ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හාචාර්ය එදිරිවීර සරච්චන්ද්‍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ආචාර්ය ඒටී ආරියරත්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ආචාර්ය ප්‍රේමසිරි කේමදාස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45" calcext:value-type="float">
            <text:p>445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ඉසුරුමුණි විහාරයට අයත් නොවන කැටයමක් වන්නේ මින් කුමක් ද?</text:p>
          </table:table-cell>
          <table:table-cell table:style-name="ce17" office:value-type="string" calcext:value-type="string">
            <text:p>මිනිසා සහ අශ්ව හිස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පෙම් යුව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ල්ලව පොර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ුටුගැමුණු රජ පවු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46" calcext:value-type="float">
            <text:p>446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<text:s/>අතමිට සරු වෙනවා යන අදහස දෙන්නේ කුමකින් ද?</text:p>
          </table:table-cell>
          <table:table-cell table:style-name="ce17" office:value-type="string" calcext:value-type="string">
            <text:p>කරල් කපනව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රල් පැහෙනව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රල් කරනව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රල් සිටිනව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47" calcext:value-type="float">
            <text:p>447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හූනා අනුගමනය කරන ආරක්ෂක උපක්‍රමය කුමක් ද?</text:p>
          </table:table-cell>
          <table:table-cell table:style-name="ce17" office:value-type="string" calcext:value-type="string">
            <text:p>පෙණය පිපී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ාට මාරු කිර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ල්ගය කඩා දිවීම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ුරු විහිද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48" calcext:value-type="float">
            <text:p>448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<text:s/>මේ අතරින් ක්‍රීඩාවක් නො වන්නේ කුමක් ද?</text:p>
          </table:table-cell>
          <table:table-cell table:style-name="ce17" office:value-type="string" calcext:value-type="string">
            <text:p>දුරපැනී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උඩ පැනීම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උස පැන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රිටි පැන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49" calcext:value-type="float">
            <text:p>449</text:p>
          </table:table-cell>
          <table:table-cell table:style-name="ce4" office:value-type="float" office:value="30" calcext:value-type="float">
            <text:p>30</text:p>
          </table:table-cell>
          <table:table-cell table:style-name="ce10" office:value-type="string" calcext:value-type="string">
            <text:p>1978 ආණ්ඩුක්‍රම ව්‍යවස්ථාවෙන් ශ්‍රී ලංකා දේශපාලනයට හඳුන්වාදුන් <text:span text:style-name="T21">ඍජු </text:span>ප්‍රජාතාන්ත්‍රික උපක්‍රමය කුමක්ද ?</text:p>
          </table:table-cell>
          <table:table-cell table:style-name="ce17" office:value-type="string" calcext:value-type="string">
            <text:p>ජාතික ලයිස්ත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ජනමතවිචාරන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ිධායක ජනාධිපතිධූර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මානුපාතික නියෝජන ක්‍රම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50" calcext:value-type="float">
            <text:p>450</text:p>
          </table:table-cell>
          <table:table-cell table:style-name="ce4" office:value-type="float" office:value="30" calcext:value-type="float">
            <text:p>30</text:p>
          </table:table-cell>
          <table:table-cell table:style-name="ce6" office:value-type="string" calcext:value-type="string">
            <text:p><text:s/>නැගෙනහිර ජර්මනිය සහ බටහිර ජර්මනිය ඒකාබද්ධ වූයේ කිනම් වර්ෂයේද ?</text:p>
          </table:table-cell>
          <table:table-cell table:style-name="ce17" office:value-type="float" office:value="1988" calcext:value-type="float">
            <text:p>1988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89" calcext:value-type="float">
            <text:p>1989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90" calcext:value-type="float">
            <text:p>199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91" calcext:value-type="float">
            <text:p>199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51" calcext:value-type="float">
            <text:p>451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ශක්ති ප්‍රභේදයක් නොවන්නේ මින් කුමක්ද ?</text:p>
          </table:table-cell>
          <table:table-cell table:style-name="ce17" office:value-type="string" calcext:value-type="string">
            <text:p>ආලෝක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තාප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ිදුල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0" office:value-type="string" calcext:value-type="string">
            <text:p>සූර්යය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52" calcext:value-type="float">
            <text:p>452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වෘත්තියෙන් දන්ත වෛද්‍යවරයෙකු වූ ලේඛකයා මින් <text:s/>කවරෙක්ද?</text:p>
          </table:table-cell>
          <table:table-cell table:style-name="ce17" office:value-type="string" calcext:value-type="string">
            <text:p>ගුණදාස අමරසේකර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ේ ජයතිල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ටී බී ඉලංගරත්න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පී බී සේනානාය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53" calcext:value-type="float">
            <text:p>453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<text:s/>මුදල් ඒකකය ලෙස භාවිතා කරන රට මේ අතරින් කුමක්ද?</text:p>
          </table:table-cell>
          <table:table-cell table:style-name="ce17" office:value-type="string" calcext:value-type="string">
            <text:p>රුසියාව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චීන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ුවිස්ටර්ලන්ත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කුණු කොරිය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54" calcext:value-type="float">
            <text:p>454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මේවා අතරින් හරිත ප්‍රශ්න නොමැති බෝගය වන්නේ කුමක්ද?</text:p>
          </table:table-cell>
          <table:table-cell table:style-name="ce17" office:value-type="string" calcext:value-type="string">
            <text:p>වී බ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ම් මල්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බඩඉගුර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හ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55" calcext:value-type="float">
            <text:p>455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යුද සෙබළෙක් ගැන වර්ණනා කෙරෙන උඩරට වන්නම මේ අතරින් කුමක්ද ?</text:p>
          </table:table-cell>
          <table:table-cell table:style-name="ce17" office:value-type="string" calcext:value-type="string">
            <text:p>නෛඅඩ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නුමා ත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ඊරඩි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pan text:style-name="T6">තුරගා</text:span><text:span text:style-name="T42"> </text:span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56" calcext:value-type="float">
            <text:p>456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<text:span text:style-name="T1">නීලා </text:span><text:span text:style-name="T18">නමින් පළමු ලංකාවේ ප්‍රථම චිත්‍රපට කතාවේ කතා රචකයා කවුද?</text:span></text:p>
          </table:table-cell>
          <table:table-cell table:style-name="ce17" office:value-type="string" calcext:value-type="string">
            <text:p>දයා රාජපක්ෂ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ැරී පීරිස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ජී ඇස් ප්‍රනාන්ද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ධර්මසිරි ජයකොඩි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57" calcext:value-type="float">
            <text:p>457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පාංශු සත්වයා මේ අතරින් කවරෙක් ද?</text:p>
          </table:table-cell>
          <table:table-cell table:style-name="ce17" office:value-type="string" calcext:value-type="string">
            <text:p>අලි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බල්ල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දුර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ේය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58" calcext:value-type="float">
            <text:p>458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යම්කිසි රටකට ආවේණික ශාක හදුන්වන්නේ කුමන නමකින් ද?</text:p>
          </table:table-cell>
          <table:table-cell table:style-name="ce17" office:value-type="string" calcext:value-type="string">
            <text:p>සපුෂ්පක ශා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පුෂ්පක ශා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ඒකදේශික ශාක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ේශික ශා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59" calcext:value-type="float">
            <text:p>459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හමස් පෙට්ටියට දමනවා අදාල යන්නෙහි අර්ථය කුමක්ද ?</text:p>
          </table:table-cell>
          <table:table-cell table:style-name="ce17" office:value-type="string" calcext:value-type="string">
            <text:p>ආරක්ෂා කිරී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්‍රියාත්මක නොකිරීම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පරාජය කිරී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ිනාශ කිර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60" calcext:value-type="float">
            <text:p>460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ස්පුට්නික් 1 චන්ද්‍රිකාව දියත් කළේ කිනම් වර්ෂයේද ?</text:p>
          </table:table-cell>
          <table:table-cell table:style-name="ce17" office:value-type="float" office:value="1956" calcext:value-type="float">
            <text:p>195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57" calcext:value-type="float">
            <text:p>1957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58" calcext:value-type="float">
            <text:p>1958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59" calcext:value-type="float">
            <text:p>1959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61" calcext:value-type="float">
            <text:p>461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<text:s/>විජය රජු ඇතුළු පිරිස ලංකාවට ගොඩ බැස්සේ ලංකාවේ කුමන දිශාවෙන්ද ?</text:p>
          </table:table-cell>
          <table:table-cell table:style-name="ce17" office:value-type="string" calcext:value-type="string">
            <text:p>උතුරු දිසාවෙ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යඹ දිසාවෙන්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කුණු දිශාවෙ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ැගෙනහිර දිශාවෙ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62" calcext:value-type="float">
            <text:p>462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ශ්‍රී ලංකාවේ ප්‍රථම ක්‍රීඩා ඇමතිවරයා කවුද?</text:p>
          </table:table-cell>
          <table:table-cell table:style-name="ce17" office:value-type="string" calcext:value-type="string">
            <text:p>කේ.බී රත්නාය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නන්ද මැතිව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ඇන් ඇම් පෙරේර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<text:span text:style-name="T40">වී</text:span><text:span text:style-name="T43">.</text:span><text:span text:style-name="T44">ඒ</text:span><text:span text:style-name="T43">.</text:span><text:span text:style-name="T45"> සුගතදාස </text:span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63" calcext:value-type="float">
            <text:p>463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මුතු ලබාගන්නේ මේ අතරින් කවර බෙල්ලා ගෙන්ද?</text:p>
          </table:table-cell>
          <table:table-cell table:style-name="ce17" office:value-type="string" calcext:value-type="string">
            <text:p>හක් බෙල්ල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ොලුබෙල්ල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මුතුබෙල්ල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දියවෙල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64" calcext:value-type="float">
            <text:p>464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තිත්ත රසැති පලා වර්ගයක් වන්නේ මින් කුමක්ද?</text:p>
          </table:table-cell>
          <table:table-cell table:style-name="ce17" office:value-type="string" calcext:value-type="string">
            <text:p>සාරණ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ොටුකොළ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ුකුණුවැන්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ගුණ කොළ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65" calcext:value-type="float">
            <text:p>465</text:p>
          </table:table-cell>
          <table:table-cell table:style-name="ce4" office:value-type="float" office:value="31" calcext:value-type="float">
            <text:p>31</text:p>
          </table:table-cell>
          <table:table-cell table:style-name="ce6" office:value-type="string" calcext:value-type="string">
            <text:p><text:s/>මේ අතරින් නොගැලපෙන පදයකුමක්ද?</text:p>
          </table:table-cell>
          <table:table-cell table:style-name="ce17" office:value-type="string" calcext:value-type="string">
            <text:p>බද්දේගම වාද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උදම්විට වාද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ානදුරාවාද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ානවවාද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66" calcext:value-type="float">
            <text:p>466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මේ අතරින් පරපෝෂිත ජීවියෙක් වන්නේ කවරෙක් ද?</text:p>
          </table:table-cell>
          <table:table-cell table:style-name="ce17" office:value-type="string" calcext:value-type="string">
            <text:p>කුහුබුව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කිනිතුල්ල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ොටි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ිවි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67" calcext:value-type="float">
            <text:p>467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<text:s/>වැස්සකට පසු වායුගෝලයේ වැඩි යන්නේ කුමක්ද?</text:p>
          </table:table-cell>
          <table:table-cell table:style-name="ce17" office:value-type="string" calcext:value-type="string">
            <text:p>පීඩන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උෂ්ණත්ව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ආර්දතාව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ංවේදීත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68" calcext:value-type="float">
            <text:p>468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බොරළුගොඩ සිංහයා යනුවෙන් හැඳින් වූ ලාංකික දේශපාලනඥයා කවුද?</text:p>
          </table:table-cell>
          <table:table-cell table:style-name="ce17" office:value-type="string" calcext:value-type="string">
            <text:p>කොල්වින් ආර් ද සිල්ව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ිලිප් ගුණවර්ධන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ඇන් ඇම් පෙරේර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ඇස් ඩබ්ලිව් ආර් ඩී බණ්ඩාරනාය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69" calcext:value-type="float">
            <text:p>469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පංච රසට නමින් හඳුන්වන්නේ කුමන ගෙඩියද ?</text:p>
          </table:table-cell>
          <table:table-cell table:style-name="ce17" office:value-type="string" calcext:value-type="string">
            <text:p>අඹ ගෙඩිය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ෙල්ලි ගෙඩියේ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ෙහි ගෙඩිය කෙ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ෙල් ගෙඩ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70" calcext:value-type="float">
            <text:p>470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ශ්‍රී ලංකාවේ ප්‍රධානතම වී පර්යේෂණායතනය පිහිටා ඇත්තේ කොහේද ?</text:p>
          </table:table-cell>
          <table:table-cell table:style-name="ce17" office:value-type="string" calcext:value-type="string">
            <text:p>බත ගොඩ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ොළොන්නර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හ ඉලුක්පල්ල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ුරුණෑග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71" calcext:value-type="float">
            <text:p>471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මේ අතරින් ජෙෆ්රි බාවාගේ නිර්මාණය කරන ලද ගොඩනැගිල්ලක් වන්නේ කුමක්ද ?</text:p>
          </table:table-cell>
          <table:table-cell table:style-name="ce17" office:value-type="string" calcext:value-type="string">
            <text:p>කොළඹ කෞතුකාගාර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ව පාර්ලිමේන්තු සංකීර්ණ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ැලණි විශ්වවිද්‍යාල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බණ්ඩාරනායක සම්මන්ත්‍රණ ශාල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72" calcext:value-type="float">
            <text:p>472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ජනවහරට අනුව ළිප ගිනි මොළවන තෙක් දිය සැලියේ සිටි කකුළුවා කළේ කුමක්ද ?</text:p>
          </table:table-cell>
          <table:table-cell table:style-name="ce17" office:value-type="string" calcext:value-type="string">
            <text:p>පිහින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<text:s/>දියකෙළි ම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භාවනා කිර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ීත ගැය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73" calcext:value-type="float">
            <text:p>473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දකුණු ලක අගනුවර පිහිටි පෞරාණික පුරාවිද්‍යාත්මක ස්මාරකය වන්නේ කුමක්ද?</text:p>
          </table:table-cell>
          <table:table-cell table:style-name="ce17" office:value-type="string" calcext:value-type="string">
            <text:p>ගාල්ල වරා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ගාලු කොටුව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ාතර වරා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ාතර කොට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74" calcext:value-type="float">
            <text:p>474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ජෝතිෂයේ ගෝනුස්සාගේ රූපයක් සංකේතවත් වන ලග්නය කුමක්ද ?</text:p>
          </table:table-cell>
          <table:table-cell table:style-name="ce17" office:value-type="string" calcext:value-type="string">
            <text:p>වෘෂභ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මේෂ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ෘශ්චික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තුල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75" calcext:value-type="float">
            <text:p>475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<text:s/>පීඩනය පිළිබඳ සංකල්ප භාවිතා වන අවස්ථාව මෙන් කුමක්ද?</text:p>
          </table:table-cell>
          <table:table-cell table:style-name="ce17" office:value-type="string" calcext:value-type="string">
            <text:p>එළවළු කිරා ගැන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6"/>
          <table:table-cell table:style-name="ce17" office:value-type="string" calcext:value-type="string">
            <text:p>එලවලු කැපීම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එළවළු වලට ලුණු දැමී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ළිප තබා රත් කිරී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76" calcext:value-type="float">
            <text:p>476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ශ්‍රී ලංකාවේ කැබිනට් මණ්ඩලයේ ප්‍රධානියා කවරෙක්ද?</text:p>
          </table:table-cell>
          <table:table-cell table:style-name="ce17" office:value-type="string" calcext:value-type="string">
            <text:p>කතානාය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ආණ්ඩුකාරවර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අගමැත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ජනාධිපති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77" calcext:value-type="float">
            <text:p>477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කියන්නා කෙසේ කීවත් අසන්නා ඇසිය යුත්තේ කෙසේද ?</text:p>
          </table:table-cell>
          <table:table-cell table:style-name="ce17" office:value-type="string" calcext:value-type="string">
            <text:p>අවසිහියෙ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පරෙස්සමි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<text:s/>සිහි බුද්ධියෙන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ලබලයෙ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78" calcext:value-type="float">
            <text:p>478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අතීතයේ මුදල් පසුම්බියක් ලෙසින් භාවිතා කළේ මින් කුමක්ද?</text:p>
          </table:table-cell>
          <table:table-cell table:style-name="ce18" office:value-type="string" calcext:value-type="string">
            <text:p>හැඹිලි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ෙට්ටග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න්මල්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ට්ට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79" calcext:value-type="float">
            <text:p>479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<text:span text:style-name="T6">ඒබ්‍රහම් ලින්ක</text:span><text:span text:style-name="T17">න්</text:span><text:span text:style-name="T18"> කවර රටක් පාලනය කළ ජනාධිපති වරයෙක්ද?</text:span></text:p>
          </table:table-cell>
          <table:table-cell table:style-name="ce17" office:value-type="string" calcext:value-type="string">
            <text:p>එක්සත් රාජධාන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ඇමරිකා එක්සත් ජනපද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ජර්මන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ප්‍රංශ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80" calcext:value-type="float">
            <text:p>480</text:p>
          </table:table-cell>
          <table:table-cell table:style-name="ce4" office:value-type="float" office:value="32" calcext:value-type="float">
            <text:p>32</text:p>
          </table:table-cell>
          <table:table-cell table:style-name="ce6" office:value-type="string" calcext:value-type="string">
            <text:p>කපිරිඤ්ඤා <text:s/>සහ බයිලා සංගීත ක්‍රම මෙරටට ලැබුණේ කාගෙන්ද?</text:p>
          </table:table-cell>
          <table:table-cell table:style-name="ce17" office:value-type="string" calcext:value-type="string">
            <text:p>අරාබීන් ගෙ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ෘතුගීසින්ගෙන්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ලන්දේසීන්ගෙ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ඉංග්‍රීසින්ගෙ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81" calcext:value-type="float">
            <text:p>481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විජය කුමාරතුංග මහතා රංගනයෙන් නොයුදුනු චිත්‍රපටයක් වන්නේ මේ අතරින් කුමක්ද ?</text:p>
          </table:table-cell>
          <table:table-cell table:style-name="ce17" office:value-type="string" calcext:value-type="string">
            <text:p>ගඟ අද්දර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බැද්දේග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ිස්තු චරිත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සෙයිලම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82" calcext:value-type="float">
            <text:p>482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දියකැටපහන පිහිටා පිහිටා තිබෙන්නේ කුමන ස්ථානයක් මුල් කරගෙනද ?</text:p>
          </table:table-cell>
          <table:table-cell table:style-name="ce17" office:value-type="string" calcext:value-type="string">
            <text:p>වැව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ුඹුර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අම්බලමත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ේවාලයක්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83" calcext:value-type="float">
            <text:p>483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ඝන්ඨාර සෑදීමට යොදා ගන්නා දුර විහිදෙන ගැඹුරු හඬක් ඇති විශේෂ ලෝහ <text:s/>වර්ගය කුමක්ද ?</text:p>
          </table:table-cell>
          <table:table-cell table:style-name="ce17" office:value-type="string" calcext:value-type="string">
            <text:p>තඹ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පිත්ත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ලෝකඩ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ුදු යකඩ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84" calcext:value-type="float">
            <text:p>484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<text:s/>මුහුදු වෙරළට දුරම නගරය මේ අතරින් කුමක්ද?</text:p>
          </table:table-cell>
          <table:table-cell table:style-name="ce17" office:value-type="string" calcext:value-type="string">
            <text:p>ඒරාවුර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ොතුවිල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ාන්කුලම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බේරුව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85" calcext:value-type="float">
            <text:p>485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ජාත්‍යන්තර අපරාධ පොලිස් සංවිධානය හඳුන්වන්නේ කවර නමකින්ද?</text:p>
          </table:table-cell>
          <table:table-cell table:style-name="ce17" office:value-type="string" calcext:value-type="string">
            <text:p>ඉන්ටර්පෝල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සී අයි 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එෆ් ඩී අය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රෝ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86" calcext:value-type="float">
            <text:p>486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අටපට්ටම වෙසක් කූඩුවක් නිර්මාණය කිරීම සඳහා එක සමාන ප්‍රමාණය කොපමණ සංඛ්‍යාවක් අවශ්‍යද? </text:p>
          </table:table-cell>
          <table:table-cell table:style-name="ce17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24" calcext:value-type="float">
            <text:p>2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32" calcext:value-type="float">
            <text:p>3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36" calcext:value-type="float">
            <text:p>3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87" calcext:value-type="float">
            <text:p>487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<text:span text:style-name="T6">මේ අතරින් ශ්‍රී ලංකාව පාලනය කරන </text:span><text:span text:style-name="T17">නායක්කාර</text:span><text:span text:style-name="T18">වංශික රජ කෙනෙක් නොවන්නේ කවුද?</text:span></text:p>
          </table:table-cell>
          <table:table-cell table:style-name="ce17" office:value-type="string" calcext:value-type="string">
            <text:p>ශ්‍රී විජය රාජසිංහ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ීර්ති ශී රාජසිංහ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ෙවන රාජසිංහ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රාජාධි රාජසිංහ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88" calcext:value-type="float">
            <text:p>488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<text:span text:style-name="T6"> 1933 කෝල්</text:span><text:span text:style-name="T17">බෲක් </text:span><text:span text:style-name="T18">යෝජනාව අනුව ලංකාවේ බිහි වූ පළාත් ගණන කොපමණද?</text:span></text:p>
          </table:table-cell>
          <table:table-cell table:style-name="ce17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7" calcext:value-type="float">
            <text:p>7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89" calcext:value-type="float">
            <text:p>489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එනසාල් කරාබුනැටි ඉඟුරු පියලි වසාවාසි පාට දැමූ පොල්තෙල් ආදිය එක්කොට සාදන බුලත්විට වර්ගය කුමක්ද?</text:p>
          </table:table-cell>
          <table:table-cell table:style-name="ce17" office:value-type="string" calcext:value-type="string">
            <text:p>මාරවි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සාරවිට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ාට විට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පොල් විට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90" calcext:value-type="float">
            <text:p>490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ජාත්‍යන්තර ප්‍රවෘත්ති සේවයක් නොවන්නේ කුමක් ද?</text:p>
          </table:table-cell>
          <table:table-cell table:style-name="ce17" office:value-type="string" calcext:value-type="string">
            <text:p>රොයිටර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ී ඒන් 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යි ඒල් ඩී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ඒ ඒෆ් ප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91" calcext:value-type="float">
            <text:p>491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වැඩිම පාද සංඛ්‍යාවක් ඇති සත්වයා මේ අතරින් කවරෙක්ද?</text:p>
          </table:table-cell>
          <table:table-cell table:style-name="ce17" office:value-type="string" calcext:value-type="string">
            <text:p>මී මැස්ස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තලගො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බර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කුළුව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92" calcext:value-type="float">
            <text:p>492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කොමියුනිට් පක්ශය චීනයේ බලය පිහිටු වූයේ කිනම් වසරේද?</text:p>
          </table:table-cell>
          <table:table-cell table:style-name="ce17" office:value-type="float" office:value="1929" calcext:value-type="float">
            <text:p>1929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39" calcext:value-type="float">
            <text:p>1939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49" calcext:value-type="float">
            <text:p>1949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59" calcext:value-type="float">
            <text:p>1959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93" calcext:value-type="float">
            <text:p>493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<text:s/>ග්‍රීසියේ බිහිවූ විශිෂ්ටතම දාර්ශනිකයා වූ සොක්‍රටීස් ගේ ප්‍රධාන ශිෂ්‍යයා වූයේ කවරෙක්ද ?</text:p>
          </table:table-cell>
          <table:table-cell table:style-name="ce17" office:value-type="string" calcext:value-type="string">
            <text:p>පෛතගර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ඇරිස්ටෝට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ප්ලූටෝ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ඉයුක්ලිඩ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94" calcext:value-type="float">
            <text:p>494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බුලත් අතකට බුලත් කොළ කීයක් තිබිය යුතුද?</text:p>
          </table:table-cell>
          <table:table-cell table:style-name="ce17" office:value-type="float" office:value="21" calcext:value-type="float">
            <text:p>2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44" calcext:value-type="float">
            <text:p>4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40" calcext:value-type="float">
            <text:p>4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6"/>
          <table:table-cell table:style-name="ce17" office:value-type="float" office:value="49" calcext:value-type="float">
            <text:p>49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95" calcext:value-type="float">
            <text:p>495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පත්තරයක් පාත්තරයක් වන්නේ කෙසේද?</text:p>
          </table:table-cell>
          <table:table-cell table:style-name="ce17" office:value-type="string" calcext:value-type="string">
            <text:p>ඉස්පිල්ලක් එකතු වීමෙ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ාපිල්ලක් <text:s/>එකතු වීමෙ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ඇලපිල්ලක් එකතුවීමෙනි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ොම්බුවක් එකතුවීමෙන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96" calcext:value-type="float">
            <text:p>496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ජීවීන් සතු සුවිශේෂී ශක්තියක් වන්නේ මින් කුමක්ද?</text:p>
          </table:table-cell>
          <table:table-cell table:style-name="ce17" office:value-type="string" calcext:value-type="string">
            <text:p>රසායනික ශක්ත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ිශ්ව ශක්ත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චාලක ශක්ත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්‍රතිශක්ති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97" calcext:value-type="float">
            <text:p>497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පළමු අභ්‍යවකාශ ෂටලය දියත් කළේ කිනම් වර්ෂයේද?</text:p>
          </table:table-cell>
          <table:table-cell table:style-name="ce17" office:value-type="float" office:value="1981" calcext:value-type="float">
            <text:p>198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82" calcext:value-type="float">
            <text:p>198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6"/>
          <table:table-cell table:style-name="ce17" office:value-type="float" office:value="1983" calcext:value-type="float">
            <text:p>198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1"/>
          <table:table-cell table:style-name="ce17" office:value-type="float" office:value="1984" calcext:value-type="float">
            <text:p>1984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498" calcext:value-type="float">
            <text:p>498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<text:span text:style-name="T1">ලෙන්ඩර් පායේස් </text:span><text:span text:style-name="T18">නම් ඉන්දීය ක්‍රීඩකයා ප්‍රකට  වුණේ කිනම් ක්‍රීඩාවටද?</text:span></text:p>
          </table:table-cell>
          <table:table-cell table:style-name="ce17" office:value-type="string" calcext:value-type="string">
            <text:p>බැට්මිට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ොක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ටෙනීස්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චෙ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499" calcext:value-type="float">
            <text:p>499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<text:span text:style-name="T1">ලයන්ස් </text:span><text:span text:style-name="T18">යන අන්වර්ථ නාමයෙන් හැඳින්වෙන්නේ කිනම් රටේ රග්බි කණ්ඩායම ද?</text:span></text:p>
          </table:table-cell>
          <table:table-cell table:style-name="ce17" office:value-type="string" calcext:value-type="string">
            <text:p>බ්‍රිතාන්‍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්‍රංශ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ආජන්ටින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කුණු අප්‍රික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00" calcext:value-type="float">
            <text:p>500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<text:s/>ශ්‍රී ලංකාවේ දුම්රිය මාර්ග පද්ධතියේ ගමනාන්තයක් නොවන නගරය මෙන් කුමක්ද?</text:p>
          </table:table-cell>
          <table:table-cell table:style-name="ce17" office:value-type="string" calcext:value-type="string">
            <text:p>බෙලිඅත්ත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ලාවත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විස්සාවේල්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ාතල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01" calcext:value-type="float">
            <text:p>501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අන්ධ බින්දුව වශයෙන් හඳුන්වන්නේ කුමක්ද ?</text:p>
          </table:table-cell>
          <table:table-cell table:style-name="ce17" office:value-type="string" calcext:value-type="string">
            <text:p>ගණිත සංකේතය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ඇස් කණ්ණාඩිය කොටස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ඇසේ පිහිටි ව්‍යුහයකි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වකතාවක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02" calcext:value-type="float">
            <text:p>502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මේ අතරින් ධාවන තරගයක් වන්නේ කුමක්ද ?</text:p>
          </table:table-cell>
          <table:table-cell table:style-name="ce17" office:value-type="string" calcext:value-type="string">
            <text:p>යගුලිය දැමී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ැරතන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රිටි පැනී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ුර පැනී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03" calcext:value-type="float">
            <text:p>503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<text:span text:style-name="T6">බර ඇද වෙහෙස වූ ගොනුන් ගාලේ දී ලිහා දමා වෙනත් ගොනුන් </text:span><text:span text:style-name="T17">ගැලට </text:span><text:span text:style-name="T18">මාරු කිරීම හඳුන්වන යෙදුම කුමක්ද ?</text:span></text:p>
          </table:table-cell>
          <table:table-cell table:style-name="ce17" office:value-type="string" calcext:value-type="string">
            <text:p>දෙමාර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ෙයියම්මාරුව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ොන් මාර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ඉන්ගම්මාර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04" calcext:value-type="float">
            <text:p>504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තත්පර නමයයි 9.58 කින් මීටර් 100 තරගය නිමා කළ ලොව වේගවත් මිනිසා යැයි සැලකෙන්නේ මේ අතරින් කවරෙක්ද ?</text:p>
          </table:table-cell>
          <table:table-cell table:style-name="ce17" office:value-type="string" calcext:value-type="string">
            <text:p>යොහාන් බ්ලෙ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<text:s/>ජැමෙයිකාවේ උසෙයින් බෝල්ට්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pan text:style-name="T6">කැනඩාවේ බිරුණි </text:span><text:span text:style-name="T17">සුරින්</text:span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ටයිසන්ග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05" calcext:value-type="float">
            <text:p>505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යක්කු ගස් යන වේලාව ලෙස ජනවහරේ සැලකෙන්නේ කුමන වේලාව?</text:p>
          </table:table-cell>
          <table:table-cell table:style-name="ce17" office:value-type="string" calcext:value-type="string">
            <text:p><text:s/>සැන්දෑ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ධ්‍යම රාත්‍රි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හිමිදිර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මධ්‍යහන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06" calcext:value-type="float">
            <text:p>506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පිටි නිෂ්පාදනය කිරීම සඳහා උපයෝගී කරගන්නා ධාන්‍ය වර්ගය කුමක්ද ?</text:p>
          </table:table-cell>
          <table:table-cell table:style-name="ce17" office:value-type="string" calcext:value-type="string">
            <text:p>මුං ඇට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ඩල ඇ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ව්පි ඇට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තිරිඟු ඇට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07" calcext:value-type="float">
            <text:p>507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කඳුවල ක්‍රමානුකූලව සකස් කළ පඩිපේළි වැනි මිය ලියැදි හඳුන්වන්නේ කෙසේද ?</text:p>
          </table:table-cell>
          <table:table-cell table:style-name="ce17" office:value-type="string" calcext:value-type="string">
            <text:p><text:s/>හෙල් මළු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ිල් මළ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දමල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ගමන්මල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08" calcext:value-type="float">
            <text:p>508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විජය රජ ලංකාවට පැමිණෙන අවස්ථාවේ කුවේණිය කරමින් සිටියේ කුමක් ද ?</text:p>
          </table:table-cell>
          <table:table-cell table:style-name="ce17" office:value-type="string" calcext:value-type="string">
            <text:p>දර පලමි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ල් කඩමි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බත් උයමි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පු කටිමින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09" calcext:value-type="float">
            <text:p>509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රාත්‍රී රතු පැහැයට පෙරන ග්‍රහයා කවරෙක්ද?</text:p>
          </table:table-cell>
          <table:table-cell table:style-name="ce17" office:value-type="string" calcext:value-type="string">
            <text:p>බුධ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ඟහර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බ්‍රහස්පත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ෙනසුර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10" calcext:value-type="float">
            <text:p>510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<text:s/>ක්‍රීඩා උපකරණයක් නොමැතිව සිදු කෙරෙන ක්‍රීඩාවක් වන්නේ මින් කුමක්ද?</text:p>
          </table:table-cell>
          <table:table-cell table:style-name="ce17" office:value-type="string" calcext:value-type="string">
            <text:p>හො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ැට්මින්ට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ඛඩි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ුනු විදී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11" calcext:value-type="float">
            <text:p>511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ශාකයක පුෂ්ප ඇසුරෙන් කරන නිෂ්පාදනයක් නොවන්නේ කුමක් ද?</text:p>
          </table:table-cell>
          <table:table-cell table:style-name="ce17" office:value-type="string" calcext:value-type="string">
            <text:p>පොල් පැණ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ිතුල් පැණ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උක් පැණි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තල් පැණ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12" calcext:value-type="float">
            <text:p>512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මුහුදේ ජීවත් නොවන මත්ස්‍ය යාමෙන් කවරෙක්ද ?</text:p>
          </table:table-cell>
          <table:table-cell table:style-name="ce17" office:value-type="string" calcext:value-type="string">
            <text:p>බල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ෙලවල්ල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කාවයිය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ල් මාළුව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13" calcext:value-type="float">
            <text:p>513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චන්ද්‍රයා වඩාත් ම විශාල ව දැකගත හැකි වන්නේ කවදාටද?</text:p>
          </table:table-cell>
          <table:table-cell table:style-name="ce17" office:value-type="string" calcext:value-type="string">
            <text:p>අමාවක දින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<text:s/>පසළොස්වක දින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අටවක දි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ව අටවක දි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14" calcext:value-type="float">
            <text:p>514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කාරණාව බුදු වෙනවා ලකුණු දැනේ යන කවිය ඇතුලත් වන්නේ කුමන පද්‍ය සංග්‍රහයේ ද ?</text:p>
          </table:table-cell>
          <table:table-cell table:style-name="ce17" office:value-type="string" calcext:value-type="string">
            <text:p>වෙස්සන්තර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සදා ක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යසෝදරා වත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ගුත්තිල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15" calcext:value-type="float">
            <text:p>515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<text:s/>කිරි අම්මාවරුන්ගේ දානය එකට කිරි අම්මාවට කිරි අම්මාවරු කී දෙනෙක් සහභාගී වෙනවාද?</text:p>
          </table:table-cell>
          <table:table-cell table:style-name="ce17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9" calcext:value-type="float">
            <text:p>9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2" calcext:value-type="float">
            <text:p>1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16" calcext:value-type="float">
            <text:p>516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වීර මද්දුම බණ්ඩාරගේ පියා කවුද?</text:p>
          </table:table-cell>
          <table:table-cell table:style-name="ce17" office:value-type="string" calcext:value-type="string">
            <text:p>පිළිමතලාවේ නිළම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ොණරවිල නිලම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ැප්පෙටිපොළ නිලම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ඇහැළේපොළ නිලමේ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17" calcext:value-type="float">
            <text:p>517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240 වොල්ට් 60 වශයෙන් සඳහන් වී ඇති උපකරණය විය හැක්කේ මින් කුමක්ද?</text:p>
          </table:table-cell>
          <table:table-cell table:style-name="ce17" office:value-type="string" calcext:value-type="string">
            <text:p>හෙල්මට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ිදුලි බල්බ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රේඩියෝ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ුදල් සේප්ප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18" calcext:value-type="float">
            <text:p>518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ශ්‍රී ලංකාවේ පිහිටි ස්ථානයක් වන්නේ මෙන් කුමක්ද?</text:p>
          </table:table-cell>
          <table:table-cell table:style-name="ce17" office:value-type="string" calcext:value-type="string">
            <text:p>රජගහනුවර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ිඹුල්වත්පුර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මිස්සක පව්ව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ාරිලෙයිය වන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19" calcext:value-type="float">
            <text:p>519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<text:s/>ආචාර්ය ගාමිණි හත්තොටුවේ ගම වඩා ප්‍රසිද්ධියට පත් වුයේ කුමන කලා මාධ්‍යයක් නිසාද ?</text:p>
          </table:table-cell>
          <table:table-cell table:style-name="ce17" office:value-type="string" calcext:value-type="string">
            <text:p>වේදිකා නාට්‍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වීදි නාට්‍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ුද්‍රානාට්‍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ුර්ති නාට්‍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20" calcext:value-type="float">
            <text:p>520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ඉන්ද්‍රචාප යනු කුමක්ද ?</text:p>
          </table:table-cell>
          <table:table-cell table:style-name="ce17" office:value-type="string" calcext:value-type="string">
            <text:p>වළාකුළ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ේදුන්න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තාරක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චන්ද්‍ර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21" calcext:value-type="float">
            <text:p>521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පහත සඳහන් ඒවායින් කවරක් තනතුරු නාමයක් නොවන්නේද?</text:p>
          </table:table-cell>
          <table:table-cell table:style-name="ce18" office:value-type="string" calcext:value-type="string">
            <text:p>විද්‍යාපති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ීතිපත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ීඨාධිපත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ජනාධිපත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22" calcext:value-type="float">
            <text:p>522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ක්ෂීරපායී සතෙකු වන්නේ මින් කවරෙක්ද ?</text:p>
          </table:table-cell>
          <table:table-cell table:style-name="ce17" office:value-type="string" calcext:value-type="string">
            <text:p>පිඹුර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තලගො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මුගටිය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තාරාව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23" calcext:value-type="float">
            <text:p>523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ජන වහරේ දී ගෙයි පොළඟා ලෙස හඳුන්වන්නේ කුමක්ද ?</text:p>
          </table:table-cell>
          <table:table-cell table:style-name="ce17" office:value-type="string" calcext:value-type="string">
            <text:p>මෝල් ගහ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ිරිස් ග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හිරමන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ුල්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24" calcext:value-type="float">
            <text:p>524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සුප්‍රකට ලී පාලමක් වන්නේ මින් කුමක්ද?</text:p>
          </table:table-cell>
          <table:table-cell table:style-name="ce17" office:value-type="string" calcext:value-type="string">
            <text:p>කලු පාල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<text:s/>බෝගොඩ පාලම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ටුගස්තොට පාල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මනල පාල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25" calcext:value-type="float">
            <text:p>525</text:p>
          </table:table-cell>
          <table:table-cell table:style-name="ce4" office:value-type="float" office:value="35" calcext:value-type="float">
            <text:p>35</text:p>
          </table:table-cell>
          <table:table-cell table:style-name="ce6" office:value-type="string" calcext:value-type="string">
            <text:p><text:s/>ලෝප්‍රකට සෝර්බෝන් විශ්වවිද්‍යාලය පිහිටියේ කවර රටක ද?</text:p>
          </table:table-cell>
          <table:table-cell table:style-name="ce17" office:value-type="string" calcext:value-type="string">
            <text:p>ප්‍රංශ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ජර්මන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එංගලන්ත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රුසිය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26" calcext:value-type="float">
            <text:p>526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යස ඉසුරු පිරුණු තැනා සිරි දෙවුදු සිටින තැන මේ ගීතය කුමන වේදිකා නාට්‍යයේ ද?</text:p>
          </table:table-cell>
          <table:table-cell table:style-name="ce17" office:value-type="string" calcext:value-type="string">
            <text:p>රතු හැට්ටකාරී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දා වළල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තාරාවෝ ඉගිලෙත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ෙපානෝ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27" calcext:value-type="float">
            <text:p>527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විශ්වවිද්‍යාලයකට සම්බන්ධය නොමැත්තේ මින් කවරෙක්ද?</text:p>
          </table:table-cell>
          <table:table-cell table:style-name="ce17" office:value-type="string" calcext:value-type="string">
            <text:p>උපකුලපත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6"/>
          <table:table-cell table:style-name="ce17" office:value-type="string" calcext:value-type="string">
            <text:p>තරු පති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6"/>
          <table:table-cell table:style-name="ce17" office:value-type="string" calcext:value-type="string">
            <text:p><text:s/>ශාස්ත්‍රපත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ීඨාධිපත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28" calcext:value-type="float">
            <text:p>528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රබර් වගාව සුලබව දැකිය නොහැකි දිස්ත්‍රික්කය මේ අතරින් කුමක්ද?</text:p>
          </table:table-cell>
          <table:table-cell table:style-name="ce17" office:value-type="string" calcext:value-type="string">
            <text:p>කළුත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ෑගල්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නුරාධපුර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ොළඹ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29" calcext:value-type="float">
            <text:p>529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පෘථිවියෙන් 71%පමණ ජලයෙන් වැසී තිබුනත් ඉන් පානයට ජලය වශයෙන් යොදාගත හැකි ජල ප්‍රතිශතය කුමක්ද ?</text:p>
          </table:table-cell>
          <table:table-cell table:style-name="ce21" office:value-type="percentage" office:value="0.01" calcext:value-type="percentage">
            <text:p>1.00%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1" office:value-type="percentage" office:value="0.05" calcext:value-type="percentage">
            <text:p>5.00%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1" office:value-type="percentage" office:value="0.1" calcext:value-type="percentage">
            <text:p>10.00%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1" office:value-type="percentage" office:value="0.21" calcext:value-type="percentage">
            <text:p>21.00%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30" calcext:value-type="float">
            <text:p>530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කොහොඹා කංකාරිය අයකංකාරිය අයත් වන්නේ කුමන නර්තන සම්ප්‍රදායට ද?</text:p>
          </table:table-cell>
          <table:table-cell table:style-name="ce17" office:value-type="string" calcext:value-type="string">
            <text:p>උඩරට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හත ර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බරගම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ඉන්දියාන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31" calcext:value-type="float">
            <text:p>531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පියෑඹීමට අපහසු සත්වයා මින් කවරෙක්ද ?</text:p>
          </table:table-cell>
          <table:table-cell table:style-name="ce17" office:value-type="string" calcext:value-type="string">
            <text:p>සමනල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ෙ මැස්ස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පැස්බර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ැරපොත්ත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32" calcext:value-type="float">
            <text:p>532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ජල ක්‍රීඩා ගණයට අයත් නොවන්නේ මේ අතරින් කුමක්ද/</text:p>
          </table:table-cell>
          <table:table-cell table:style-name="ce17" office:value-type="string" calcext:value-type="string">
            <text:p>පිහින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ඔරු පැද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ොල්ෆ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ිය මත ලිස්සා යා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33" calcext:value-type="float">
            <text:p>533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සන්නාලියා යනු කවරෙක්ද ?</text:p>
          </table:table-cell>
          <table:table-cell table:style-name="ce17" office:value-type="string" calcext:value-type="string">
            <text:p>කැවුම් උයන්න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ඇඳුම් මසන්න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ලිං කපන්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pan text:style-name="T6">ගස් </text:span><text:span text:style-name="T17">නගින්නා</text:span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34" calcext:value-type="float">
            <text:p>534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අස්විද, බෙරන, රෙහෙණ ,මුවසිරස යන නාමයන් අයත් වන්නේ මේ අතරින් කුමකටද ?</text:p>
          </table:table-cell>
          <table:table-cell table:style-name="ce18" office:value-type="string" calcext:value-type="string">
            <text:p>නැකත්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්‍රහලෝ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තාරක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චන්ද්‍රය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35" calcext:value-type="float">
            <text:p>535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ඉතා අසීරු ක්‍රියාකාරකම් හා සම්බන්ධ වන්නේ මින් කවරෙක්ද?</text:p>
          </table:table-cell>
          <table:table-cell table:style-name="ce18" office:value-type="string" calcext:value-type="string">
            <text:p>ගිනස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ින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ලිතිය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ිතියස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36" calcext:value-type="float">
            <text:p>536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මහනුවර දිස්ත්‍රික්කය අයත් නොවන ප්‍රදේශය කුමක්ද ?</text:p>
          </table:table-cell>
          <table:table-cell table:style-name="ce17" office:value-type="string" calcext:value-type="string">
            <text:p>තෙල්දෙණ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ැණිදෙණ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ේරාදෙණ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ිද්දෙණි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37" calcext:value-type="float">
            <text:p>537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චිත්‍රසේනයන් විසින් නිර්මාණය කරන ලද ඉඟි නළුව වන්නේ මේ අතරින් කුමක්ද?</text:p>
          </table:table-cell>
          <table:table-cell table:style-name="ce17" office:value-type="string" calcext:value-type="string">
            <text:p>සංධ්වන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රදි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ානසවි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ොළු මුහුද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38" calcext:value-type="float">
            <text:p>538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රෝස තිරුවානා කන්ද පිහිටා ඇත්තේ කොහේද?</text:p>
          </table:table-cell>
          <table:table-cell table:style-name="ce17" office:value-type="string" calcext:value-type="string">
            <text:p>රූමස්ස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සිංහරාජ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කල්ස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ල්කිරියාගම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39" calcext:value-type="float">
            <text:p>539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<text:s/>වත්ත පහල දඩින් බිඩින් ගෙදර ගිහින් බරස් බරස් තේරවිල්ල කුමක්ද?</text:p>
          </table:table-cell>
          <table:table-cell table:style-name="ce17" office:value-type="string" calcext:value-type="string">
            <text:p>කොස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ෙ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ොල්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40" calcext:value-type="float">
            <text:p>540</text:p>
          </table:table-cell>
          <table:table-cell table:style-name="ce4" office:value-type="float" office:value="36" calcext:value-type="float">
            <text:p>36</text:p>
          </table:table-cell>
          <table:table-cell table:style-name="ce6" office:value-type="string" calcext:value-type="string">
            <text:p>වෙස් ඇඳුම් කට්ටලය පළදින නැටුම් සම්ප්‍රදාය කුමක්ද?</text:p>
          </table:table-cell>
          <table:table-cell table:style-name="ce17" office:value-type="string" calcext:value-type="string">
            <text:p>සබරගම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හතර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උඩරට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ජන නැටුම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41" calcext:value-type="float">
            <text:p>541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සෘජුකෝණාස්‍රයක වර්ගඵලය සොයන්නේ කෙසේද?</text:p>
          </table:table-cell>
          <table:table-cell table:style-name="ce18" office:value-type="string" calcext:value-type="string">
            <text:p><text:span text:style-name="T36">දිග </text:span><text:span text:style-name="T37">වැඩි කිරිම </text:span><text:span text:style-name="T41">පළල</text:span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pan text:style-name="T6">දිග</text:span><text:span text:style-name="T17"> ඒකතු</text:span><text:span text:style-name="T18"> කිරිමපළල</text:span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ිග අඩු කිරීම පළ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ිග බෙදීම පළ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42" calcext:value-type="float">
            <text:p>542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<text:s/>බිත්තර වී ලෙසින් හඳුන්වන්නේකුමන කටයුත්තක් සඳහා යොදාගනු ලබන දෙයක්ද ?</text:p>
          </table:table-cell>
          <table:table-cell table:style-name="ce17" office:value-type="string" calcext:value-type="string">
            <text:p>බුදුන් පිදීම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ැල <text:s/>කිරීමට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ෙවියන්ගේ දානය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ිකිළියන්ට දීම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43" calcext:value-type="float">
            <text:p>543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ක්ෂුද්‍ර ජිවින් සමගම අප ආහාරයට ගන්නේ මින් මොනවා ද?</text:p>
          </table:table-cell>
          <table:table-cell table:style-name="ce17" office:value-type="string" calcext:value-type="string">
            <text:p>බටර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ිතෙ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ුදවපුකිරි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ිටි කිර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44" calcext:value-type="float">
            <text:p>544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ශ්‍රී ලංකාවේ යාචකයා යන පර්යේෂණාත්මක කෘති ය කතුවරයා කවුද ?</text:p>
          </table:table-cell>
          <table:table-cell table:style-name="ce17" office:value-type="string" calcext:value-type="string">
            <text:p>මහාචාර්ය තිස්ස කාරියවසම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හාචාර්ය සුනිල් ආරියරත්න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මහාචාර්ය නන්දසේන රත්නපාල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හාචාර්ය සුචරිත ගම්ලත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45" calcext:value-type="float">
            <text:p>545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ගෘහ විද්‍යුත් සැපයුමක ඇති විදුලි බල මණ්ඩලය අයත් දේපලක් වන්නේ මින් කුමක්ද ?</text:p>
          </table:table-cell>
          <table:table-cell table:style-name="ce17" office:value-type="string" calcext:value-type="string">
            <text:p>සේවා විලායක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්‍රධාන ස්විච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ට්‍රිප් ස්විච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රිපථ බිදින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46" calcext:value-type="float">
            <text:p>546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අස්වාන් වේල්ල පිහිටා ඇත්තේ කුමන රටේද?</text:p>
          </table:table-cell>
          <table:table-cell table:style-name="ce17" office:value-type="string" calcext:value-type="string">
            <text:p>ඉරාක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ඉරාන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ඊජිප්තුව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ලිබිය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47" calcext:value-type="float">
            <text:p>547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පණ්ඩුකාභය කුමාරයාට ශිල්ප ඉගැන්නූ ගුරු වරයාගේ නම කුමක්ද?</text:p>
          </table:table-cell>
          <table:table-cell table:style-name="ce17" office:value-type="string" calcext:value-type="string">
            <text:p>උපතිස්ස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ණ්ඩුල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චිත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චිත්‍රරාග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48" calcext:value-type="float">
            <text:p>548</text:p>
          </table:table-cell>
          <table:table-cell table:style-name="ce4" office:value-type="float" office:value="37" calcext:value-type="float">
            <text:p>37</text:p>
          </table:table-cell>
          <table:table-cell table:style-name="ce9" office:value-type="string" calcext:value-type="string">
            <text:p><text:span text:style-name="T22">ගාල්ල නගරය හඳුන්වන විශේෂ නාමය </text:span><text:span text:style-name="T23">මින් </text:span><text:span text:style-name="T24">කුමක්ද ?</text:span></text:p>
          </table:table-cell>
          <table:table-cell table:style-name="ce17" office:value-type="string" calcext:value-type="string">
            <text:p>උතුරුකරේ අගනගර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කුණු ලකේ අගනගර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ඳුකරේ අග නගරය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රජ රට <text:s/>අග නගරය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49" calcext:value-type="float">
            <text:p>549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ක්‍රීඩා කිරීමේ දී එකවර පන්දු රැසක් භාවිතා වන ක්‍රීඩාව මින් කුමක්ද?</text:p>
          </table:table-cell>
          <table:table-cell table:style-name="ce17" office:value-type="string" calcext:value-type="string">
            <text:p>පාපන්ද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්‍රිකට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බිලියඩ් 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ො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50" calcext:value-type="float">
            <text:p>550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නිරෝගී මිනිසකුගේ ශරීර උෂ්ණත්වය පැරන්හයිට් අංශක කීය ද?</text:p>
          </table:table-cell>
          <table:table-cell table:style-name="ce17" office:value-type="float" office:value="95.6" calcext:value-type="float">
            <text:p>95.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98.6" calcext:value-type="float">
            <text:p>98.6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00.6" calcext:value-type="float">
            <text:p>100.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02.6" calcext:value-type="float">
            <text:p>102.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51" calcext:value-type="float">
            <text:p>551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සත් සියක් කපු මල් රැගෙන මම යන වේදිකා නාට්‍ය ගීතය ගයන්නේ කවුද?</text:p>
          </table:table-cell>
          <table:table-cell table:style-name="ce17" office:value-type="string" calcext:value-type="string">
            <text:p>මනමේ බිස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න්ද්‍රි දේව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8" office:value-type="string" calcext:value-type="string">
            <text:p>කුවේණි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ුප්පා දේව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52" calcext:value-type="float">
            <text:p>552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බෝගල කහට ගග කොලොන්ගහ ප්‍රදේශ ප්‍රසිද්ධිය කුමන සඳහා ද</text:p>
          </table:table-cell>
          <table:table-cell table:style-name="ce22" office:value-type="string" calcext:value-type="string">
            <text:p>මැණික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ඩොලමයිට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මිනිරන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සිලික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53" calcext:value-type="float">
            <text:p>553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<text:span text:style-name="T1">ෆ්‍රාන්ස් ෆර්ඩිනන්ඩ් </text:span><text:span text:style-name="T18">කුමරු ඝාතනය වුණේ කිනම් නගරයකදී  ද?</text:span></text:p>
          </table:table-cell>
          <table:table-cell table:style-name="ce22" office:value-type="string" calcext:value-type="string">
            <text:p>වෝර්සෝ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ප්‍රාග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බර්ලි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සෙරයිවෝ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54" calcext:value-type="float">
            <text:p>554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මිරිදිය නොපැවති ස්ථානය මින් කුමක්ද ,?</text:p>
          </table:table-cell>
          <table:table-cell table:style-name="ce22" office:value-type="string" calcext:value-type="string">
            <text:p>ගැලැසියර් හිම කඳු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කලප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ඇළ දොළ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භූගත ජල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55" calcext:value-type="float">
            <text:p>555</text:p>
          </table:table-cell>
          <table:table-cell table:style-name="ce4" office:value-type="float" office:value="37" calcext:value-type="float">
            <text:p>37</text:p>
          </table:table-cell>
          <table:table-cell table:style-name="ce6" office:value-type="string" calcext:value-type="string">
            <text:p><text:s/>ශ්‍රී ලංකාව තුළ මුහුදට මායිම් නොවන පළාත් කීයක් තිබේද ?</text:p>
          </table:table-cell>
          <table:table-cell table:style-name="ce22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56" calcext:value-type="float">
            <text:p>556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<text:s/>අභිරහස් කතා කලාවේ රැජින ලෙස විරුදාවලිය ලැබූ ලේඛිකාව කවුද?</text:p>
          </table:table-cell>
          <table:table-cell table:style-name="ce22" office:value-type="string" calcext:value-type="string">
            <text:p>තෙලි සක්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ටෝනි මොරිස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අගනා ක්‍රිස්ටි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පර්ල් එස් බ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57" calcext:value-type="float">
            <text:p>557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<text:s/>මේ අතරින් අප්‍රිකානු මහද්වීපයට අයත් රටක් නොවන්නේ කුමක් ද?</text:p>
          </table:table-cell>
          <table:table-cell table:style-name="ce22" office:value-type="string" calcext:value-type="string">
            <text:p>ගැම්බි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ඝාන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ගෝතමාල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ගැබෝ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58" calcext:value-type="float">
            <text:p>558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ශාක ඵල යොදාගෙන කරන නිෂ්පාදනයක් නොවන්නේ මින් කුමක්ද ?</text:p>
          </table:table-cell>
          <table:table-cell table:style-name="ce22" office:value-type="string" calcext:value-type="string">
            <text:p>ලුණු දෙහ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පුහුල් දෝස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උක් සීනි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ජෑම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59" calcext:value-type="float">
            <text:p>559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එක පඳුරෙන් ලී සයක් කපාගෙන මේ කුමන කවි වර්ගයක් ද?</text:p>
          </table:table-cell>
          <table:table-cell table:style-name="ce22" office:value-type="string" calcext:value-type="string">
            <text:p>නෙළුම් කව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ලී කෙලි කවි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පාරු කව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කරත්ත කව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60" calcext:value-type="float">
            <text:p>560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<text:s/>මේ අතරින් ගෝලාකාර හැඩයක් ගන්නා රස කැවිල්ල කුමක්ද ?</text:p>
          </table:table-cell>
          <table:table-cell table:style-name="ce22" office:value-type="string" calcext:value-type="string">
            <text:p>ආස්ම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කොණ්ඩ කැවුම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අග්ගලා 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අති රස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61" calcext:value-type="float">
            <text:p>561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සවිමන් කබලාන චරිතය හමු වන්නේ කුමන නවකතාවක <text:s/>ද?</text:p>
          </table:table-cell>
          <table:table-cell table:style-name="ce22" office:value-type="string" calcext:value-type="string">
            <text:p>විරාග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3" office:value-type="string" calcext:value-type="string">
            <text:p>යුගාන්තය 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ගම්පෙරළ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මඩොල් දූ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62" calcext:value-type="float">
            <text:p>562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<text:s/>යුද්දෙට මං ගියා ගෑනි ගෙදර තියා ගීතය අයත් වේදිකා නාට්‍ය කුමක්ද?</text:p>
          </table:table-cell>
          <table:table-cell table:style-name="ce22" office:value-type="string" calcext:value-type="string">
            <text:p>යක්ෂාගමන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ට්‍රොජන් <text:s/>කාන්තාවෝ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හුනුවටේ කතාව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වරෙන්ත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63" calcext:value-type="float">
            <text:p>563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1981 වර්ෂයේදී වික්ටෝරියා ජලාශය විවෘත කළේ කවුරුන් විසින්ද ?</text:p>
          </table:table-cell>
          <table:table-cell table:style-name="ce22" office:value-type="string" calcext:value-type="string">
            <text:p>චාල්ස් කුමර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එලිසබෙත් මහ රැජින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මාඩග්‍රඩඩට් තැචරඩ්ඩ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ඩයනා කුමර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64" calcext:value-type="float">
            <text:p>564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දියාලුව තද කඩය මඩිය මේ කුමන යම් කර්මාන්තයක් හා සබැඳි වචනද/</text:p>
          </table:table-cell>
          <table:table-cell table:style-name="ce22" office:value-type="string" calcext:value-type="string">
            <text:p>ගොවි කර්මාන්ත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පතල් කර්මාන්ත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ධීවර කර්මාන්තය 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වඩු කර්මාන්ත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65" calcext:value-type="float">
            <text:p>565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ආමාශයේ සිට අක්මාව කරා පෝෂ්‍ය ද්‍රව්‍යයන් පිරි රුධිරය රැගෙන යන නාලය කුමක්ද?</text:p>
          </table:table-cell>
          <table:table-cell table:style-name="ce22" office:value-type="string" calcext:value-type="string">
            <text:p>යාකෘතික පර්යාය ශිරාව 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පූර්ව මහා ශිර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යාකෘතික ධමන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යකෘතික ශිර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66" calcext:value-type="float">
            <text:p>566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ෆොටෝකොපි මැෂිමක් මුල්වරට වෙළඳපලට නිකුත් උනේ කිනම් දශකයේ ද?</text:p>
          </table:table-cell>
          <table:table-cell table:style-name="ce22" office:value-type="float" office:value="1950" calcext:value-type="float">
            <text:p>195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float" office:value="1960" calcext:value-type="float">
            <text:p>196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float" office:value="1970" calcext:value-type="float">
            <text:p>197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float" office:value="1980" calcext:value-type="float">
            <text:p>198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67" calcext:value-type="float">
            <text:p>567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නුඹේ අම්මා කිරට ගියා කිරි එරවා එන්ට ගියා මේ කවිය කවර ගණයට අයත් ද ?</text:p>
          </table:table-cell>
          <table:table-cell table:style-name="ce22" office:value-type="string" calcext:value-type="string">
            <text:p>කෙළි ගීය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නැළවිලි ගීයකි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ඔන්චිල්ලා වරමක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කුරහන් කවිය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68" calcext:value-type="float">
            <text:p>568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වස්කෝද ගාමා යනු කවරෙක්ද ?</text:p>
          </table:table-cell>
          <table:table-cell table:style-name="ce22" office:value-type="string" calcext:value-type="string">
            <text:p>ව්‍යාපාරිකයෙ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දේශ ගවේෂකයෙකි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ධීවරයෙක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අනාවැකිකරුවෙක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69" calcext:value-type="float">
            <text:p>569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<text:s/>මෙම ස්ථාන අතරින් මනඃස්ථානයක් වන්නේ කුමක්ද ?</text:p>
          </table:table-cell>
          <table:table-cell table:style-name="ce22" office:value-type="string" calcext:value-type="string">
            <text:p>සිතුල්පව්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3" office:value-type="string" calcext:value-type="string">
            <text:p><text:s/>තව්තිසාව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කුසිනාර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කේරළ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70" calcext:value-type="float">
            <text:p>570</text:p>
          </table:table-cell>
          <table:table-cell table:style-name="ce4" office:value-type="float" office:value="38" calcext:value-type="float">
            <text:p>38</text:p>
          </table:table-cell>
          <table:table-cell table:style-name="ce6" office:value-type="string" calcext:value-type="string">
            <text:p>කිඹුලාගේ නෑදෑයෙකු ලෙස සැලකෙන නිවස තුළ වාසය කරන සත්වයා කවරෙක්ද ?</text:p>
          </table:table-cell>
          <table:table-cell table:style-name="ce22" office:value-type="string" calcext:value-type="string">
            <text:p>බල්ල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කැරපොත්ත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3" office:value-type="string" calcext:value-type="string">
            <text:p>හූන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දඬුලේන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71" calcext:value-type="float">
            <text:p>571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<text:s/>කුම්බකරණ නැමැති චරිතය හමු වන්නේ කුමන ග්‍රන්ථයෙන් ද?</text:p>
          </table:table-cell>
          <table:table-cell table:style-name="ce23" office:value-type="string" calcext:value-type="string">
            <text:p>රාමායන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මහා භාරත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සංගීත සංහිත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නාට්‍යශාස්ත්‍ර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72" calcext:value-type="float">
            <text:p>572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ඇතැම් කාලවල මල් තුහින දැකිය හැක්කේ මේ අතරින් කොහෙද ?</text:p>
          </table:table-cell>
          <table:table-cell table:style-name="ce22" office:value-type="string" calcext:value-type="string">
            <text:p>පේරාදෙණියෙ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නාරංගොඩ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3" office:value-type="string" calcext:value-type="string">
            <text:p>නුවරඑළියෙ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පින්නව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73" calcext:value-type="float">
            <text:p>573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කිසිම හඬක් නැගිය නොහැකි ක්ෂීරපායි සත්වයා කවරෙක්ද ?</text:p>
          </table:table-cell>
          <table:table-cell table:style-name="ce22" office:value-type="string" calcext:value-type="string">
            <text:p>තල්මස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අශ්ව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ඩයිනෝසිරස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ජිරෆ්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74" calcext:value-type="float">
            <text:p>574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ගොඩනැගිලි කර්මාන්තයේදී භාවිතා නොවන උපකරණය කුමක්ද ?</text:p>
          </table:table-cell>
          <table:table-cell table:style-name="ce22" office:value-type="string" calcext:value-type="string">
            <text:p>මේසන් හැන්ද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සව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සකපෝරුව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මනිස් ලෑල්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75" calcext:value-type="float">
            <text:p>575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ත්‍රිශූලයක උන් කීයක් තිබේද?</text:p>
          </table:table-cell>
          <table:table-cell table:style-name="ce22" office:value-type="string" calcext:value-type="string">
            <text:p>එකක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දෙකකී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3" office:value-type="string" calcext:value-type="string">
            <text:p>තුනකී <text:s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හතර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76" calcext:value-type="float">
            <text:p>576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<text:s/>සීදේවි යන්නෙහි විරුද්ධාර්ථ පදය කුමක්ද?</text:p>
          </table:table-cell>
          <table:table-cell table:style-name="ce23" office:value-type="string" calcext:value-type="string">
            <text:p>මූදේවි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සුප්පාදේව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ශ්‍රී දේවී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රුක්මණී දේව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77" calcext:value-type="float">
            <text:p>577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සංගීත ශාස්ත්‍රය ප්‍රගුණ කළ අයෙකුගේ නමට ඉදිරියේ දක්නට ලැබෙන්නේ කුමක්ද ?</text:p>
          </table:table-cell>
          <table:table-cell table:style-name="ce22" office:value-type="string" calcext:value-type="string">
            <text:p>දේශමාන්‍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මහාමාන්‍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විශාරද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ශ්‍රීමත් ශ්‍ර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78" calcext:value-type="float">
            <text:p>578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<text:s/>ලංකාව ම එකම මැතිවරණ කොට්ඨාසයක් ලෙස සලකා පවත්වනු ලබන මැතිවරණය මින් කුමක්ද?</text:p>
          </table:table-cell>
          <table:table-cell table:style-name="ce22" office:value-type="string" calcext:value-type="string">
            <text:p>පාර්ලිමේන්තු මැතිවරණ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පළාත් සභා මැතිවරණ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ජනාධිපතිවරණ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පළාත් පාලන මැතිවරණ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79" calcext:value-type="float">
            <text:p>579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<text:s/>රාජ්‍ය කිසියම් පන්තියක ආයුධයකින් යන්න ප්‍රකාශ කලේ කවුද ?</text:p>
          </table:table-cell>
          <table:table-cell table:style-name="ce22" office:value-type="string" calcext:value-type="string">
            <text:p>මාක්ස්වාදින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ධනවාදී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පැසිස්ට්වාදී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රාජාණ්ඩුවාදී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80" calcext:value-type="float">
            <text:p>580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මිහිතලය හරිත පෙනහලු ලෙසින් හඳුන්වන්නේ මින් <text:s/>කවරක් ද?</text:p>
          </table:table-cell>
          <table:table-cell table:style-name="ce22" office:value-type="string" calcext:value-type="string">
            <text:p>ඕසෝන් විය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වනාන්තර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ගංග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අයිස් කද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81" calcext:value-type="float">
            <text:p>581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ඒ.වී <text:s/>සුරවීරයන්ගේ කෙටිකතා සංග්‍රහයක් වන්නේ මේ අතරින් කුමක්ද ?</text:p>
          </table:table-cell>
          <table:table-cell table:style-name="ce22" office:value-type="string" calcext:value-type="string">
            <text:p>පැදි දියට බොරදි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අතීරණ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වජිර පබ්බත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එක ගේ කුරුල්ලෝ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82" calcext:value-type="float">
            <text:p>582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පාපැදියක අගයක් නොවන්නේ මින් කුමක්ද?</text:p>
          </table:table-cell>
          <table:table-cell table:style-name="ce22" office:value-type="string" calcext:value-type="string">
            <text:p>හැඩල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පැඩල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සෑදල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තිරිංග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83" calcext:value-type="float">
            <text:p>583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කෘෂිකාර්මික කටයුතු වලට සෘජුවම සහය දෙන සත්වයා මින් කවරෙක්ද?</text:p>
          </table:table-cell>
          <table:table-cell table:style-name="ce22" office:value-type="string" calcext:value-type="string">
            <text:p>මුව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අලි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වළහ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ගවය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84" calcext:value-type="float">
            <text:p>584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සිංහල අවුරුදු සමයේ දී බහුලව භාවිතයට ගැනෙන රබාන මෙන් කුමක්ද ?</text:p>
          </table:table-cell>
          <table:table-cell table:style-name="ce22" office:value-type="string" calcext:value-type="string">
            <text:p>අත්‍ රබන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බංකු රබන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බඹර රබා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විරිදු රබාන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85" calcext:value-type="float">
            <text:p>585</text:p>
          </table:table-cell>
          <table:table-cell table:style-name="ce4" office:value-type="float" office:value="39" calcext:value-type="float">
            <text:p>39</text:p>
          </table:table-cell>
          <table:table-cell table:style-name="ce6" office:value-type="string" calcext:value-type="string">
            <text:p>අෂ්ඨ පා සත්වයා මින් කවරෙක්ද?</text:p>
          </table:table-cell>
          <table:table-cell table:style-name="ce22" office:value-type="string" calcext:value-type="string">
            <text:p>හැකරැල්ල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කුරුමිණිය‌ෙ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මකුළුව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ගෙම්බ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86" calcext:value-type="float">
            <text:p>586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ගහට ගහක් හමු වෙනවා කියන්නේ කොහෙද ?</text:p>
          </table:table-cell>
          <table:table-cell table:style-name="ce22" office:value-type="string" calcext:value-type="string">
            <text:p>ඉදිද කොටුවෙ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පිටකොටුව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මොරටුවේ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දන්කොටුව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87" calcext:value-type="float">
            <text:p>587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සුප්‍රකට ‘ස’ ප්‍රසංගය පවත්වන මෙරට ප්‍රවීණ සංගීත ශිල්පියා කවරෙක්ද ?</text:p>
          </table:table-cell>
          <table:table-cell table:style-name="ce22" office:value-type="string" calcext:value-type="string">
            <text:p>පණ්ඩිත් අමරදේ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ටී එම් ජයරත්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සුනිල් එදිරිසිංහ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වික්ටර් රත්නායක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88" calcext:value-type="float">
            <text:p>588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<text:s/>පැරණි කාලයේ දී පහන් දැලි සමඟ මිශ්‍රකර කළු ලෑලි කළු පාට කළ කිරි වර්ගය කුමක්ද?</text:p>
          </table:table-cell>
          <table:table-cell table:style-name="ce22" office:value-type="string" calcext:value-type="string">
            <text:p>අරලිය කිර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එඩරු කිරි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කොස් කිර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කජු කිර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89" calcext:value-type="float">
            <text:p>589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<text:s/>ජෝතිෂ්‍යය යෙදී කටක රාශිය සංකේතවත් කරන සත්ත්ව රූපය වන්නේ මින් කුමක්ද?</text:p>
          </table:table-cell>
          <table:table-cell table:style-name="ce22" office:value-type="string" calcext:value-type="string">
            <text:p>මකුළුව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කකුළුව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ගෝනුස්ස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මුහුදු අශ්ව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90" calcext:value-type="float">
            <text:p>59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කාන්දම් ගුණ හෙවත් චුම්භක ගුණ පවතින්නේ මෙන් කුමක්ද?</text:p>
          </table:table-cell>
          <table:table-cell table:style-name="ce22" office:value-type="string" calcext:value-type="string">
            <text:p>යකඩ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ගෙන්දගම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ලී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ප්ලාස්ටික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91" calcext:value-type="float">
            <text:p>591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ක්ලැරන්ස් විජේවර්ධන ගායනා නොකළ ගීතයක් වන්නේ මේ අතරින් කුමක්ද?</text:p>
          </table:table-cell>
          <table:table-cell table:style-name="ce22" office:value-type="string" calcext:value-type="string">
            <text:p>ගමෙන් ලියුමක් ඇවිල්ල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දු මා වග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මේ මැයි ගහ යට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දිලීප පොඩි පුත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92" calcext:value-type="float">
            <text:p>592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මේ අතරින් මානසික රෝගයක් වන්නේ කුමක්ද ?</text:p>
          </table:table-cell>
          <table:table-cell table:style-name="ce23" office:value-type="string" calcext:value-type="string">
            <text:p>හින්නෝන්මාද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ඉරුවාරාද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තැලසීමිය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අපස්මාර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93" calcext:value-type="float">
            <text:p>593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විද්‍යුත් ධාරාවක් මැනීමට යොදා ගන්නා උපකරණය මෙන් කුමක්ද /?</text:p>
          </table:table-cell>
          <table:table-cell table:style-name="ce22" office:value-type="string" calcext:value-type="string">
            <text:p>බැරෝ මීටර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ඇමිටර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හියිඩ්‍රෝ මීටර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නැනෝ මීටර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94" calcext:value-type="float">
            <text:p>594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අත්තා මුත්තා කිත්තා කිරිකිත්තා කී කෑ මුත්තා නත්තා පනත්තා යනු කවරෙක්ද?</text:p>
          </table:table-cell>
          <table:table-cell table:style-name="ce22" office:value-type="string" calcext:value-type="string">
            <text:p>හත්මුතු සේනාවය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හත්මුතු පැලැන්ති යය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හත්මුතු පිරිසය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හත්මුතු පරම්පරාවක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95" calcext:value-type="float">
            <text:p>595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<text:s/>ඉංග්‍රීසි භාෂාවේදී වාක්‍යයක් සාමාන්‍යයෙන් කියවන්නේ කුමන පැත්තේ සිට ද?</text:p>
          </table:table-cell>
          <table:table-cell table:style-name="ce22" office:value-type="string" calcext:value-type="string">
            <text:p>වමේ සිට දකුණට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දකුණේ සිට වමට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උඩ සිට පහළ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පහල සිට උඩ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596" calcext:value-type="float">
            <text:p>596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අනුරාධපුරයෙන් පසු ලංකාවේ රාජධානියේ සංක්‍රමණය වූයේ කිනම් ප්‍රදේශයකට ද?</text:p>
          </table:table-cell>
          <table:table-cell table:style-name="ce22" office:value-type="string" calcext:value-type="string">
            <text:p>යහපහ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පොලොන්නරුව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දඹදෙන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ගම්පො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97" calcext:value-type="float">
            <text:p>597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තේ කෝප්පයක් සමග ඇති යුගල භාණ්ඩය <text:s/>මින් <text:s/>කුමක්ද?</text:p>
          </table:table-cell>
          <table:table-cell table:style-name="ce22" office:value-type="string" calcext:value-type="string">
            <text:p>පිගා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තස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පීරිසි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බේස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98" calcext:value-type="float">
            <text:p>598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නා මලේ පෙති ගණන කීයද ?</text:p>
          </table:table-cell>
          <table:table-cell table:style-name="ce22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599" calcext:value-type="float">
            <text:p>599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<text:s/>භ්වෙත වර්ණ සත්වයෙක් නොවන්නේ මින් කවරෙක්ද?</text:p>
          </table:table-cell>
          <table:table-cell table:style-name="ce22" office:value-type="string" calcext:value-type="string">
            <text:p>හංස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කොක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3" office:value-type="string" calcext:value-type="string">
            <text:p>දියකාව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සුදු රෙදි හොර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00" calcext:value-type="float">
            <text:p>600</text:p>
          </table:table-cell>
          <table:table-cell table:style-name="ce4" office:value-type="float" office:value="40" calcext:value-type="float">
            <text:p>40</text:p>
          </table:table-cell>
          <table:table-cell table:style-name="ce6" office:value-type="string" calcext:value-type="string">
            <text:p>පොළොව තලයේ ඡලයෙන් වැසී ඇති ප්‍රදේශය ප්‍රතිශතයක් ලෙස කොපමනද ?</text:p>
          </table:table-cell>
          <table:table-cell table:style-name="ce22" office:value-type="string" calcext:value-type="string">
            <text:p><text:s/>සියයට <text:s/>29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සියයට 7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සියයට 8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සියයට <text:s/>33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01" calcext:value-type="float">
            <text:p>601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<text:s/>බුලත් විට <text:s/>ගන්නා විට <text:s/>හුණු දහම හෙප්පුව කුමක්ද ?</text:p>
          </table:table-cell>
          <table:table-cell table:style-name="ce22" office:value-type="string" calcext:value-type="string">
            <text:p>ඉලත්තට්ට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ගුරුලෙත්ත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කෙන්ඩ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කිල්ලෝට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02" calcext:value-type="float">
            <text:p>602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<text:s/>ඉතාලියේ ජාතිකයන්ගේ ප්‍රධාන ආහාරය කුමක් ද?</text:p>
          </table:table-cell>
          <table:table-cell table:style-name="ce22" office:value-type="string" calcext:value-type="string">
            <text:p>නූඩ්ල්ස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3" office:value-type="string" calcext:value-type="string">
            <text:p>පැස්ට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බර්ගර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කෝප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03" calcext:value-type="float">
            <text:p>603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වල කජු ක්‍රීඩාවට භාවිතා කෙරෙන්නේ මින් කුමන?</text:p>
          </table:table-cell>
          <table:table-cell table:style-name="ce22" office:value-type="string" calcext:value-type="string">
            <text:p>අඹ ඇට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3" office:value-type="string" calcext:value-type="string">
            <text:p><text:s/>කජු ඇට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රටකජු ඇ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පොල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04" calcext:value-type="float">
            <text:p>604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ඉස්ලාම් ධර්මයට සම්බන්ධ ග්‍රන්ථය මේ අතරින් කුමක්ද?</text:p>
          </table:table-cell>
          <table:table-cell table:style-name="ce22" office:value-type="string" calcext:value-type="string">
            <text:p>ත්‍රිපිටක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භගවා ගීත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අල් කුරාන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බයිබල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05" calcext:value-type="float">
            <text:p>605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වෘත්තාකාර මායිමක් සහිත සිදු කරන ක්‍රීඩාව මින් කුමක්ද ?</text:p>
          </table:table-cell>
          <table:table-cell table:style-name="ce22" office:value-type="string" calcext:value-type="string">
            <text:p>පාපන්ද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සුමෝ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අත්පන්ද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හොක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06" calcext:value-type="float">
            <text:p>606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<text:s/>දුටුගැමුණු රජතුමාගේ නිර්මාණයක් නොවන්නේ මේ අතරින් කුමක්ද?</text:p>
          </table:table-cell>
          <table:table-cell table:style-name="ce22" office:value-type="string" calcext:value-type="string">
            <text:p>මිරිසවැට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ථූපාරාම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රුවන්වැලි මහා සෑ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ලොවමා පාකාර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07" calcext:value-type="float">
            <text:p>607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<text:s/>හිග වුණත් වැඩි වුණත් දත් නරක් වන මූලද්‍රව්‍ය කුමක්ද?</text:p>
          </table:table-cell>
          <table:table-cell table:style-name="ce22" office:value-type="string" calcext:value-type="string">
            <text:p>කැල්සියම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3" office:value-type="string" calcext:value-type="string">
            <text:p>ෆ්ලෝරයිඩ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අයඩි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යකඩ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08" calcext:value-type="float">
            <text:p>608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ලෝක සිතියමේ ශ්‍රී ලංකාව පිහිටා ඇත්තේ සමකය කුමන පැත්තේද?</text:p>
          </table:table-cell>
          <table:table-cell table:style-name="ce22" office:value-type="string" calcext:value-type="string">
            <text:p>උතුරු දිශාවේ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දකුණු දිශාව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සමකය මත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නැගෙනහිර දිශාව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09" calcext:value-type="float">
            <text:p>609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මොන්ටේගු හවුස් යනු කුමක්ද?</text:p>
          </table:table-cell>
          <table:table-cell table:style-name="ce22" office:value-type="string" calcext:value-type="string">
            <text:p>කලාගාරය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රසායනාගාරයකි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නිල නිවාසයක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3" office:value-type="string" calcext:value-type="string">
            <text:p>කෞතුකාගාරයකි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10" calcext:value-type="float">
            <text:p>610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මහා කවි කාලිදාසයන් රචිත ග්‍රන්ථයක් නොවන්නේ මින් කුමක්ද?</text:p>
          </table:table-cell>
          <table:table-cell table:style-name="ce22" office:value-type="string" calcext:value-type="string">
            <text:p>මේඝදූත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සකුන්තල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රාමායන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රඝුවංශ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11" calcext:value-type="float">
            <text:p>611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ඇටි කුකුළෙකු ගොළුබෙල්ලෙක් වූ ආහාරයට ගන්නා විට ඇටිකුකුළා හැදින්විය හැක්කේ කවරෙක් ලෙසද ?</text:p>
          </table:table-cell>
          <table:table-cell table:style-name="ce22" office:value-type="string" calcext:value-type="string">
            <text:p>ගොදුර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විලෝපිතය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පරපෝෂිත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නිශ්පාදක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12" calcext:value-type="float">
            <text:p>612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ක්‍රීඩකයා විසින් රජු පාලනය කරන ක්‍රීඩාව කුමක්ද?</text:p>
          </table:table-cell>
          <table:table-cell table:style-name="ce22" office:value-type="string" calcext:value-type="string">
            <text:p>ගෝල්ෆ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කැරම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චෙස්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බිලියඩ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13" calcext:value-type="float">
            <text:p>613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ගඩොල් බැම්මක් බැඳීමෙන් පසු එය මතුපිට තවරන බදාම හදුන්වන්නේ කුමන නාමයකින් ද ?</text:p>
          </table:table-cell>
          <table:table-cell table:style-name="ce22" office:value-type="string" calcext:value-type="string">
            <text:p>කපරාරුව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වරිච්ච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එප්පාර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බොරද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14" calcext:value-type="float">
            <text:p>614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රසායනික පොහොරක් වන්නේ මින් කුමක්ද?</text:p>
          </table:table-cell>
          <table:table-cell table:style-name="ce22" office:value-type="string" calcext:value-type="string">
            <text:p>ගොම පොහොර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කුකුල් පොහොර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කොම්පෝස්ට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යූරිය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15" calcext:value-type="float">
            <text:p>615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මගුල් බෙර යනු කුමක්ද?</text:p>
          </table:table-cell>
          <table:table-cell table:style-name="ce22" office:value-type="string" calcext:value-type="string">
            <text:p>පහත රට බෙර විශේෂය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උඩරට බෙර විශේෂය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සබරගමු බෙර විශේෂයක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2" office:value-type="string" calcext:value-type="string">
            <text:p><text:s/>බෙර වාදන විශේෂයකි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16" calcext:value-type="float">
            <text:p>616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ශරීරය තුළ ඇතුළත් වූ මැලේරියා පරපෝෂිතයන් සිරුර තුළ වර්ධනය වන්නේ කුමන ග්‍රන්ථියේ ද ?</text:p>
          </table:table-cell>
          <table:table-cell table:style-name="ce17" office:value-type="string" calcext:value-type="string">
            <text:p>තයිරෝයිඩ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වකුගඩ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පෙනහළ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0" office:value-type="string" calcext:value-type="string">
            <text:p><text:s/>අක්මාව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17" calcext:value-type="float">
            <text:p>617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මේ අතරින් උතුරු ඇමරිකාව අයත් රට වන්නේ කුමක්ද?</text:p>
          </table:table-cell>
          <table:table-cell table:style-name="ce17" office:value-type="string" calcext:value-type="string">
            <text:p>කියුබාව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බුරැන්ඩ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ිරිය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රුමේනිය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18" calcext:value-type="float">
            <text:p>618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ගමනාරම්භයේ සහ ගමනාන්තය එකම දිස්ත්‍රික්කයට පමණක් සීමා වන දුම්රිය මාර්ගය කුමක්ද ?</text:p>
          </table:table-cell>
          <table:table-cell table:style-name="ce17" office:value-type="string" calcext:value-type="string">
            <text:p>උඩරට දුම්රිය මාර්ගය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ුහුදුබඩ දුම්රිය මාර්ගය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ුත්තලම දුම්රිය මාර්ග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0" office:value-type="string" calcext:value-type="string">
            <text:p><text:s/>කැළණිවැලි දුම්රිය මාර්ග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19" calcext:value-type="float">
            <text:p>619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<text:span text:style-name="T1">ලැප්ටෝප් කම්පියුටර් </text:span><text:span text:style-name="T18">එකක් මුල්වරට නිම වුණේ කිනම් දශකයේ </text:span><text:span text:style-name="T17">ද</text:span><text:span text:style-name="T20">?</text:span></text:p>
          </table:table-cell>
          <table:table-cell table:style-name="ce17" office:value-type="float" office:value="1960" calcext:value-type="float">
            <text:p>196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70" calcext:value-type="float">
            <text:p>197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80" calcext:value-type="float">
            <text:p>198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990" calcext:value-type="float">
            <text:p>199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20" calcext:value-type="float">
            <text:p>620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<text:span text:style-name="T1">ඇරියත් </text:span><text:span text:style-name="T18">යනවා වැහුවක් යනවා මේ තේරවිල්ල කුමක් ගැනද ?</text:span></text:p>
          </table:table-cell>
          <table:table-cell table:style-name="ce17" office:value-type="string" calcext:value-type="string">
            <text:p>රේල් ගේට්ටුව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සල්ලි සීට්ට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මල් පොහොට්ට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යේ වාට්ට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21" calcext:value-type="float">
            <text:p>621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මේ අතරින් කල්පිත සත්වයෙකු වන්නේ කවරෙක් ද?</text:p>
          </table:table-cell>
          <table:table-cell table:style-name="ce20" office:value-type="string" calcext:value-type="string">
            <text:p>දියකිදුර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මුහුදු අශ්ව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මුහුදු ඌර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බූවල්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22" calcext:value-type="float">
            <text:p>622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සාහිත්‍ය මාසය ලෙසින් අප රට තුළ පිළිගැන්වේ කුමන මාසයද ?</text:p>
          </table:table-cell>
          <table:table-cell table:style-name="ce17" office:value-type="string" calcext:value-type="string">
            <text:p>සැප්තැම්බර්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ඔක්තෝබර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ොවැම්බර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ෙසැම්බර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23" calcext:value-type="float">
            <text:p>623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<text:s/>කොටිය ලියා දක්වන්න කෙසේද?</text:p>
          </table:table-cell>
          <table:table-cell table:style-name="ce17" office:value-type="float" office:value="100000" calcext:value-type="float">
            <text:p>10000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000000" calcext:value-type="float">
            <text:p>100000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0000000" calcext:value-type="float">
            <text:p>1000000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float" office:value="100000000" calcext:value-type="float">
            <text:p>10000000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24" calcext:value-type="float">
            <text:p>624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සබරගමු නර්තන සම්ප්‍රදායේ භාවිත වන ප්‍රධාන වාදක භාණ්ඩය මින් කුමක්ද ?</text:p>
          </table:table-cell>
          <table:table-cell table:style-name="ce17" office:value-type="string" calcext:value-type="string">
            <text:p>ගැට බෙර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වුල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තබ්ල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තම්මැට්ට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25" calcext:value-type="float">
            <text:p>625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<text:span text:style-name="T6">චිත්‍ර ශිල්පී </text:span><text:span text:style-name="T17">ඩියේගෝ රිවේරා </text:span><text:span text:style-name="T18">කිනම් රටක ජාතිකයෙක්ද ?</text:span></text:p>
          </table:table-cell>
          <table:table-cell table:style-name="ce17" office:value-type="string" calcext:value-type="string">
            <text:p>මෙක්සිකෝ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ප්‍රංශ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ස්පාඤ්ඤ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ඉතාල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26" calcext:value-type="float">
            <text:p>626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කශේරුකාවක් නොමැති ජීවියා වන්නේ මින් කවරෙක්ද?</text:p>
          </table:table-cell>
          <table:table-cell table:style-name="ce17" office:value-type="string" calcext:value-type="string">
            <text:p>පොකිරිස්ස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ඩුව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ීරමින් සාලයෝ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තිලාපි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27" calcext:value-type="float">
            <text:p>627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අත්ලාන්තික් හා ඉන්දියන් යන සාගර දෙකෙන්ම මායිම් වන ඇති රට කුමක්ද ?</text:p>
          </table:table-cell>
          <table:table-cell table:style-name="ce17" office:value-type="string" calcext:value-type="string">
            <text:p>දකුණු අප්‍රිකාව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ඉන්දිය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ඕස්ට්‍රේලිය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ජපාන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28" calcext:value-type="float">
            <text:p>628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චිත්‍ර ශිල්පියෙක් රෙම්බ්‍රැන්ට් කිනම් රටක ජාතියෙ ක්ද ?</text:p>
          </table:table-cell>
          <table:table-cell table:style-name="ce17" office:value-type="string" calcext:value-type="string">
            <text:p>ප්‍රංශ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ඉතාල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ස්පාඤ්ඤය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ෙදර්ලන්ත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29" calcext:value-type="float">
            <text:p>629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වෙම්බ්ලි ක්‍රීඩාංගනය ලොව සුපතල කිනම් ක්‍රීඩාව සදහා ද ?</text:p>
          </table:table-cell>
          <table:table-cell table:style-name="ce17" office:value-type="string" calcext:value-type="string">
            <text:p>පැසි පන්ද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්‍රිකට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පාපන්ද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රග්බ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30" calcext:value-type="float">
            <text:p>630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යම් සිදුවීමක ස්වර්ණ ජයන්තිය සමරන්නේ වසර කියකට පසුවද ?</text:p>
          </table:table-cell>
          <table:table-cell table:style-name="ce17" office:value-type="string" calcext:value-type="string">
            <text:p>විසිපහකට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0" office:value-type="string" calcext:value-type="string">
            <text:p><text:s/>පනහකට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ැත්තෑපහක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ියයකට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31" calcext:value-type="float">
            <text:p>631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ආවර්තිතා වගුවේ 7 වන රසායනික මුලද්‍රවය <text:s/>කුමක්ද?</text:p>
          </table:table-cell>
          <table:table-cell table:style-name="ce17" office:value-type="string" calcext:value-type="string">
            <text:p>නයිට්‍රජන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ඔක්සිජ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ාබ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යිඩ්‍රජ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32" calcext:value-type="float">
            <text:p>632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<text:s/>ඩී ඒස් සේනානායක මහතා පාර්ලිමේන්තුව <text:s/>නියෝජනය කළ ආසනය කුමක්ද?</text:p>
          </table:table-cell>
          <table:table-cell table:style-name="ce17" office:value-type="string" calcext:value-type="string">
            <text:p>අත්තනගල්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ම්පහ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මිනුවන්ගොඩ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මිහිරිගම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33" calcext:value-type="float">
            <text:p>633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ඉන්දියාවේ කේරළ ප්‍රාන්තයේ භාවිතා වන ප්‍රධාන භාෂාව කුමක්ද ?</text:p>
          </table:table-cell>
          <table:table-cell table:style-name="ce17" office:value-type="string" calcext:value-type="string">
            <text:p>දෙමළ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ලයාලම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ණ්නඩ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තෙලිග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34" calcext:value-type="float">
            <text:p>634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කලක් ළමයින් අතර ජනප්‍රිය වූ මකාගේ යලක් චිත්‍ර කතා මාලාවේ කර්තෘ නායකයාගේ නම කුමක්ද?</text:p>
          </table:table-cell>
          <table:table-cell table:style-name="ce17" office:value-type="string" calcext:value-type="string">
            <text:p>මල් කොල්ල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0" office:value-type="string" calcext:value-type="string">
            <text:p><text:s/>මල් මාම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ල් තාත්ත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මල් සී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35" calcext:value-type="float">
            <text:p>635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<text:s/>අතීතයේ කොළඹ ඕවල් නමින් හැඳින්වූ ක්‍රීඩාංගනය වර්තමාන නම කුමක්ද ?</text:p>
          </table:table-cell>
          <table:table-cell table:style-name="ce17" office:value-type="string" calcext:value-type="string">
            <text:p>එස් එස් සී ක්‍රීඩාංගන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ී සී සී ක්‍රීඩාංගන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ී සරවනමුත්තු <text:s/>ක්‍රීඩාංගන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ආර් ප්‍රේමදාස ක්‍රීඩාංගණ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36" calcext:value-type="float">
            <text:p>636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<text:s/>නොබෙල් සාම ත්‍යාගය පිරිනමන්නේ කුමන නගරයේ දී ද ?</text:p>
          </table:table-cell>
          <table:table-cell table:style-name="ce17" office:value-type="string" calcext:value-type="string">
            <text:p>ස්ටොක්හෝම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ොපන් හේග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ෙල් සින්ක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ඔස්ලෝ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37" calcext:value-type="float">
            <text:p>637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අතීතයේ බතාවිය නමින් හැදුනු නගරය අද හැඳින්වෙන්නේ කෙසේද ?</text:p>
          </table:table-cell>
          <table:table-cell table:style-name="ce17" office:value-type="string" calcext:value-type="string">
            <text:p>ක්වාලාලාම්පුර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ිංගප්පූරු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ජකර්ත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බැංකො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38" calcext:value-type="float">
            <text:p>638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ලොව ප්‍රථම <text:s/>නල දරුවාගේ නම කුමක්ද?</text:p>
          </table:table-cell>
          <table:table-cell table:style-name="ce17" office:value-type="string" calcext:value-type="string">
            <text:p>ලුවිස් බ්‍රවුන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ඇනා මේර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ජුලියා ස්ටයිල්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ැතරින් නිකල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39" calcext:value-type="float">
            <text:p>639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<text:span text:style-name="T6"> 1938 දී  සිරි බුද්ධ </text:span><text:span text:style-name="T17">විහාරේ ගීතය ගායනා කර </text:span><text:span text:style-name="T18">ප්‍රසිද්ධියට පත් වූ ගායිකාව කවුරුන්ද ?</text:span></text:p>
          </table:table-cell>
          <table:table-cell table:style-name="ce17" office:value-type="string" calcext:value-type="string">
            <text:p>රුක්මණී දේවි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්‍රෙස් ජයමාන්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ලක්ෂ්මි බාය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ලතා වල්පො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40" calcext:value-type="float">
            <text:p>640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කරදිය මුද්‍රා නාට්‍ය කාගේ නිර්මාණයක්ද?</text:p>
          </table:table-cell>
          <table:table-cell table:style-name="ce17" office:value-type="string" calcext:value-type="string">
            <text:p>ඩබ්ලිව් බී මකුලොල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0" office:value-type="string" calcext:value-type="string">
            <text:p><text:s/>චිත්‍රසේන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බැසිල් මිහිරිපැන්න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ණිභාරත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41" calcext:value-type="float">
            <text:p>641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කැන්ගරුවන් නිදැල්ලේ හැසිරෙන ප්‍රදේශය සහිත මහද්වීපය කුමක්ද?</text:p>
          </table:table-cell>
          <table:table-cell table:style-name="ce17" office:value-type="string" calcext:value-type="string">
            <text:p>ඕස්ට්‍රේලියාව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ආසියාව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යුරෝප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උතුරු ඇමරික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42" calcext:value-type="float">
            <text:p>642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<text:s/>ලොව මුහුදු මට්ටමේ සිට උසින් ම පිහිටි අගනගරය කුමක්ද ?</text:p>
          </table:table-cell>
          <table:table-cell table:style-name="ce17" office:value-type="string" calcext:value-type="string">
            <text:p>ලාපාස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ත්මණ්ඩ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ලිම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රාම්ප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43" calcext:value-type="float">
            <text:p>643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ජනවහරට අනුව රජතුමා කුමක් හැදුවා වගේ යැයි කියනවද ?</text:p>
          </table:table-cell>
          <table:table-cell table:style-name="ce17" office:value-type="string" calcext:value-type="string">
            <text:p>වැලිතලප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ග්ගල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සුදු හකුර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මීපැණ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44" calcext:value-type="float">
            <text:p>644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ලංකාවේ නිදහස් අධ්‍යාපන ක්‍රමයේ පුරෝගාමියා වූ අමාත්‍ය වරයා කවුරුන්ද ?</text:p>
          </table:table-cell>
          <table:table-cell table:style-name="ce17" office:value-type="string" calcext:value-type="string">
            <text:p><text:s/>අයි එම් ආර් ඒ ඊරියගොල්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0" office:value-type="string" calcext:value-type="string">
            <text:p>සී ඩබ්ලිව් ඩබ්ලිව් කන්නන්ගර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බදියුදීන් මහමුද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ජේ ආර් ජයවර්ධන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45" calcext:value-type="float">
            <text:p>645</text:p>
          </table:table-cell>
          <table:table-cell table:style-name="ce4" office:value-type="float" office:value="43" calcext:value-type="float">
            <text:p>43</text:p>
          </table:table-cell>
          <table:table-cell table:style-name="ce6" office:value-type="string" calcext:value-type="string">
            <text:p><text:s/>ශ්‍රී ලංකාව වෙනුවෙන් ප්‍රථම ඔලිම්පික් පදක්කමක් දිනා ගත්තේ කවුද ?</text:p>
          </table:table-cell>
          <table:table-cell table:style-name="ce17" office:value-type="string" calcext:value-type="string">
            <text:p>එස් ඒල් බී රෝස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ාගලිංගම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ඩන්කන් වයිට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ුසන්තිකා ජයසිංහ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46" calcext:value-type="float">
            <text:p>646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මාර්ටින් වික්‍රමසිංහයන්ගේ උපන් ගම කුමක්ද?</text:p>
          </table:table-cell>
          <table:table-cell table:style-name="ce17" office:value-type="string" calcext:value-type="string">
            <text:p>දික්වැල්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ොග්ගල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ොඩම්දූව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බලපිට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47" calcext:value-type="float">
            <text:p>647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<text:s/>80 දශකයේ මෙරට ක්‍රිකට් ක්‍රීඩකයන් පිරිසක් තහනමට ලක් වුයේ කුමන රටක සංචාරය කළ නිසාද ?</text:p>
          </table:table-cell>
          <table:table-cell table:style-name="ce17" office:value-type="string" calcext:value-type="string">
            <text:p>ඕස්ට්‍රේලිය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ිම්බාබ්ව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කුණු අප්‍රිකාව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බටහිර ඉන්දියා කොදෙව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48" calcext:value-type="float">
            <text:p>648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<text:s/>අරාබි නිසොල්ලාසය ට කියන තවත් නමක් වන්නේ කුමක්ද?</text:p>
          </table:table-cell>
          <table:table-cell table:style-name="ce17" office:value-type="string" calcext:value-type="string">
            <text:p>එක්දහස් <text:s/>රැ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එක් දහස් එක් රැ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ෙදහස් රැ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දහස් රැ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49" calcext:value-type="float">
            <text:p>649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ජොන් ලෙනන් සහ පෝල් මැකාට්නි බිහි කළ සංගීත භාණ්ඩය කුමක්ද ?</text:p>
          </table:table-cell>
          <table:table-cell table:style-name="ce17" office:value-type="string" calcext:value-type="string">
            <text:p>ඩ්ට්ල්ස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ඊගල්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ඩොර්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රෝලිං ස්ටොන්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50" calcext:value-type="float">
            <text:p>650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ක්‍රිස්තු වර්ෂ පස්වන සියවසේදී ලංකාව පිළිබ දී ලංකාව පිළිබඳව සටහන් තැබූ භික්ෂුව කවුරුන්ද ?</text:p>
          </table:table-cell>
          <table:table-cell table:style-name="ce17" office:value-type="string" calcext:value-type="string">
            <text:p>මහමා යුවා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ියුං සාං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යුත් සිං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ෆා හියන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51" calcext:value-type="float">
            <text:p>651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<text:s/>ලොව ගැඹුරුම විල කුමක්ද?</text:p>
          </table:table-cell>
          <table:table-cell table:style-name="ce17" office:value-type="string" calcext:value-type="string">
            <text:p>ටිටිකාක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බයිකල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ෆික්ටෝර්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ිචිග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52" calcext:value-type="float">
            <text:p>652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මඤ්ඤොක්කා සහ ඉඟුරු එකට කෑමෙන් ඇතිවන විෂ වර්ගය කුමක්ද ?</text:p>
          </table:table-cell>
          <table:table-cell table:style-name="ce17" office:value-type="string" calcext:value-type="string">
            <text:p>සයනයිට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ආසනි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ොලති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ඇගටරි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53" calcext:value-type="float">
            <text:p>653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උම්බලකඩ සදහා වඩාත් ප්‍රකට දකුණු ආසියාතික රට කුමක්ද ?</text:p>
          </table:table-cell>
          <table:table-cell table:style-name="ce17" office:value-type="string" calcext:value-type="string">
            <text:p>ඉන්දිය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නේපාල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ාලදිවයින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බංගලාදේශ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54" calcext:value-type="float">
            <text:p>654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ශ්‍රී ලන්කන් ගුවන් සේවයේ යොදන සංකේත නාමය කුමක්ද ?</text:p>
          </table:table-cell>
          <table:table-cell table:style-name="ce17" office:value-type="string" calcext:value-type="string">
            <text:p>එස් එ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එස් එල් 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ඒල් කේ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0" office:value-type="string" calcext:value-type="string">
            <text:p><text:s/>යු එල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55" calcext:value-type="float">
            <text:p>655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<text:span text:style-name="T6"> </text:span><text:span text:style-name="T17">යැංකි </text:span><text:span text:style-name="T18">ක්‍රීඩාංගනය ලොව සුපතල කිනම් ක්‍රීඩාව සදහා ද ?</text:span></text:p>
          </table:table-cell>
          <table:table-cell table:style-name="ce17" office:value-type="string" calcext:value-type="string">
            <text:p>බේස්බෝල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රග්බ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ැසිපන්ද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ාපන්ද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56" calcext:value-type="float">
            <text:p>656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මහාවංශයට අනුව විජය කුමරු මුලින්ම සිය භාර්යාව බවට පත් කර ගත්තේ කවුරුන්ද?</text:p>
          </table:table-cell>
          <table:table-cell table:style-name="ce17" office:value-type="string" calcext:value-type="string">
            <text:p>ස්වර්ණපාල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0" office:value-type="string" calcext:value-type="string">
            <text:p><text:s/>කුවේණි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විජාය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චේති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57" calcext:value-type="float">
            <text:p>657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ඇඹුල් පලතළතුරු වල අඩංගු ප්‍රධාන විටමින් මෙන් කුමක්ද?</text:p>
          </table:table-cell>
          <table:table-cell table:style-name="ce17" office:value-type="string" calcext:value-type="string">
            <text:p>විටමින් 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විටමින් බ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0" office:value-type="string" calcext:value-type="string">
            <text:p><text:s/>විටමින් සී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විටමින් ක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58" calcext:value-type="float">
            <text:p>658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වැඩිම රන් පාවහන් සම්මාන ගණනක් ලබාගත් පෘතුගාල <text:s/>පාපන්දු ක්‍රීඩාව මෙන් කවුරුන්ද?</text:p>
          </table:table-cell>
          <table:table-cell table:style-name="ce17" office:value-type="string" calcext:value-type="string">
            <text:p>රොනල්ඩෝ සිල්ව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න්ද්‍රෙ සිල්ව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න්ද්‍රෙ ගෝම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්‍රිස්ටියානෝ රොනල්ඩ්ඩෝ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59" calcext:value-type="float">
            <text:p>659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<text:s/>නගර ගුත්තික තනතුර ප්‍රථම වරට හදුන්වා දුන් රජු කවුරුන්ද ?</text:p>
          </table:table-cell>
          <table:table-cell table:style-name="ce17" office:value-type="string" calcext:value-type="string">
            <text:p>විජය රජ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ණ්ඩුවාසදේව රජ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ණ්ඩුකාභය රජු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ුටුගැමුණු රජ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60" calcext:value-type="float">
            <text:p>660</text:p>
          </table:table-cell>
          <table:table-cell table:style-name="ce4" office:value-type="float" office:value="44" calcext:value-type="float">
            <text:p>44</text:p>
          </table:table-cell>
          <table:table-cell table:style-name="ce6" office:value-type="string" calcext:value-type="string">
            <text:p>මිනිස් සිරුරේ දිගම අස්ථිය කුමක්ද ?</text:p>
          </table:table-cell>
          <table:table-cell table:style-name="ce17" office:value-type="string" calcext:value-type="string">
            <text:p>ඌරවස්ථි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නුජ අස්ථ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්‍රභාණ්ඩාස්ථ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රාස්ති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61" calcext:value-type="float">
            <text:p>661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ගාමිණී ෆොන්සේකා හමු නොවූයේ මේ අතරින් කවුරුන් ලෙස ද ?</text:p>
          </table:table-cell>
          <table:table-cell table:style-name="ce17" office:value-type="string" calcext:value-type="string">
            <text:p><text:s/>පරසතුමල් බොනී මහත්ත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pan text:style-name="T6">දෙමෝදර පාලමේ </text:span><text:span text:style-name="T17">ටුට්ටේ</text:span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රුවා සමග වාසේ හි සිරිපාල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එදත් සූරයා අදත් සුරයා <text:s/>හි <text:s/>ගාමිණ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62" calcext:value-type="float">
            <text:p>662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නානු ගා ස්නානය කරනු ලබන්නේ මින් කුමන චාරිත්‍රයේදී ද?</text:p>
          </table:table-cell>
          <table:table-cell table:style-name="ce17" office:value-type="string" calcext:value-type="string">
            <text:p>පුණ්‍ය කාලයේදී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වුරුද්ද උදාවේ දී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ිනි මෙලවීමේ දී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ිස තෙල් ගෑමේ දී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63" calcext:value-type="float">
            <text:p>663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පොල් ගසක් ගැන කිව නොහැක්කේ කුමක්ද?</text:p>
          </table:table-cell>
          <table:table-cell table:style-name="ce17" office:value-type="string" calcext:value-type="string">
            <text:p>මල් පිපෙය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අතු බෙදෙයි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ෙඩිසැදෙය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ුල් දරය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64" calcext:value-type="float">
            <text:p>664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අඬහැර පාන්නේ කවර අවස්ථාවක දීද ?</text:p>
          </table:table-cell>
          <table:table-cell table:style-name="ce17" office:value-type="string" calcext:value-type="string">
            <text:p>වපුරන විට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පැල හිටවන විට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0" office:value-type="string" calcext:value-type="string">
            <text:p><text:s/>කොළ මඩින විට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ගොයම් කපන විට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65" calcext:value-type="float">
            <text:p>665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<text:s/>බෝස්ටන් සෙල්ටික්ස් ක්‍රීඩා සමාජය වැඩිම ලෝක ශූරතා දිනා ගත්තේ කිනම් ක්‍රීඩාවෙන්ද?</text:p>
          </table:table-cell>
          <table:table-cell table:style-name="ce17" office:value-type="string" calcext:value-type="string">
            <text:p>බේස්බෝල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පා පන්ද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හොකී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0" office:value-type="string" calcext:value-type="string">
            <text:p>පැසිපන්ද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66" calcext:value-type="float">
            <text:p>666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<text:s/>රතුපාට දෑසක් ඇත්තේ මින් කුමන පක්ෂයටද?</text:p>
          </table:table-cell>
          <table:table-cell table:style-name="ce17" office:value-type="string" calcext:value-type="string">
            <text:p>සැළලිහිණිය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යින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කොහා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දියකාව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67" calcext:value-type="float">
            <text:p>667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<text:span text:style-name="T6"> මහනුවර දළදා මාළිගාවේ පෙරහර </text:span><text:span text:style-name="T17">ප්‍රමුඛ </text:span><text:span text:style-name="T18">කරගනිමින් ගමන් ගන්නා සිව් දේවාල පෙරහැර අනු පිළිවෙල කුමක්ද?</text:span></text:p>
          </table:table-cell>
          <table:table-cell table:style-name="ce17" office:value-type="string" calcext:value-type="string">
            <text:p>විෂ්ණු , කතරගම , පත්තිනි , නාථ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ාථ, පත්තිනි , විෂ්ණු <text:s/>, කතරග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විෂ්ණු <text:s/>, නාථ, පත්තිනි , කතරග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ාථ , විෂ්ණු , කතරගම, පත්තින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68" calcext:value-type="float">
            <text:p>668</text:p>
          </table:table-cell>
          <table:table-cell table:style-name="ce4" office:value-type="float" office:value="45" calcext:value-type="float">
            <text:p>45</text:p>
          </table:table-cell>
          <table:table-cell table:style-name="ce6" office:value-type="string" calcext:value-type="string">
            <text:p>මේ අතරින් අලුත් අවුරුද්ද ගැන කියවෙන ගීතය වන්නේ කුමක්ද ?</text:p>
          </table:table-cell>
          <table:table-cell table:style-name="ce17" office:value-type="string" calcext:value-type="string">
            <text:p>බඹරෙකු ආවයි නිරිත දිගේ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<text:s/>බිංදු බිංදු රන් ගෝමර මාල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සසර වසන තුර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නීල කොබෙයි රෑන ඇදී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69" calcext:value-type="float">
            <text:p>669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<text:span text:style-name="T25">මේ අතරින් උසින් වැඩිම සානුව කුමක් ද</text:span><text:span text:style-name="T26">?</text:span></text:p>
          </table:table-cell>
          <table:table-cell table:style-name="ce24" office:value-type="string" calcext:value-type="string">
            <text:p><text:span text:style-name="T46">හැටන් සානුව</text:span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මහනුවර සාන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17" office:value-type="string" calcext:value-type="string">
            <text:p><text:span text:style-name="T47"> </text:span><text:span text:style-name="T25">වැලිමඩ සානුව</text:span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17" office:value-type="string" calcext:value-type="string">
            <text:p>කොස්ලන්ද සාන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70" calcext:value-type="float">
            <text:p>670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<text:span text:style-name="T25">හෙන්රි ස්ටීල් ඕල්කට් තුමා කවර ජාතිකයෙක් ද</text:span><text:span text:style-name="T26">?</text:span></text:p>
          </table:table-cell>
          <table:table-cell table:style-name="ce25" office:value-type="string" calcext:value-type="string">
            <text:p>ඉංග්‍රීසි ජාතිකයෙ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3"/>
          <table:table-cell table:style-name="ce25" office:value-type="string" calcext:value-type="string">
            <text:p>ඇමරිකානු ජාතිකයෙක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5" office:value-type="string" calcext:value-type="string">
            <text:p>ඕලන්ද ජාතිකයෙ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5" office:value-type="string" calcext:value-type="string">
            <text:p>ප්‍රංශ ජාතිකයෙ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71" calcext:value-type="float">
            <text:p>671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උදුපියලිය - හාවා - නරියා - දිවියා යන මෙම ආහාර දාමයෙහි පළමු යැපෙන්නා කවරෙක් ද?</text:p>
          </table:table-cell>
          <table:table-cell table:style-name="ce25" office:value-type="string" calcext:value-type="string">
            <text:p>හරිත ශා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3" office:value-type="string" calcext:value-type="string">
            <text:p><text:s text:c="2"/>A <text:s text:c="4"/>B </text:p>
          </table:table-cell>
          <table:table-cell table:style-name="ce25" office:value-type="string" calcext:value-type="string">
            <text:p>හාව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 office:value-type="string" calcext:value-type="string">
            <text:p><text:s text:c="2"/>C <text:s/>D </text:p>
          </table:table-cell>
          <table:table-cell table:style-name="ce25" office:value-type="string" calcext:value-type="string">
            <text:p>නරියා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 office:value-type="string" calcext:value-type="string">
            <text:p><text:s/></text:p>
          </table:table-cell>
          <table:table-cell table:style-name="ce25" office:value-type="string" calcext:value-type="string">
            <text:p>දිවි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72" calcext:value-type="float">
            <text:p>672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මෙතෙක් ස‍ඳමත පා තබා ඇති පුද්ගලයන් ගණන කොපමණ ද?</text:p>
          </table:table-cell>
          <table:table-cell table:style-name="ce25" office:value-type="string" calcext:value-type="string">
            <text:p>දෙදෙනය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5" office:value-type="string" calcext:value-type="string">
            <text:p>හයදෙනය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3"/>
          <table:table-cell table:style-name="ce25" office:value-type="string" calcext:value-type="string">
            <text:p>දස දෙනය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5" office:value-type="string" calcext:value-type="string">
            <text:p>දොළොස් දෙනයි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73" calcext:value-type="float">
            <text:p>673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“ පවසත් මෙපවත් දන සත් ලොවටත්” මෙසේ ගැයෙන්නේ කවර වන්නමක ද?</text:p>
          </table:table-cell>
          <table:table-cell table:style-name="ce25" office:value-type="string" calcext:value-type="string">
            <text:p>උරගා වන්නම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3"/>
          <table:table-cell table:style-name="ce25" office:value-type="string" calcext:value-type="string">
            <text:p>උකුසා වන්නම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5" office:value-type="string" calcext:value-type="string">
            <text:p>තුරඟා වන්න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5" office:value-type="string" calcext:value-type="string">
            <text:p>මයුරා වන්නම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74" calcext:value-type="float">
            <text:p>674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මේ අතරින් ඇස් බැ‍ඳ කරන අවුරුදු ක්‍රීඩාවක් නොවන්නේ කුමක් ද?</text:p>
          </table:table-cell>
          <table:table-cell table:style-name="ce24" office:value-type="string" calcext:value-type="string">
            <text:p><text:s/>අලියාට ඇස තැබ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<text:s/>කිරි කැව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සැඟවුණු අමුත්තා සෙවීම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කනා මුට්ටිය බිඳ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75" calcext:value-type="float">
            <text:p>675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ශ්‍රී ලංකාවේ නිකුත් වූ මුද්දර අතර හමු නොවුණේ මින් කාගේ රුව ද?</text:p>
          </table:table-cell>
          <table:table-cell table:style-name="ce24" office:value-type="string" calcext:value-type="string">
            <text:p>මහින්ද රාජපක්ෂ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චන්ද්‍රිකා බණ්ඩාරනායක කුමාරතුංග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සර් ජෝන් කොතල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ඩඩ්ලි සේනානාය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76" calcext:value-type="float">
            <text:p>676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ජපන් රජයේ සම්මානයකට පාත්‍ර වූ සිබිල් වෙත්තසිංහයන් අතින් නිර්මිත ළමා කතාව කුමක් ද?</text:p>
          </table:table-cell>
          <table:table-cell table:style-name="ce24" office:value-type="string" calcext:value-type="string">
            <text:p>කුඩ හොරා <text:s text:c="2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5" office:value-type="string" calcext:value-type="string">
            <text:p>උඩ ගිය බබ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මැටිගෙදර ළමයි <text:s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5" office:value-type="string" calcext:value-type="string">
            <text:p>වැනියං කළ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77" calcext:value-type="float">
            <text:p>677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වායුගෝලීය වාතයෙන් සෑම ශාකයකටම ලබාගත හැකි මූල ද්‍රව්‍යයක් වන්නේ මින් කුමක් ද?</text:p>
          </table:table-cell>
          <table:table-cell table:style-name="ce24" office:value-type="string" calcext:value-type="string">
            <text:p>කාබන් <text:s text:c="3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5" office:value-type="string" calcext:value-type="string">
            <text:p>නයිට්‍රජ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5" office:value-type="string" calcext:value-type="string">
            <text:p>හයිඩ්‍රජ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5" office:value-type="string" calcext:value-type="string">
            <text:p>සල්ෆල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78" calcext:value-type="float">
            <text:p>678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23 වන ආසියානු මලල ක්‍රීඩා උළෙලේදී විදුෂ ලක්ෂානි ශ්‍රී ලංකාවට පදක්කමක් හිමි කර දුන්නේ කවර ඉසව්වකින්ද?</text:p>
          </table:table-cell>
          <table:table-cell table:style-name="ce25" office:value-type="string" calcext:value-type="string">
            <text:p>උස පැන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5" office:value-type="string" calcext:value-type="string">
            <text:p>දුර පැන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5" office:value-type="string" calcext:value-type="string">
            <text:p>තුන් පිම්ම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5" office:value-type="string" calcext:value-type="string">
            <text:p>හෙල්ල විසි කිරී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79" calcext:value-type="float">
            <text:p>679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ශ්‍රී ලංකවේ ප්‍රථම චන්ද්‍රිකාව වූ රාවණා 1 චන්ද්‍රිකාව /ගත් රොකට්ටුව අභ්‍යවකාශ ගත කළේ <text:s text:c="5"/>කුමන රටක දී ද?</text:p>
          </table:table-cell>
          <table:table-cell table:style-name="ce25" office:value-type="string" calcext:value-type="string">
            <text:p>ජපානයේ දී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5" office:value-type="string" calcext:value-type="string">
            <text:p>ඇමරිකාවේ දී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5" office:value-type="string" calcext:value-type="string">
            <text:p>රුසියාවේ දී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5" office:value-type="string" calcext:value-type="string">
            <text:p>චීනයේ ද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80" calcext:value-type="float">
            <text:p>680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බ්‍රිතාන්‍ය ජාතිකයෙකු නොවූ විද්‍යාඥයා මේ අතරින් කවු ද?</text:p>
          </table:table-cell>
          <table:table-cell table:style-name="ce25" office:value-type="string" calcext:value-type="string">
            <text:p>අයිසැක් නිවුට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5" office:value-type="string" calcext:value-type="string">
            <text:p>එඩ්මන් හේල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5" office:value-type="string" calcext:value-type="string">
            <text:p>ඇල්බට් අයින්ස්ටයින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4"/>
          <table:table-cell table:style-name="ce25" office:value-type="string" calcext:value-type="string">
            <text:p>ස්ටීවන් හෝකී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81" calcext:value-type="float">
            <text:p>681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බර්මියුඩා ත්‍රිකෝණය පිහිටා ඇත්තේ කුමන සාගරයේ ද?</text:p>
          </table:table-cell>
          <table:table-cell table:style-name="ce24" office:value-type="string" calcext:value-type="string">
            <text:p>පැසිපික් සාගර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5" office:value-type="string" calcext:value-type="string">
            <text:p>ආක්ටික් සාගර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5" office:value-type="string" calcext:value-type="string">
            <text:p>ඉන්දියන් සාගර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අත්ලාන්තික් සාගර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82" calcext:value-type="float">
            <text:p>682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මේ ගිත අතරින් හින්දි ගී තනුවකට අනුව ගැයෙන ගීයක් නොවන්නේ කුමක් ද?</text:p>
          </table:table-cell>
          <table:table-cell table:style-name="ce24" office:value-type="string" calcext:value-type="string">
            <text:p>කුරුල්ලෝ නුඹේ තාලෙන්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පෙම්බර මධූ මග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පිපී පිපී රේණු නටන <text:s text:c="2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මධුර යාම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83" calcext:value-type="float">
            <text:p>683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ක්‍රි.ව. 1505 දී ප්‍රථම වරට ගාලු වරායට සේන්දු වූ පෘතුගීසි නාවිකයා කවරෙක් ද?</text:p>
          </table:table-cell>
          <table:table-cell table:style-name="ce25" office:value-type="string" calcext:value-type="string">
            <text:p>වස්කෝද ගාමා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5" office:value-type="string" calcext:value-type="string">
            <text:p>ලොරෙන්සෝ ද අල්මේදා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5" office:value-type="string" calcext:value-type="string">
            <text:p>ෆ්‍රැන්සිස්කෝ ද අල්මේද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5" office:value-type="string" calcext:value-type="string">
            <text:p>ඇල්බ්‍යුකර්කී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84" calcext:value-type="float">
            <text:p>684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ලෝකයේ රටවල් අතරින් චතුරස්‍රාකාර හැඩයක් නොගන්නා ජාතික කොඩිය මින් කුමක් ද?</text:p>
          </table:table-cell>
          <table:table-cell table:style-name="ce25" office:value-type="string" calcext:value-type="string">
            <text:p>භූතාන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මාලදිවයින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5" office:value-type="string" calcext:value-type="string">
            <text:p>නේපාලය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5" office:value-type="string" calcext:value-type="string">
            <text:p>බංග්ලාදේශ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5">
          <table:table-cell table:number-columns-repeated="2" table:style-name="ce4" office:value-type="float" office:value="685" calcext:value-type="float">
            <text:p>685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වෙළෙඳ මධ්‍යස්ථානයේ වෙළඳුන්, වැසියන් හා නිලදාරින් අනුගමනය කළ යුතු නීති ඇතුළත් කර හතරවන උදය රජු විසින් කරවන ලද ශිලා ලිපිය කුමක් ද?</text:p>
          </table:table-cell>
          <table:table-cell table:style-name="ce24" office:value-type="string" calcext:value-type="string">
            <text:p>බදුලු ටැමි ලිපිය <text:s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6" office:value-type="string" calcext:value-type="string">
            <text:p>වේවැල් කුටිය ශිලා ලිප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4"/>
          <table:table-cell table:style-name="ce24" office:value-type="string" calcext:value-type="string">
            <text:p>තෝනිගල පුවරු ලිපිය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6" office:value-type="string" calcext:value-type="string">
            <text:p>ගොඩවාය ටැම්ලිප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86" calcext:value-type="float">
            <text:p>686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ශ්‍රී ලංකාවේ වැඩිම විශ්වවිද්‍යාල සංඛ්‍යාවක් පිහිටා ඇති දිස්ත්‍රික්කය මේ අතරින් කුමක් ද?</text:p>
          </table:table-cell>
          <table:table-cell table:style-name="ce24" office:value-type="string" calcext:value-type="string">
            <text:p><text:span text:style-name="T46">කොළඹ</text:span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6" office:value-type="string" calcext:value-type="string">
            <text:p>මාතර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රත්නපුර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3"/>
          <table:table-cell table:style-name="ce26" office:value-type="string" calcext:value-type="string">
            <text:p>ගම්පහ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87" calcext:value-type="float">
            <text:p>687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ඔලිම්පික් කොඩියේ ඇති වළලු 5 න් පිලිබිඹු කරන්නේ මොනවා ද?</text:p>
          </table:table-cell>
          <table:table-cell table:style-name="ce24" office:value-type="string" calcext:value-type="string">
            <text:p>සාගර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6" office:value-type="string" calcext:value-type="string">
            <text:p>මහද්වීප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රටවල්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6" office:value-type="string" calcext:value-type="string">
            <text:p>දූපත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88" calcext:value-type="float">
            <text:p>688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ශ්‍රී ලංකවේ භූමි ප්‍රමාණය කොපමණ ද?</text:p>
          </table:table-cell>
          <table:table-cell table:style-name="ce26" office:value-type="string" calcext:value-type="string">
            <text:p>වර්ග කිලෝ මීටර් 65610 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6" office:value-type="string" calcext:value-type="string">
            <text:p>වර්ග කිලෝ මීටර් 3600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වර්ග කිලෝ මීටර් 52300 <text:s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6" office:value-type="string" calcext:value-type="string">
            <text:p>වර්ග කිලෝ මීටර් 2561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89" calcext:value-type="float">
            <text:p>689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මහවැලි ගඟේ දිග කොපමණ ද?</text:p>
          </table:table-cell>
          <table:table-cell table:style-name="ce26" office:value-type="string" calcext:value-type="string">
            <text:p>කි.මී 3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6" office:value-type="string" calcext:value-type="string">
            <text:p>කි.මී 10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6" office:value-type="string" calcext:value-type="string">
            <text:p><text:s/>කි.මී 13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6" office:value-type="string" calcext:value-type="string">
            <text:p>කි.මී 31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90" calcext:value-type="float">
            <text:p>690</text:p>
          </table:table-cell>
          <table:table-cell table:style-name="ce4" office:value-type="float" office:value="46" calcext:value-type="float">
            <text:p>46</text:p>
          </table:table-cell>
          <table:table-cell table:style-name="ce12" office:value-type="string" calcext:value-type="string">
            <text:p>සුප්‍රසිද්ධ ජපන් සිනමා කෘතියක් වන “රෂෝමාන” චිත්‍රපටයේ අධ්‍යක්ෂකවරයා කවුරුන් ද?</text:p>
          </table:table-cell>
          <table:table-cell table:style-name="ce26" office:value-type="string" calcext:value-type="string">
            <text:p>මිසගුචි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3"/>
          <table:table-cell table:style-name="ce26" office:value-type="string" calcext:value-type="string">
            <text:p>ඔස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6" office:value-type="string" calcext:value-type="string">
            <text:p>සාටුඝි <text:s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6" office:value-type="string" calcext:value-type="string">
            <text:p>කුරසාව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91" calcext:value-type="float">
            <text:p>691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ක්‍රිකට් ක්‍රීඩාවේ දී කඩුලු දෙක මත තිබිය යුතු බේල්ස් ගණන කීය ද?</text:p>
          </table:table-cell>
          <table:table-cell table:style-name="ce26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3"/>
          <table:table-cell table:style-name="ce26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6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92" calcext:value-type="float">
            <text:p>692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“කඩවුනු පොරොන්දුව” චිත්‍රපටයේ මනප්පුවාගේ චරිතය රඟ පෑ නළුවා කවු ද?</text:p>
          </table:table-cell>
          <table:table-cell table:style-name="ce24" office:value-type="string" calcext:value-type="string">
            <text:p>බෙන්ජමින් ප්‍රනාන්ද්‍ර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එඩී යාප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බෙනඩික් ප්‍රනාන්දු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එඩී ජයමාන්න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93" calcext:value-type="float">
            <text:p>693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අනුරාදපුරයේ පිහිටි අභයගිරි විහාරය ඉදි කර වූ රජු කවුරු ද?</text:p>
          </table:table-cell>
          <table:table-cell table:style-name="ce24" office:value-type="string" calcext:value-type="string">
            <text:p>වලගම්බා <text:s text:c="3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දුටුගැමුණ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මහසෙන්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ධාතුසේන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94" calcext:value-type="float">
            <text:p>694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හිට්ලර් සමඟ සහයෝගයෙන් ක්‍රියා කළ සමකාලීන ඉතාලි ඒකාධිපති කවු ද?</text:p>
          </table:table-cell>
          <table:table-cell table:style-name="ce24" office:value-type="string" calcext:value-type="string">
            <text:p>ජෙනරල් පැටන්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බෙනිටෝ මුසෝලීනි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ඉඩි ඇමීන්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යසර් අර්ෆත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95" calcext:value-type="float">
            <text:p>695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“ඉරබටු තරැව” ලෙස හඳුන්වන්නේ කිනමහ් ග්‍රහලෝකය ද?</text:p>
          </table:table-cell>
          <table:table-cell table:style-name="ce24" office:value-type="string" calcext:value-type="string">
            <text:p>බුධ <text:s text:c="4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අඟහරු <text:s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<text:span text:style-name="T46">සිකුරු</text:span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බ්‍රහස්පත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96" calcext:value-type="float">
            <text:p>696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ලෝකයේ වැඩිම වේගයකින් වැඩෙන ශාක වර්ගය කුමක් ද?</text:p>
          </table:table-cell>
          <table:table-cell table:style-name="ce24" office:value-type="string" calcext:value-type="string">
            <text:p>ඉපිල් ඉපිල්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උ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තණකොළ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උණ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97" calcext:value-type="float">
            <text:p>697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බොරැල්ලේ ගෝතමී විහාරයේ බිතුසිතුවම් අඳින ලද ප්‍රධාන චිත්‍ර ශිල්පියා කවු ද?</text:p>
          </table:table-cell>
          <table:table-cell table:style-name="ce24" office:value-type="string" calcext:value-type="string">
            <text:p>සෝලියස් මෙන්දිස්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ඇල්බට් ධර්මසිර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ජෝජි කීට් <text:s text:c="3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ෆ්ස්රින් දැරණියග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698" calcext:value-type="float">
            <text:p>698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1947 මැතිවරණයෙන් පත් වූ පළමු පාර්ලිමේන්තුවේ විපක්ෂ නායකවරයා <text:s text:c="2"/>කවු ද?</text:p>
          </table:table-cell>
          <table:table-cell table:style-name="ce24" office:value-type="string" calcext:value-type="string">
            <text:p>එස්.ඩබ්.ආර්.ඩී. බණ්ඩාරනායක <text:s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සී.පී. ද සිල්ව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ටී.බී. ඉලංගරත්න <text:s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ආචාර්ය ඇනි. ඇම් පෙරේරා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699" calcext:value-type="float">
            <text:p>699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ඉන්දියාවේ නයිටින්ගේල් නමින් හැඳින්වුයේ කවුරුන් ද?</text:p>
          </table:table-cell>
          <table:table-cell table:style-name="ce24" office:value-type="string" calcext:value-type="string">
            <text:p>සරෝජනී නායිදු <text:s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ලතා මංගේෂ්කාර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එම්.එස් සුබාලක්ෂ්මි <text:s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ඌෂා මංගේෂ්කාර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700" calcext:value-type="float">
            <text:p>700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ලෝක උරුමයක් ලෙස නම් කළ මෙරට මුල්ම ස්වභාවික වනාන්තරය කුමක් ද?</text:p>
          </table:table-cell>
          <table:table-cell table:style-name="ce24" office:value-type="string" calcext:value-type="string">
            <text:p>යාල වනෝද්‍යානය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සිංරාජ වන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නකල්ස් වනාන්තර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6" office:value-type="string" calcext:value-type="string">
            <text:p>විල්පත්තු වනොද්‍යාන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701" calcext:value-type="float">
            <text:p>701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<text:s/>ත්‍රිපිටකය ග්‍රන්ථයක් ලෙස සලක් කළ අළුවිහාරය පිහිටා ඇත්තේ කොහේ ද?</text:p>
          </table:table-cell>
          <table:table-cell table:style-name="ce24" office:value-type="string" calcext:value-type="string">
            <text:p>මහනුවර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පොළොන්නරු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කතරගම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මාතලේ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02" calcext:value-type="float">
            <text:p>702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කියුබාවේ වැඩිම කාලයක් බලයේ සිටි ජනාධිපතිවරයා කවු ද?</text:p>
          </table:table-cell>
          <table:table-cell table:style-name="ce24" office:value-type="string" calcext:value-type="string">
            <text:p>රවුල් ක්‍රැස්ට්‍රෝ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පිදෙල් කැස්ත්‍රෝ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චේ ගුවේරා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මැනුවෙල් උල්රුටි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03" calcext:value-type="float">
            <text:p>703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හබල පෙති සැකසීමට යොදා ගන්නේ මේ අතරින් මොනවා ද?</text:p>
          </table:table-cell>
          <table:table-cell table:style-name="ce24" office:value-type="string" calcext:value-type="string">
            <text:p>කුරහන්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වී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හබරල අල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නෙළුම් ඇට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704" calcext:value-type="float">
            <text:p>704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ආසියානු මහද්වීපයේ ඔලිම්පික් තරඟාවලියක් ප්‍රථම වරට පැවැත්වූයේ කුමන රටේ ද?</text:p>
          </table:table-cell>
          <table:table-cell table:style-name="ce24" office:value-type="string" calcext:value-type="string">
            <text:p>ජපානය <text:s text:c="3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දකුණු කොරිය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ඉන්දුනීසියාව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මැලේසිය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05" calcext:value-type="float">
            <text:p>705</text:p>
          </table:table-cell>
          <table:table-cell table:style-name="ce4" office:value-type="float" office:value="47" calcext:value-type="float">
            <text:p>47</text:p>
          </table:table-cell>
          <table:table-cell table:style-name="ce12" office:value-type="string" calcext:value-type="string">
            <text:p>ලොව පළමු රූපවාහිනී සේවය ආරම්භ කළ රට කුමක් ද?</text:p>
          </table:table-cell>
          <table:table-cell table:style-name="ce24" office:value-type="string" calcext:value-type="string">
            <text:p>බ්‍රිතාන්‍ය <text:s text:c="3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අමෙරික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ඉතාලිය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ප්‍රංශ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06" calcext:value-type="float">
            <text:p>706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වටදාගෙය නම් ඵෙතිහාසික ස්ථානය පිහිටා ඇත්තේ කෙහේ ද?</text:p>
          </table:table-cell>
          <table:table-cell table:style-name="ce24" office:value-type="string" calcext:value-type="string">
            <text:p>අනුරාධපුරය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මහනුවර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පොළොන්නරුව <text:s text:c="2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දඹුල්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707" calcext:value-type="float">
            <text:p>707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කොළඹ හැර පදිංචිකරුවන් වැඩිම සංඛ්‍යාවක් සිටින මහ නගරසභා ප්‍රදේශය කුමක් ද?</text:p>
          </table:table-cell>
          <table:table-cell table:style-name="ce24" office:value-type="string" calcext:value-type="string">
            <text:p>මහරගම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දෙහිවල - ගල්කිස්ස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ශ්‍රී ජයවර්ධනපුර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කඩුවෙ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708" calcext:value-type="float">
            <text:p>708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කොළඹ ක්‍රමය හෙවත් “කලම්බු ප්ලෑන්” සංවිධානය ඇරඹුණේ කුමන වර්ෂයේ ද?</text:p>
          </table:table-cell>
          <table:table-cell table:style-name="ce24" office:value-type="float" office:value="1985" calcext:value-type="float">
            <text:p>198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float" office:value="1950" calcext:value-type="float">
            <text:p>195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float" office:value="1990" calcext:value-type="float">
            <text:p>199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float" office:value="1986" calcext:value-type="float">
            <text:p>198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09" calcext:value-type="float">
            <text:p>709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බළල් පවුලේ විශාලතම සත්වයා කවරෙක් ද?</text:p>
          </table:table-cell>
          <table:table-cell table:style-name="ce24" office:value-type="string" calcext:value-type="string">
            <text:p>සයිබීරියානු ව්‍යාඝ්‍රයා <text:s text:c="2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චීට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කොල දිවියා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ව්‍යාඝ්‍ර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10" calcext:value-type="float">
            <text:p>710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“කළු රත්තරං යනුවෙන් ඇතැම් විට හඳුන්වන්නේ කුමක් ද?</text:p>
          </table:table-cell>
          <table:table-cell table:style-name="ce24" office:value-type="string" calcext:value-type="string">
            <text:p>පැරණි වූ රත්තරං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ඛනිජ තෙල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ගල් අඟුරු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කළුනි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11" calcext:value-type="float">
            <text:p>711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ලෝකයේ වැඩිම ස්ලාම් බැතිමතුන් සංඛ්‍යාවක් සිටින රට කුමක් ද?</text:p>
          </table:table-cell>
          <table:table-cell table:style-name="ce24" office:value-type="string" calcext:value-type="string">
            <text:p>සෞදි අරාබිය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ඉරාක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ඉන්දුනීසියාව <text:s text:c="3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පකිස්ථාන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712" calcext:value-type="float">
            <text:p>712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සඳ මත පා තැබූ ප්‍රථම මිනිසා නීල් ආම්ස්ට්‍රෝන්ය. දෙවැන්නා වූයේ කවු ද?</text:p>
          </table:table-cell>
          <table:table-cell table:style-name="ce24" office:value-type="string" calcext:value-type="string">
            <text:p>ජේම්ස් ලොවෙල්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එඩ්වින් ඕල්ඩ්‍රීන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මයිකල් කොලින්ස්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ජෝන් ග්ලේ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13" calcext:value-type="float">
            <text:p>713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කොන්ස්තන්තිනෝපල් නගරය වර්තමානයේ හඳුන්වන නම කුමක් ද?</text:p>
          </table:table-cell>
          <table:table-cell table:style-name="ce24" office:value-type="string" calcext:value-type="string">
            <text:p>ඩකා <text:s text:c="4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ඉස්තාන්බුල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ජකර්තා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අන්කාර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14" calcext:value-type="float">
            <text:p>714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සර්වෝදය ව්‍යාපාරයේ නිර්මාතෘ කවුරු ද?</text:p>
          </table:table-cell>
          <table:table-cell table:style-name="ce24" office:value-type="string" calcext:value-type="string">
            <text:p>ඊ. ඩබ්. අදිකාරම්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කිංස්ලි රුද්‍රිග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කුමාර් අබේසිංහ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ඒ. ටී. ආරියරත්න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715" calcext:value-type="float">
            <text:p>715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ශ්‍රී ලංකාව වෙනුවෙන් පළමුවන ටෙස්ට් ක්‍රිකට් අර්ධ ශතකය ලබා ගත්තේ කවුරුද?</text:p>
          </table:table-cell>
          <table:table-cell table:style-name="ce24" office:value-type="string" calcext:value-type="string">
            <text:p><text:span text:style-name="T46">අර්ජුන රණතුංග</text:span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රන්ජන් මඩුගල්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දුලීප් මෙන්ඩිස්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රෝයි ඩය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16" calcext:value-type="float">
            <text:p>716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හිම වලසාගේ හමේ පාට කුමක් ද?</text:p>
          </table:table-cell>
          <table:table-cell table:style-name="ce24" office:value-type="string" calcext:value-type="string">
            <text:p>කළු <text:s text:c="4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අළ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සුදු <text:s text:c="4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දුඹුර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17" calcext:value-type="float">
            <text:p>717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මෙරට මුහුදු මට්ටමේ සිට උසම දුම්රිය ස්ථානය කුමක් ද?</text:p>
          </table:table-cell>
          <table:table-cell table:style-name="ce24" office:value-type="string" calcext:value-type="string">
            <text:p>ඔහිය <text:s text:c="4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පට්ටිපොල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නුවරඑළිය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නල්ලතන්න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18" calcext:value-type="float">
            <text:p>718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පෘථිවිය ආසන්නයේම පිහිටි තරුව කුමක් ද?</text:p>
          </table:table-cell>
          <table:table-cell table:style-name="ce24" office:value-type="string" calcext:value-type="string">
            <text:p>හිරු <text:s text:c="4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සිරියස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ඇන්ටාරිස්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බර්නාඩ්ස් ස්ටාර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19" calcext:value-type="float">
            <text:p>719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බෙන්තර ගඟ මුහුදට වැටෙන්නේ කුමන ප්‍රදේශයෙන්ද?</text:p>
          </table:table-cell>
          <table:table-cell table:style-name="ce24" office:value-type="string" calcext:value-type="string">
            <text:p>කළුතර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බෙන්තොට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ගාල්ල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පානදුර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20" calcext:value-type="float">
            <text:p>720</text:p>
          </table:table-cell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“ස්නෝ වයිට්” සමඟ සිටි මිටි මිතුරන්ගේ ගණන කීය ද?</text:p>
          </table:table-cell>
          <table:table-cell table:style-name="ce24" office:value-type="string" calcext:value-type="string">
            <text:p>හතයි <text:s text:c="4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දහයය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පහළොවයි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විස්සය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21" calcext:value-type="float">
            <text:p>721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ශ්‍රී ලංකාවේ වැඩිම වර්ෂාපතනයන් ලැබෙන ප්‍රදේශය වන්නේ කුමක් ද?</text:p>
          </table:table-cell>
          <table:table-cell table:style-name="ce24" office:value-type="string" calcext:value-type="string">
            <text:p>රත්නපුර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නුවරඑළ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වටවල <text:s text:c="3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මාතර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22" calcext:value-type="float">
            <text:p>722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වී වගාවේදී ලියද්දකින් තවත් ලියද්දකට ජලය බැසයන ස්ථානය කුමක් ද?</text:p>
          </table:table-cell>
          <table:table-cell table:style-name="ce24" office:value-type="string" calcext:value-type="string">
            <text:p>වක්කඩ <text:s text:c="3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මහ නියර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ඇළ <text:s text:c="4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නියර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23" calcext:value-type="float">
            <text:p>723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ක්‍රිකට් ක්‍රීඩාවේ ආරම්බය සිදුවූයේ කුමන රටේ ද?</text:p>
          </table:table-cell>
          <table:table-cell table:style-name="ce24" office:value-type="string" calcext:value-type="string">
            <text:p>ඔස්ට්‍රියාව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ඉන්දිය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එංගලන්තය <text:s text:c="3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දකුණු අප්‍රික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24" calcext:value-type="float">
            <text:p>724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වැඩිම සිනමා ප්‍රේක්ෂක සංඛ්‍යාවක් සිටින රට කුමක් ද?</text:p>
          </table:table-cell>
          <table:table-cell table:style-name="ce24" office:value-type="string" calcext:value-type="string">
            <text:p>මහා බ්‍රිතාන්‍ය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ඉන්දියාව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රුසායාව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එක්සත් ජනපද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25" calcext:value-type="float">
            <text:p>725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යුරෝපයේ දිගම ගඟ කුමක් ද?</text:p>
          </table:table-cell>
          <table:table-cell table:style-name="ce24" office:value-type="string" calcext:value-type="string">
            <text:p>වොල්ගා <text:s text:c="3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ඩැනියුබ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යුරල් <text:s text:c="4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රයින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26" calcext:value-type="float">
            <text:p>726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වරණ නමින් හැඳින්වෙන දෙවියා කවු ද?</text:p>
          </table:table-cell>
          <table:table-cell table:style-name="ce24" office:value-type="string" calcext:value-type="string">
            <text:p>කතරගම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විෂ්ණ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ඊෂ්වර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සමන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27" calcext:value-type="float">
            <text:p>727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<text:span text:style-name="T25">තැපැල් මුද්දරයේ රටේ නම ස﻿﻿ඳහන් නොකරන එකම රට කුමක් ද</text:span><text:span text:style-name="T26">?</text:span></text:p>
          </table:table-cell>
          <table:table-cell table:style-name="ce24" office:value-type="string" calcext:value-type="string">
            <text:p>එක්සත් ජනපදය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ප්‍රංශ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මහා බ්‍රිතාන්‍ය <text:s text:c="3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රුසියාව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728" calcext:value-type="float">
            <text:p>728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කැනඩාවෙන් වෙන්වීමට උද්ඝෝෂණය කළ එරට ප්‍රංශ භාෂාව කතා කරන ප්‍රාන්තය කුමක් ද?</text:p>
          </table:table-cell>
          <table:table-cell table:style-name="ce24" office:value-type="string" calcext:value-type="string">
            <text:p><text:s/>ඇල්බර්ටා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ඔක්ටාර්යෝ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ක්වෙබෙක් <text:s text:c="3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මැනිටෝබ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729" calcext:value-type="float">
            <text:p>729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ටයිම් සඟරාවට අනුව විසිවන සියවසේ විශිෂ්ටතම පුද්ගලයා වූයේ කවු ද?</text:p>
          </table:table-cell>
          <table:table-cell table:style-name="ce24" office:value-type="string" calcext:value-type="string">
            <text:p>තෝමස් එඩිසන්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ෆ්‍රැන්ක්ලින්ක් රුවෙල්ට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ඇල්බට් අයින්ස්ටයින් <text:s text:c="2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මහත්මා ගාන්ධි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30" calcext:value-type="float">
            <text:p>730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විද්‍යාඥයකු නමින් නම් නොකළ මිනුම් ඒකකය මින් කුමක් ද?</text:p>
          </table:table-cell>
          <table:table-cell table:style-name="ce24" office:value-type="string" calcext:value-type="string">
            <text:p><text:span text:style-name="T48">ඇම්පියර්</text:span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ඔම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කැන්ඩෙලා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වොට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731" calcext:value-type="float">
            <text:p>731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මේ මත්ස්‍යයින් අතරින් මිනිස් ආහාරයට නොගන්නා මත්ස්‍ය වර්ගය කුමක් ද?</text:p>
          </table:table-cell>
          <table:table-cell table:style-name="ce24" office:value-type="string" calcext:value-type="string">
            <text:p>බලයා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කෙලවල්ල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ගුරාමියා <text:s text:c="3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තෝර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32" calcext:value-type="float">
            <text:p>732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කසුන් යනුවෙන් හැඳින්වෙන්නේ කුමක් ද?</text:p>
          </table:table-cell>
          <table:table-cell table:style-name="ce24" office:value-type="string" calcext:value-type="string">
            <text:p>දියමන්ති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ඔටුන්න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රත්‍රන් <text:s text:c="3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මැණි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33" calcext:value-type="float">
            <text:p>733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මේ නගර අතරින් රට අභ්‍යන්තරයේ පිහිටි නගරය කුමක් ද?</text:p>
          </table:table-cell>
          <table:table-cell table:style-name="ce24" office:value-type="string" calcext:value-type="string">
            <text:p>කුරුණෑගල <text:s text:c="3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යාපන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මන්නාරම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පුත්තලම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734" calcext:value-type="float">
            <text:p>734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ඇපල් අයිෆෝන් එක මුල්වරට වෙළඳපොලට නිකුත් වූයේ කිනම් වසරේ ද?</text:p>
          </table:table-cell>
          <table:table-cell table:style-name="ce24" office:value-type="float" office:value="2007" calcext:value-type="float">
            <text:p>2007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float" office:value="2008" calcext:value-type="float">
            <text:p>2008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float" office:value="2009" calcext:value-type="float">
            <text:p>2009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float" office:value="2010" calcext:value-type="float">
            <text:p>201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35" calcext:value-type="float">
            <text:p>735</text:p>
          </table:table-cell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ශ්‍රී ලංකාවේ රාජ්‍ය පාලනය කළ අවසාන සිංහල රජතුමා කවු ද?</text:p>
          </table:table-cell>
          <table:table-cell table:style-name="ce24" office:value-type="string" calcext:value-type="string">
            <text:p>වීර පරාක්‍රම නරේන්ද්‍රසිංහ <text:s text:c="2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පළමුවෙනි රාංසිංහ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ශ්‍රී වික්‍රම රාජසිංහ <text:s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විමලධර්මසූරි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36" calcext:value-type="float">
            <text:p>736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එක්සත් අරාබි එමීර් රාජ්‍ය කොටස් කීයකින් සමන්විත ද?</text:p>
          </table:table-cell>
          <table:table-cell table:style-name="ce24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float" office:value="7" calcext:value-type="float">
            <text:p>7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737" calcext:value-type="float">
            <text:p>737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ඔත්තේ සංඛ්‍යාවක් හා ඉරට්ටේ සංඛ්‍යාවක් එකතු කිරීමෙන් ලැබෙන ඉලක්කම් වර්ගය <text:s text:c="17"/>කුමක් ද?</text:p>
          </table:table-cell>
          <table:table-cell table:style-name="ce24" office:value-type="string" calcext:value-type="string">
            <text:p>ඔත්තේ සංඛ්‍යාවක් <text:s text:c="2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ඉරට්ටේ සංඛ්‍යාව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දශම සංඛ්‍යාවක්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දර්ශක සංඛ්‍යාවක්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38" calcext:value-type="float">
            <text:p>738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තේ හැන්දක ද්‍රව පරිමාව මිලිලීටර් කොපමණ ද?</text:p>
          </table:table-cell>
          <table:table-cell table:style-name="ce24" office:value-type="float" office:value="15" calcext:value-type="float">
            <text:p>1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float" office:value="25" calcext:value-type="float">
            <text:p>25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39" calcext:value-type="float">
            <text:p>739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පොකුරු බෙරය නමින් ගැනෙන්නේ කුමක් ද?</text:p>
          </table:table-cell>
          <table:table-cell table:style-name="ce24" office:value-type="string" calcext:value-type="string">
            <text:p>දවුල <text:s text:c="4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තම්මැට්ටම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ගැට බෙරය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යක් බෙර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40" calcext:value-type="float">
            <text:p>740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“ඝටාකාර” යන්නෙහි අර්ථය කුමක් ද?</text:p>
          </table:table-cell>
          <table:table-cell table:style-name="ce24" office:value-type="string" calcext:value-type="string">
            <text:p>ඝන්ඨාරයක හැඩය <text:s text:c="2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දිය බුබුළක හැඩ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කලයක හැඩය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නෙල්ලි ගෙඩියක හැඩ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741" calcext:value-type="float">
            <text:p>741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භාග සංඛ්‍යාවක් ලිවීමේ දී පහළින් දැක්වෙන සංඛ්‍යාව පෙන්වන්නේ කෙසේ ද?</text:p>
          </table:table-cell>
          <table:table-cell table:style-name="ce24" office:value-type="string" calcext:value-type="string">
            <text:p>හරය <text:s text:c="4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ලව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වර්ගමූලය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වර්ගය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742" calcext:value-type="float">
            <text:p>742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කැළණිය විශ්වවිද්‍යාලය ස්ථාපනය කිරීමට පෙර එය හැඳින් වූයේ කුමන නමකින් ද?</text:p>
          </table:table-cell>
          <table:table-cell table:style-name="ce24" office:value-type="string" calcext:value-type="string">
            <text:p>විද්‍යාලංකාර පිරිවෙණ <text:s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විද්‍යෝදය පිරිවෙණ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සුභද්‍රාරාම පිරිවෙන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විද්‍යා සාගර පිරිවෙණ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43" calcext:value-type="float">
            <text:p>743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යොදුනක් යනු සැතපුම් කීයක් ද?</text:p>
          </table:table-cell>
          <table:table-cell table:style-name="ce24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float" office:value="18" calcext:value-type="float">
            <text:p>18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float" office:value="17" calcext:value-type="float">
            <text:p>17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float" office:value="16" calcext:value-type="float">
            <text:p>16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44" calcext:value-type="float">
            <text:p>744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වැඩිම සෙල්ලිපි සංඛ්‍යාවක් ඉදි කර ඇතැයි සැලකෙන මෙරට රජු කවුද?</text:p>
          </table:table-cell>
          <table:table-cell table:style-name="ce24" office:value-type="string" calcext:value-type="string">
            <text:p>මහා පරාක්‍රමභාහු රජු 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නිශ්ශංකමල්ල අජ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පළමුවන විජයබාහු රජු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හතරවන පරාක්‍රමබුහු රජු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745" calcext:value-type="float">
            <text:p>745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විශාරද නන්දා මාලනී ගයන “අම්මාවරුනේ” ගීතයේ සංගීත අධ්‍යක්ෂකවරයා කවුද?</text:p>
          </table:table-cell>
          <table:table-cell table:style-name="ce24" office:value-type="string" calcext:value-type="string">
            <text:p>රෝහණ වීරසිංහ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ප්‍රේමසිරි කේමදාස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සරත් දසනායක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නවරත්න ගමගේ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46" calcext:value-type="float">
            <text:p>746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“සුදෝ සුදු” කවි කතාව ලියූ රචකයා කවු ද?</text:p>
          </table:table-cell>
          <table:table-cell table:style-name="ce24" office:value-type="string" calcext:value-type="string">
            <text:p>කුමාරතුංගමුනිදාස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සාගර පලන්සූරිය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එච්.එම්. කුඩලිගම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පී.බී. අල්විස් පෙරේර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47" calcext:value-type="float">
            <text:p>747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ශ්‍රී ලංකාවේ ප්‍රථම ජල විදුලි බලාගාරය කුමක් ද?</text:p>
          </table:table-cell>
          <table:table-cell table:style-name="ce24" office:value-type="string" calcext:value-type="string">
            <text:p>වික්ටෝරියා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ලක්ෂපාන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රන්දෙනිගල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පොල්ගොල්ල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48" calcext:value-type="float">
            <text:p>748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ලෝකයේ විශාලතම සර්පයා නම් කරන්න.</text:p>
          </table:table-cell>
          <table:table-cell table:style-name="ce24" office:value-type="string" calcext:value-type="string">
            <text:p>ඇනකොන්ඩා <text:s text:c="2"/>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පිඹුර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බිලැක් මමිබා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කළු නයා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2" table:style-name="ce4" office:value-type="float" office:value="749" calcext:value-type="float">
            <text:p>749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දෙනුවර අන්දරය නමින් පරිවර්තනය වූ “අ ටේල් ඔෆ් ටු සිටිස්” නවකතාවේ කර්තෘ කවු ද?</text:p>
          </table:table-cell>
          <table:table-cell table:style-name="ce24" office:value-type="string" calcext:value-type="string">
            <text:p>මාර්ක් ටිවෙන් <text:s text:c="2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බර්නාඩ් ෂෝ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බර්ට්‍රන් රසල්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12"/>
          <table:table-cell table:style-name="ce24" office:value-type="string" calcext:value-type="string">
            <text:p>චාල්ස් ඩිකන්ස්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2" table:style-name="ce4" office:value-type="float" office:value="750" calcext:value-type="float">
            <text:p>750</text:p>
          </table:table-cell>
          <table:table-cell table:style-name="ce4" office:value-type="float" office:value="50" calcext:value-type="float">
            <text:p>50</text:p>
          </table:table-cell>
          <table:table-cell table:style-name="ce12" office:value-type="string" calcext:value-type="string">
            <text:p>ශ්‍රී ලංකාවේ උසින් දෙවැනි තැන හිමි කර ගන්නා කන්දෙහි නම කුමක් ද?</text:p>
          </table:table-cell>
          <table:table-cell table:style-name="ce24" office:value-type="string" calcext:value-type="string">
            <text:p>ශ්‍රී පාද කන්ද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පිදිරුතලාගල කන්ද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කුඩා හක්ගල <text:s text:c="3"/>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4" office:value-type="string" calcext:value-type="string">
            <text:p>කිරිගල්පොත්ත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7"/>
          <table:table-cell table:style-name="ce25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style-name="ce25"/>
          <table:table-cell table:style-name="ce33"/>
          <table:table-cell table:number-columns-repeated="1018"/>
        </table:table-row>
        <table:table-row table:style-name="ro1" table:number-rows-repeated="2">
          <table:table-cell table:number-columns-repeated="3"/>
          <table:table-cell table:style-name="ce7"/>
          <table:table-cell table:style-name="ce27"/>
          <table:table-cell table:style-name="ce33"/>
          <table:table-cell table:number-columns-repeated="1018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104557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test.F1:test.F300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Iskoola Pota" svg:font-family="'Iskoola Pota'" style:font-pitch="variable"/>
    <style:font-face style:name="Iskoola Pota1" svg:font-family="'Iskoola Pota'" style:font-family-generic="roman" style:font-pitch="variable"/>
    <style:font-face style:name="Iskoola Pota11" svg:font-family="'Iskoola Pota1'"/>
    <style:font-face style:name="Iskoola Pota2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12-24T10:48:40.318042662</dc:date>
    <meta:editing-cycles>901</meta:editing-cycles>
    <meta:editing-duration>P1DT19H9M22S</meta:editing-duration>
    <meta:document-statistic meta:table-count="1" meta:cell-count="9004" meta:object-count="0"/>
  </office:meta>
</office:document-meta>
</file>